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2.616cm"/>
    </style:style>
    <style:style style:name="co9" style:family="table-column">
      <style:table-column-properties fo:break-before="auto" style:column-width="3.082cm"/>
    </style:style>
    <style:style style:name="co10" style:family="table-column">
      <style:table-column-properties fo:break-before="auto" style:column-width="3.545cm"/>
    </style:style>
    <style:style style:name="co11" style:family="table-column">
      <style:table-column-properties fo:break-before="auto" style:column-width="3.103cm"/>
    </style:style>
    <style:style style:name="co12" style:family="table-column">
      <style:table-column-properties fo:break-before="auto" style:column-width="3.293cm"/>
    </style:style>
    <style:style style:name="co13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 style:data-style-name="N4"/>
    <style:style style:name="ce8" style:family="table-cell" style:parent-style-name="Default" style:data-style-name="N2"/>
    <style:style style:name="ce4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43c330"/>
    </style:style>
    <style:style style:name="ce12" style:family="table-cell" style:parent-style-name="Default" style:data-style-name="N2">
      <style:table-cell-properties fo:background-color="#43c330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43c33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/>
    <style:style style:name="ce25" style:family="table-cell" style:parent-style-name="Default">
      <style:table-cell-properties fo:background-color="#43c330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cccc00"/>
    </style:style>
    <style:style style:name="ce26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b84747"/>
    </style:style>
    <style:style style:name="ce27" style:family="table-cell" style:parent-style-name="Default">
      <style:table-cell-properties fo:background-color="#00ffff"/>
    </style:style>
    <style:style style:name="ce35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118cm" svg:height="12.609cm" svg:x="46.082cm" svg:y="1.345cm">
            <draw:object draw:notify-on-update-of-ranges="Sheet1.O9:Sheet1.O31 Sheet1.P9:Sheet1.P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2"/>
          <table:table-cell office:value-type="string" calcext:value-type="string">
            <text:p>a, b, c look Sheet3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vg profit with new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string" calcext:value-type="string">
            <text:p>mass p*v=c</text:p>
          </table:table-cell>
          <table:table-cell office:value-type="string" calcext:value-type="string">
            <text:p>wealth p*v=c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N([.A4])" office:value-type="float" office:value="3.71357206670431" calcext:value-type="float">
            <text:p>3,71357206670431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float" office:value="1.2" calcext:value-type="float">
            <text:p>1,2</text:p>
          </table:table-cell>
          <table:table-cell table:formula="of:=100000/[.J4]*1.8" office:value-type="float" office:value="150000" calcext:value-type="float">
            <text:p>150.000,00</text:p>
          </table:table-cell>
          <table:table-cell table:formula="of:=[.J4]*[.K4]" office:value-type="float" office:value="180000" calcext:value-type="float">
            <text:p>180000</text:p>
          </table:table-cell>
          <table:table-cell table:formula="of:=81702.175*[.J4]^(-0.26085)" office:value-type="float" office:value="77907.4859523458" calcext:value-type="float">
            <text:p>77907,4859523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formula="of:=LOG([.J4])" office:value-type="float" office:value="0.0791812460476248" calcext:value-type="float">
            <text:p>0,07918124604762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N([.A5])" office:value-type="float" office:value="4.65396035015752" calcext:value-type="float">
            <text:p>4,6539603501575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ydrogen</text:p>
          </table:table-cell>
          <table:table-cell office:value-type="float" office:value="5" calcext:value-type="float">
            <text:p>5</text:p>
          </table:table-cell>
          <table:table-cell table:formula="of:=100000/[.J5]*1.8" office:value-type="float" office:value="36000" calcext:value-type="float">
            <text:p>36.000,00</text:p>
          </table:table-cell>
          <table:table-cell table:formula="of:=[.J5]*[.K5]" office:value-type="float" office:value="180000" calcext:value-type="float">
            <text:p>180000</text:p>
          </table:table-cell>
          <table:table-cell table:formula="of:=81702.175*[.J5]^(-0.26085)" office:value-type="float" office:value="53691.7170017471" calcext:value-type="float">
            <text:p>53691,7170017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gen</text:p>
          </table:table-cell>
          <table:table-cell table:formula="of:=LOG([.J5])" office:value-type="float" office:value="0.698970004336019" calcext:value-type="float">
            <text:p>0,69897000433601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N([.A6])" office:value-type="float" office:value="4.8283137373023" calcext:value-type="float">
            <text:p>4,8283137373023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arbon_ore</text:p>
          </table:table-cell>
          <table:table-cell office:value-type="float" office:value="7" calcext:value-type="float">
            <text:p>7</text:p>
          </table:table-cell>
          <table:table-cell table:formula="of:=100000/[.J6]*1.8" office:value-type="float" office:value="25714.2857142857" calcext:value-type="float">
            <text:p>25.714,29</text:p>
          </table:table-cell>
          <table:table-cell table:formula="of:=[.J6]*[.K6]" office:value-type="float" office:value="180000" calcext:value-type="float">
            <text:p>180000</text:p>
          </table:table-cell>
          <table:table-cell table:formula="of:=81702.175*[.J6]^(-0.26085)" office:value-type="float" office:value="49180.1438088993" calcext:value-type="float">
            <text:p>49180,14380889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bon_ore</text:p>
          </table:table-cell>
          <table:table-cell table:formula="of:=LOG([.J6])" office:value-type="float" office:value="0.845098040014257" calcext:value-type="float">
            <text:p>0,845098040014257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LN([.A7])" office:value-type="float" office:value="6.04500531403601" calcext:value-type="float">
            <text:p>6,0450053140360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iquid_oxygen</text:p>
          </table:table-cell>
          <table:table-cell office:value-type="float" office:value="9.8" calcext:value-type="float">
            <text:p>9,8</text:p>
          </table:table-cell>
          <table:table-cell table:formula="of:=100000/[.J7]*1.8" office:value-type="float" office:value="18367.3469387755" calcext:value-type="float">
            <text:p>18.367,35</text:p>
          </table:table-cell>
          <table:table-cell table:formula="of:=[.J7]*[.K7]" office:value-type="float" office:value="180000" calcext:value-type="float">
            <text:p>180000</text:p>
          </table:table-cell>
          <table:table-cell table:formula="of:=81702.175*[.J7]^(-0.26085)" office:value-type="float" office:value="45047.6661974753" calcext:value-type="float">
            <text:p>45047,6661974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_oxygen</text:p>
          </table:table-cell>
          <table:table-cell table:formula="of:=LOG([.J7])" office:value-type="float" office:value="0.991226075692495" calcext:value-type="float">
            <text:p>0,991226075692495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LN([.A8])" office:value-type="float" office:value="6.83733281468559" calcext:value-type="float">
            <text:p>6,83733281468559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46" calcext:value-type="float">
            <text:p>246</text:p>
          </table:table-cell>
          <table:table-cell table:formula="of:=((19*0.31+(-[.G8]/(1-[.G8])))/20)*100" office:value-type="float" office:value="33.2" calcext:value-type="float">
            <text:p>33,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tilizer</text:p>
          </table:table-cell>
          <table:table-cell office:value-type="float" office:value="15" calcext:value-type="float">
            <text:p>15</text:p>
          </table:table-cell>
          <table:table-cell table:formula="of:=100000/[.J8]*1.8" office:value-type="float" office:value="12000" calcext:value-type="float">
            <text:p>12.000,00</text:p>
          </table:table-cell>
          <table:table-cell table:formula="of:=[.J8]*[.K8]" office:value-type="float" office:value="180000" calcext:value-type="float">
            <text:p>180000</text:p>
          </table:table-cell>
          <table:table-cell table:formula="of:=81702.175*[.J8]^(-0.26085)" office:value-type="float" office:value="40313.4729049528" calcext:value-type="float">
            <text:p>40313,47290495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tilizer</text:p>
          </table:table-cell>
          <table:table-cell table:formula="of:=LOG([.J8])" office:value-type="float" office:value="1.17609125905568" calcext:value-type="float">
            <text:p>1,17609125905568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LN([.A9])" office:value-type="float" office:value="6.91869521902047" calcext:value-type="float">
            <text:p>6,91869521902047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80" calcext:value-type="float">
            <text:p>80</text:p>
          </table:table-cell>
          <table:table-cell table:formula="of:=((19*0.31+([.G9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ics</text:p>
          </table:table-cell>
          <table:table-cell office:value-type="float" office:value="36" calcext:value-type="float">
            <text:p>36</text:p>
          </table:table-cell>
          <table:table-cell table:formula="of:=100000/[.J9]*1.8" office:value-type="float" office:value="5000" calcext:value-type="float">
            <text:p>5.000,00</text:p>
          </table:table-cell>
          <table:table-cell table:formula="of:=[.J9]*[.K9]" office:value-type="float" office:value="180000" calcext:value-type="float">
            <text:p>180000</text:p>
          </table:table-cell>
          <table:table-cell table:formula="of:=81702.175*[.J9]^(-0.26085)" office:value-type="float" office:value="32082.7886817472" calcext:value-type="float">
            <text:p>32082,78868174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ics</text:p>
          </table:table-cell>
          <table:table-cell table:formula="of:=LOG([.J9])" office:value-type="float" office:value="1.55630250076729" calcext:value-type="float">
            <text:p>1,556302500767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5630250076729" calcext:value-type="float">
            <text:p>1,55630250076729</text:p>
          </table:table-cell>
        </table:table-row>
        <table:table-row table:style-name="ro1"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312" calcext:value-type="float">
            <text:p>312</text:p>
          </table:table-cell>
          <table:table-cell table:formula="of:=((19*0.31+([.G10]-1)/2)/20)*100" office:value-type="float" office:value="51.95" calcext:value-type="float">
            <text:p>51,9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in</text:p>
          </table:table-cell>
          <table:table-cell office:value-type="float" office:value="41" calcext:value-type="float">
            <text:p>41</text:p>
          </table:table-cell>
          <table:table-cell table:formula="of:=100000/[.J10]*1.8" office:value-type="float" office:value="4390.24390243902" calcext:value-type="float">
            <text:p>4.390,24</text:p>
          </table:table-cell>
          <table:table-cell table:formula="of:=[.J10]*[.K10]" office:value-type="float" office:value="180000" calcext:value-type="float">
            <text:p>180000</text:p>
          </table:table-cell>
          <table:table-cell table:formula="of:=81702.175*[.J10]^(-0.26085)" office:value-type="float" office:value="31012.6550840039" calcext:value-type="float">
            <text:p>31012,65508400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in</text:p>
          </table:table-cell>
          <table:table-cell table:formula="of:=LOG([.J10])" office:value-type="float" office:value="1.61278385671974" calcext:value-type="float">
            <text:p>1,612783856719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1278385671974" calcext:value-type="float">
            <text:p>1,61278385671974</text:p>
          </table:table-cell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table:formula="of:=((19*0.31+([.G11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l_alloys</text:p>
          </table:table-cell>
          <table:table-cell office:value-type="float" office:value="43" calcext:value-type="float">
            <text:p>43</text:p>
          </table:table-cell>
          <table:table-cell table:formula="of:=100000/[.J11]*1.8" office:value-type="float" office:value="4186.04651162791" calcext:value-type="float">
            <text:p>4.186,05</text:p>
          </table:table-cell>
          <table:table-cell table:formula="of:=[.J11]*[.K11]" office:value-type="float" office:value="180000" calcext:value-type="float">
            <text:p>180000</text:p>
          </table:table-cell>
          <table:table-cell table:formula="of:=81702.175*[.J11]^(-0.26085)" office:value-type="float" office:value="30629.744310259" calcext:value-type="float">
            <text:p>30629,744310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l_alloys</text:p>
          </table:table-cell>
          <table:table-cell table:formula="of:=LOG([.J11])" office:value-type="float" office:value="1.63346845557959" calcext:value-type="float">
            <text:p>1,633468455579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63346845557959" calcext:value-type="float">
            <text:p>1,63346845557959</text:p>
          </table:table-cell>
        </table:table-row>
        <table:table-row table:style-name="ro1">
          <table:table-cell table:number-columns-repeated="4"/>
          <table:table-cell office:value-type="float" office:value="632" calcext:value-type="float">
            <text:p>632</text:p>
          </table:table-cell>
          <table:table-cell table:formula="of:=((19*0.31+(-[.G12]/(1-[.G12])))/20)*100" office:value-type="float" office:value="33.9954545454545" calcext:value-type="float">
            <text:p>33,995454545454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al_ore</text:p>
          </table:table-cell>
          <table:table-cell office:value-type="float" office:value="43" calcext:value-type="float">
            <text:p>43</text:p>
          </table:table-cell>
          <table:table-cell table:formula="of:=100000/[.J12]*1.8" office:value-type="float" office:value="4186.04651162791" calcext:value-type="float">
            <text:p>4.186,05</text:p>
          </table:table-cell>
          <table:table-cell table:formula="of:=[.J12]*[.K12]" office:value-type="float" office:value="180000" calcext:value-type="float">
            <text:p>180000</text:p>
          </table:table-cell>
          <table:table-cell table:formula="of:=81702.175*[.J12]^(-0.26085)" office:value-type="float" office:value="30629.744310259" calcext:value-type="float">
            <text:p>30629,744310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al_ore</text:p>
          </table:table-cell>
          <table:table-cell table:formula="of:=LOG([.J12])" office:value-type="float" office:value="1.63346845557959" calcext:value-type="float">
            <text:p>1,633468455579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63346845557959" calcext:value-type="float">
            <text:p>1,63346845557959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ilitary_fuel</text:p>
          </table:table-cell>
          <table:table-cell office:value-type="float" office:value="49" calcext:value-type="float">
            <text:p>49</text:p>
          </table:table-cell>
          <table:table-cell table:formula="of:=100000/[.J13]*1.8" office:value-type="float" office:value="3673.4693877551" calcext:value-type="float">
            <text:p>3.673,47</text:p>
          </table:table-cell>
          <table:table-cell table:formula="of:=[.J13]*[.K13]" office:value-type="float" office:value="180000" calcext:value-type="float">
            <text:p>180000</text:p>
          </table:table-cell>
          <table:table-cell table:formula="of:=81702.175*[.J13]^(-0.26085)" office:value-type="float" office:value="29603.6983723385" calcext:value-type="float">
            <text:p>29603,6983723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itary_fuel</text:p>
          </table:table-cell>
          <table:table-cell table:formula="of:=LOG([.J13])" office:value-type="float" office:value="1.69019608002851" calcext:value-type="float">
            <text:p>1,690196080028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9019608002851" calcext:value-type="float">
            <text:p>1,69019608002851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textiles</text:p>
          </table:table-cell>
          <table:table-cell office:value-type="float" office:value="65" calcext:value-type="float">
            <text:p>65</text:p>
          </table:table-cell>
          <table:table-cell table:formula="of:=100000/[.J14]*1.8" office:value-type="float" office:value="2769.23076923077" calcext:value-type="float">
            <text:p>2.769,23</text:p>
          </table:table-cell>
          <table:table-cell table:formula="of:=[.J14]*[.K14]" office:value-type="float" office:value="180000" calcext:value-type="float">
            <text:p>180000</text:p>
          </table:table-cell>
          <table:table-cell table:formula="of:=81702.175*[.J14]^(-0.26085)" office:value-type="float" office:value="27500.1567304769" calcext:value-type="float">
            <text:p>27500,15673047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xtiles</text:p>
          </table:table-cell>
          <table:table-cell table:formula="of:=LOG([.J14])" office:value-type="float" office:value="1.81291335664286" calcext:value-type="float">
            <text:p>1,812913356642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81291335664286" calcext:value-type="float">
            <text:p>1,81291335664286</text:p>
          </table:table-cell>
        </table:table-row>
        <table:table-row table:style-name="ro1">
          <table:table-cell table:number-columns-repeated="5"/>
          <table:table-cell table:formula="of:=((19*0.31+([.G15]-1)/2)/20)*100" office:value-type="float" office:value="39.45" calcext:value-type="float">
            <text:p>39,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rm_machinery</text:p>
          </table:table-cell>
          <table:table-cell office:value-type="float" office:value="80" calcext:value-type="float">
            <text:p>80</text:p>
          </table:table-cell>
          <table:table-cell table:formula="of:=100000/[.J15]*1.8" office:value-type="float" office:value="2250" calcext:value-type="float">
            <text:p>2.250,00</text:p>
          </table:table-cell>
          <table:table-cell table:formula="of:=[.J15]*[.K15]" office:value-type="float" office:value="180000" calcext:value-type="float">
            <text:p>180000</text:p>
          </table:table-cell>
          <table:table-cell table:formula="of:=81702.175*[.J15]^(-0.26085)" office:value-type="float" office:value="26050.2919555671" calcext:value-type="float">
            <text:p>26050,29195556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rm_machinery</text:p>
          </table:table-cell>
          <table:table-cell table:formula="of:=LOG([.J15])" office:value-type="float" office:value="1.90308998699194" calcext:value-type="float">
            <text:p>1,903089986991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90308998699194" calcext:value-type="float">
            <text:p>1,90308998699194</text:p>
          </table:table-cell>
        </table:table-row>
        <table:table-row table:style-name="ro1">
          <table:table-cell table:number-columns-repeated="5"/>
          <table:table-cell table:formula="of:=((19*0.31+([.G16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uit_and_veg</text:p>
          </table:table-cell>
          <table:table-cell office:value-type="float" office:value="105" calcext:value-type="float">
            <text:p>105</text:p>
          </table:table-cell>
          <table:table-cell table:formula="of:=100000/[.J16]*1.8" office:value-type="float" office:value="1714.28571428571" calcext:value-type="float">
            <text:p>1.714,29</text:p>
          </table:table-cell>
          <table:table-cell table:formula="of:=[.J16]*[.K16]" office:value-type="float" office:value="180000" calcext:value-type="float">
            <text:p>180000</text:p>
          </table:table-cell>
          <table:table-cell table:formula="of:=81702.175*[.J16]^(-0.26085)" office:value-type="float" office:value="24266.4579602898" calcext:value-type="float">
            <text:p>24266,45796028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uit_and_veg</text:p>
          </table:table-cell>
          <table:table-cell table:formula="of:=LOG([.J16])" office:value-type="float" office:value="2.02118929906994" calcext:value-type="float">
            <text:p>2,021189299069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02118929906994" calcext:value-type="float">
            <text:p>2,02118929906994</text:p>
          </table:table-cell>
        </table:table-row>
        <table:table-row table:style-name="ro1">
          <table:table-cell table:number-columns-repeated="5"/>
          <table:table-cell table:formula="of:=((19*0.31+([.G17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ustrial_machinery</text:p>
          </table:table-cell>
          <table:table-cell office:value-type="float" office:value="124" calcext:value-type="float">
            <text:p>124</text:p>
          </table:table-cell>
          <table:table-cell table:formula="of:=100000/[.J17]*1.8" office:value-type="float" office:value="1451.61290322581" calcext:value-type="float">
            <text:p>1.451,61</text:p>
          </table:table-cell>
          <table:table-cell table:formula="of:=[.J17]*[.K17]" office:value-type="float" office:value="180000" calcext:value-type="float">
            <text:p>180000</text:p>
          </table:table-cell>
          <table:table-cell table:formula="of:=81702.175*[.J17]^(-0.26085)" office:value-type="float" office:value="23236.1714074986" calcext:value-type="float">
            <text:p>23236,1714074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ustrial_machinery</text:p>
          </table:table-cell>
          <table:table-cell table:formula="of:=LOG([.J17])" office:value-type="float" office:value="2.09342168516224" calcext:value-type="float">
            <text:p>2,093421685162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9342168516224" calcext:value-type="float">
            <text:p>2,09342168516224</text:p>
          </table:table-cell>
        </table:table-row>
        <table:table-row table:style-name="ro1">
          <table:table-cell table:number-columns-repeated="5"/>
          <table:table-cell table:formula="of:=((19*0.31+([.G18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imal_meat</text:p>
          </table:table-cell>
          <table:table-cell office:value-type="float" office:value="125" calcext:value-type="float">
            <text:p>125</text:p>
          </table:table-cell>
          <table:table-cell table:formula="of:=100000/[.J18]*1.8" office:value-type="float" office:value="1440" calcext:value-type="float">
            <text:p>1.440,00</text:p>
          </table:table-cell>
          <table:table-cell table:formula="of:=[.J18]*[.K18]" office:value-type="float" office:value="180000" calcext:value-type="float">
            <text:p>180000</text:p>
          </table:table-cell>
          <table:table-cell table:formula="of:=81702.175*[.J18]^(-0.26085)" office:value-type="float" office:value="23187.538133166" calcext:value-type="float">
            <text:p>23187,5381331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imal_meat</text:p>
          </table:table-cell>
          <table:table-cell table:formula="of:=LOG([.J18])" office:value-type="float" office:value="2.09691001300806" calcext:value-type="float">
            <text:p>2,096910013008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09691001300806" calcext:value-type="float">
            <text:p>2,09691001300806</text:p>
          </table:table-cell>
        </table:table-row>
        <table:table-row table:style-name="ro1">
          <table:table-cell table:number-columns-repeated="5"/>
          <table:table-cell table:formula="of:=((19*0.31+([.G19]-1)/2)/20)*100" office:value-type="float" office:value="39.45" calcext:value-type="float">
            <text:p>39,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r_processors</text:p>
          </table:table-cell>
          <table:table-cell office:value-type="float" office:value="204" calcext:value-type="float">
            <text:p>204</text:p>
          </table:table-cell>
          <table:table-cell table:formula="of:=100000/[.J19]*1.8" office:value-type="float" office:value="882.352941176471" calcext:value-type="float">
            <text:p>882,35</text:p>
          </table:table-cell>
          <table:table-cell table:formula="of:=[.J19]*[.K19]" office:value-type="float" office:value="180000" calcext:value-type="float">
            <text:p>180000</text:p>
          </table:table-cell>
          <table:table-cell table:formula="of:=81702.175*[.J19]^(-0.26085)" office:value-type="float" office:value="20406.4090964721" calcext:value-type="float">
            <text:p>20406,40909647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r_processors</text:p>
          </table:table-cell>
          <table:table-cell table:formula="of:=LOG([.J19])" office:value-type="float" office:value="2.3096301674259" calcext:value-type="float">
            <text:p>2,30963016742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3096301674259" calcext:value-type="float">
            <text:p>2,3096301674259</text:p>
          </table:table-cell>
        </table:table-row>
        <table:table-row table:style-name="ro1">
          <table:table-cell table:number-columns-repeated="5"/>
          <table:table-cell table:formula="of:=((19*0.31+([.G20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sumer_goods</text:p>
          </table:table-cell>
          <table:table-cell office:value-type="float" office:value="246" calcext:value-type="float">
            <text:p>246</text:p>
          </table:table-cell>
          <table:table-cell table:formula="of:=100000/[.J20]*1.8" office:value-type="float" office:value="731.707317073171" calcext:value-type="float">
            <text:p>731,71</text:p>
          </table:table-cell>
          <table:table-cell table:formula="of:=[.J20]*[.K20]" office:value-type="float" office:value="180000" calcext:value-type="float">
            <text:p>180000</text:p>
          </table:table-cell>
          <table:table-cell table:formula="of:=81702.175*[.J20]^(-0.26085)" office:value-type="float" office:value="19433.8208724669" calcext:value-type="float">
            <text:p>19433,82087246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sumer_goods</text:p>
          </table:table-cell>
          <table:table-cell table:formula="of:=LOG([.J20])" office:value-type="float" office:value="2.39093510710338" calcext:value-type="float">
            <text:p>2,390935107103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39093510710338" calcext:value-type="float">
            <text:p>2,39093510710338</text:p>
          </table:table-cell>
        </table:table-row>
        <table:table-row table:style-name="ro1">
          <table:table-cell table:number-columns-repeated="5"/>
          <table:table-cell table:formula="of:=((19*0.31+([.G21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d_weapons</text:p>
          </table:table-cell>
          <table:table-cell office:value-type="float" office:value="251" calcext:value-type="float">
            <text:p>251</text:p>
          </table:table-cell>
          <table:table-cell table:formula="of:=100000/[.J21]*1.8" office:value-type="float" office:value="717.131474103586" calcext:value-type="float">
            <text:p>717,13</text:p>
          </table:table-cell>
          <table:table-cell table:formula="of:=[.J21]*[.K21]" office:value-type="float" office:value="180000" calcext:value-type="float">
            <text:p>180000</text:p>
          </table:table-cell>
          <table:table-cell table:formula="of:=81702.175*[.J21]^(-0.26085)" office:value-type="float" office:value="19332.0864170028" calcext:value-type="float">
            <text:p>19332,08641700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d_weapons</text:p>
          </table:table-cell>
          <table:table-cell table:formula="of:=LOG([.J21])" office:value-type="float" office:value="2.39967372148104" calcext:value-type="float">
            <text:p>2,399673721481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39967372148104" calcext:value-type="float">
            <text:p>2,39967372148104</text:p>
          </table:table-cell>
        </table:table-row>
        <table:table-row table:style-name="ro1">
          <table:table-cell table:number-columns-repeated="5"/>
          <table:table-cell table:formula="of:=((19*0.31+([.G22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ing_machinery</text:p>
          </table:table-cell>
          <table:table-cell office:value-type="float" office:value="312" calcext:value-type="float">
            <text:p>312</text:p>
          </table:table-cell>
          <table:table-cell table:formula="of:=100000/[.J22]*1.8" office:value-type="float" office:value="576.923076923077" calcext:value-type="float">
            <text:p>576,92</text:p>
          </table:table-cell>
          <table:table-cell table:formula="of:=[.J22]*[.K22]" office:value-type="float" office:value="180000" calcext:value-type="float">
            <text:p>180000</text:p>
          </table:table-cell>
          <table:table-cell table:formula="of:=81702.175*[.J22]^(-0.26085)" office:value-type="float" office:value="18265.5768454123" calcext:value-type="float">
            <text:p>18265,57684541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ing_machinery</text:p>
          </table:table-cell>
          <table:table-cell table:formula="of:=LOG([.J22])" office:value-type="float" office:value="2.49415459401844" calcext:value-type="float">
            <text:p>2,494154594018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49415459401844" calcext:value-type="float">
            <text:p>2,49415459401844</text:p>
          </table:table-cell>
        </table:table-row>
        <table:table-row table:style-name="ro1">
          <table:table-cell table:number-columns-repeated="5"/>
          <table:table-cell table:formula="of:=((19*0.31+([.G23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quor</text:p>
          </table:table-cell>
          <table:table-cell office:value-type="float" office:value="422" calcext:value-type="float">
            <text:p>422</text:p>
          </table:table-cell>
          <table:table-cell table:formula="of:=100000/[.J23]*1.8" office:value-type="float" office:value="426.54028436019" calcext:value-type="float">
            <text:p>426,54</text:p>
          </table:table-cell>
          <table:table-cell table:formula="of:=[.J23]*[.K23]" office:value-type="float" office:value="180000" calcext:value-type="float">
            <text:p>180000</text:p>
          </table:table-cell>
          <table:table-cell table:formula="of:=81702.175*[.J23]^(-0.26085)" office:value-type="float" office:value="16881.8821905694" calcext:value-type="float">
            <text:p>16881,8821905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quor</text:p>
          </table:table-cell>
          <table:table-cell table:formula="of:=LOG([.J23])" office:value-type="float" office:value="2.62531245096167" calcext:value-type="float">
            <text:p>2,625312450961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62531245096167" calcext:value-type="float">
            <text:p>2,62531245096167</text:p>
          </table:table-cell>
        </table:table-row>
        <table:table-row table:style-name="ro1">
          <table:table-cell table:number-columns-repeated="5"/>
          <table:table-cell table:formula="of:=((19*0.31+([.G24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uters</text:p>
          </table:table-cell>
          <table:table-cell office:value-type="float" office:value="461" calcext:value-type="float">
            <text:p>461</text:p>
          </table:table-cell>
          <table:table-cell table:formula="of:=100000/[.J24]*1.8" office:value-type="float" office:value="390.455531453362" calcext:value-type="float">
            <text:p>390,46</text:p>
          </table:table-cell>
          <table:table-cell table:formula="of:=[.J24]*[.K24]" office:value-type="float" office:value="180000" calcext:value-type="float">
            <text:p>180000</text:p>
          </table:table-cell>
          <table:table-cell table:formula="of:=81702.175*[.J24]^(-0.26085)" office:value-type="float" office:value="16497.0857448513" calcext:value-type="float">
            <text:p>16497,08574485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uters</text:p>
          </table:table-cell>
          <table:table-cell table:formula="of:=LOG([.J24])" office:value-type="float" office:value="2.66370092538965" calcext:value-type="float">
            <text:p>2,663700925389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66370092538965" calcext:value-type="float">
            <text:p>2,66370092538965</text:p>
          </table:table-cell>
        </table:table-row>
        <table:table-row table:style-name="ro1">
          <table:table-cell table:number-columns-repeated="5"/>
          <table:table-cell table:formula="of:=((19*0.31+([.G25]-1)/2)/20)*100" office:value-type="float" office:value="36.95" calcext:value-type="float">
            <text:p>36,9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ines</text:p>
          </table:table-cell>
          <table:table-cell office:value-type="float" office:value="563" calcext:value-type="float">
            <text:p>563</text:p>
          </table:table-cell>
          <table:table-cell table:formula="of:=100000/[.J25]*1.8" office:value-type="float" office:value="319.715808170515" calcext:value-type="float">
            <text:p>319,72</text:p>
          </table:table-cell>
          <table:table-cell table:formula="of:=[.J25]*[.K25]" office:value-type="float" office:value="180000" calcext:value-type="float">
            <text:p>180000</text:p>
          </table:table-cell>
          <table:table-cell table:formula="of:=81702.175*[.J25]^(-0.26085)" office:value-type="float" office:value="15658.981220722" calcext:value-type="float">
            <text:p>15658,9812207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ines</text:p>
          </table:table-cell>
          <table:table-cell table:formula="of:=LOG([.J25])" office:value-type="float" office:value="2.75050839485135" calcext:value-type="float">
            <text:p>2,750508394851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75050839485135" calcext:value-type="float">
            <text:p>2,75050839485135</text:p>
          </table:table-cell>
        </table:table-row>
        <table:table-row table:style-name="ro1">
          <table:table-cell table:number-columns-repeated="5"/>
          <table:table-cell table:formula="of:=((19*0.31+([.G26]-1)/2)/20)*100" office:value-type="float" office:value="36.95" calcext:value-type="float">
            <text:p>36,9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ttle_weapons</text:p>
          </table:table-cell>
          <table:table-cell office:value-type="float" office:value="607" calcext:value-type="float">
            <text:p>607</text:p>
          </table:table-cell>
          <table:table-cell table:formula="of:=100000/[.J26]*1.8" office:value-type="float" office:value="296.540362438221" calcext:value-type="float">
            <text:p>296,54</text:p>
          </table:table-cell>
          <table:table-cell table:formula="of:=[.J26]*[.K26]" office:value-type="float" office:value="180000" calcext:value-type="float">
            <text:p>180000</text:p>
          </table:table-cell>
          <table:table-cell table:formula="of:=81702.175*[.J26]^(-0.26085)" office:value-type="float" office:value="15354.6120494321" calcext:value-type="float">
            <text:p>15354,61204943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ttle_weapons</text:p>
          </table:table-cell>
          <table:table-cell table:formula="of:=LOG([.J26])" office:value-type="float" office:value="2.78318869107526" calcext:value-type="float">
            <text:p>2,783188691075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78318869107526" calcext:value-type="float">
            <text:p>2,78318869107526</text:p>
          </table:table-cell>
        </table:table-row>
        <table:table-row table:style-name="ro1">
          <table:table-cell table:number-columns-repeated="4"/>
          <table:table-cell office:value-type="float" office:value="36.95" calcext:value-type="float">
            <text:p>36,95</text:p>
          </table:table-cell>
          <table:table-cell table:formula="of:=((19*0.31+(-[.G27]/(1-[.G27])))/20)*100" office:value-type="float" office:value="33.5240740740741" calcext:value-type="float">
            <text:p>33,5240740740741</text:p>
          </table:table-cell>
          <table:table-cell office:value-type="float" office:value="-4.4" calcext:value-type="float">
            <text:p>-4,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rcotics</text:p>
          </table:table-cell>
          <table:table-cell office:value-type="float" office:value="632" calcext:value-type="float">
            <text:p>632</text:p>
          </table:table-cell>
          <table:table-cell table:formula="of:=100000/[.J27]*1.8" office:value-type="float" office:value="284.810126582278" calcext:value-type="float">
            <text:p>284,81</text:p>
          </table:table-cell>
          <table:table-cell table:formula="of:=[.J27]*[.K27]" office:value-type="float" office:value="180000" calcext:value-type="float">
            <text:p>180000</text:p>
          </table:table-cell>
          <table:table-cell table:formula="of:=81702.175*[.J27]^(-0.26085)" office:value-type="float" office:value="15193.8056966386" calcext:value-type="float">
            <text:p>15193,80569663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rcotics</text:p>
          </table:table-cell>
          <table:table-cell table:formula="of:=LOG([.J27])" office:value-type="float" office:value="2.80071707828238" calcext:value-type="float">
            <text:p>2,800717078282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80071707828238" calcext:value-type="float">
            <text:p>2,80071707828238</text:p>
          </table:table-cell>
        </table:table-row>
        <table:table-row table:style-name="ro1">
          <table:table-cell table:number-columns-repeated="5"/>
          <table:table-cell table:formula="of:=((19*0.31+(-[.G28]/(1-[.G28])))/20)*100" office:value-type="float" office:value="33.45" calcext:value-type="float">
            <text:p>33,45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rve_gas</text:p>
          </table:table-cell>
          <table:table-cell office:value-type="float" office:value="813" calcext:value-type="float">
            <text:p>813</text:p>
          </table:table-cell>
          <table:table-cell table:formula="of:=100000/[.J28]*1.8" office:value-type="float" office:value="221.40221402214" calcext:value-type="float">
            <text:p>221,40</text:p>
          </table:table-cell>
          <table:table-cell table:formula="of:=[.J28]*[.K28]" office:value-type="float" office:value="180000" calcext:value-type="float">
            <text:p>180000</text:p>
          </table:table-cell>
          <table:table-cell table:formula="of:=81702.175*[.J28]^(-0.26085)" office:value-type="float" office:value="14227.7589695753" calcext:value-type="float">
            <text:p>14227,75896957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rve_gas</text:p>
          </table:table-cell>
          <table:table-cell table:formula="of:=LOG([.J28])" office:value-type="float" office:value="2.91009054559407" calcext:value-type="float">
            <text:p>2,910090545594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91009054559407" calcext:value-type="float">
            <text:p>2,91009054559407</text:p>
          </table:table-cell>
        </table:table-row>
        <table:table-row table:style-name="ro1">
          <table:table-cell table:number-columns-repeated="5"/>
          <table:table-cell table:formula="of:=((19*0.31+(-[.G29]/(1-[.G29])))/20)*100" office:value-type="float" office:value="33.45" calcext:value-type="float">
            <text:p>33,45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ots</text:p>
          </table:table-cell>
          <table:table-cell office:value-type="float" office:value="829" calcext:value-type="float">
            <text:p>829</text:p>
          </table:table-cell>
          <table:table-cell table:formula="of:=100000/[.J29]*1.8" office:value-type="float" office:value="217.129071170084" calcext:value-type="float">
            <text:p>217,13</text:p>
          </table:table-cell>
          <table:table-cell table:formula="of:=[.J29]*[.K29]" office:value-type="float" office:value="180000" calcext:value-type="float">
            <text:p>180000</text:p>
          </table:table-cell>
          <table:table-cell table:formula="of:=81702.175*[.J29]^(-0.26085)" office:value-type="float" office:value="14155.6126029804" calcext:value-type="float">
            <text:p>14155,61260298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ots</text:p>
          </table:table-cell>
          <table:table-cell table:formula="of:=LOG([.J29])" office:value-type="float" office:value="2.91855453055027" calcext:value-type="float">
            <text:p>2,918554530550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91855453055027" calcext:value-type="float">
            <text:p>2,91855453055027</text:p>
          </table:table-cell>
        </table:table-row>
        <table:table-row table:style-name="ro1">
          <table:table-cell table:number-columns-repeated="5"/>
          <table:table-cell table:formula="of:=((19*0.31+([.G30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ve_animals</text:p>
          </table:table-cell>
          <table:table-cell office:value-type="float" office:value="932" calcext:value-type="float">
            <text:p>932</text:p>
          </table:table-cell>
          <table:table-cell table:formula="of:=100000/[.J30]*1.8" office:value-type="float" office:value="193.1330472103" calcext:value-type="float">
            <text:p>193,13</text:p>
          </table:table-cell>
          <table:table-cell table:formula="of:=[.J30]*[.K30]" office:value-type="float" office:value="180000" calcext:value-type="float">
            <text:p>180000</text:p>
          </table:table-cell>
          <table:table-cell table:formula="of:=81702.175*[.J30]^(-0.26085)" office:value-type="float" office:value="13729.7135788216" calcext:value-type="float">
            <text:p>13729,71357882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ve_animals</text:p>
          </table:table-cell>
          <table:table-cell table:formula="of:=LOG([.J30])" office:value-type="float" office:value="2.96941591235398" calcext:value-type="float">
            <text:p>2,969415912353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96941591235398" calcext:value-type="float">
            <text:p>2,96941591235398</text:p>
          </table:table-cell>
        </table:table-row>
        <table:table-row table:style-name="ro1">
          <table:table-cell table:number-columns-repeated="5"/>
          <table:table-cell table:formula="of:=((19*0.31+([.G31]-1)/2)/20)*100" office:value-type="float" office:value="44.45" calcext:value-type="float">
            <text:p>44,4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laves</text:p>
          </table:table-cell>
          <table:table-cell office:value-type="float" office:value="1011" calcext:value-type="float">
            <text:p>1011</text:p>
          </table:table-cell>
          <table:table-cell table:formula="of:=100000/[.J31]*1.8" office:value-type="float" office:value="178.041543026706" calcext:value-type="float">
            <text:p>178,04</text:p>
          </table:table-cell>
          <table:table-cell table:formula="of:=[.J31]*[.K31]" office:value-type="float" office:value="180000" calcext:value-type="float">
            <text:p>180000</text:p>
          </table:table-cell>
          <table:table-cell table:formula="of:=81702.175*[.J31]^(-0.26085)" office:value-type="float" office:value="13441.3929981136" calcext:value-type="float">
            <text:p>13441,39299811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laves</text:p>
          </table:table-cell>
          <table:table-cell table:formula="of:=LOG([.J31])" office:value-type="float" office:value="3.004751155591" calcext:value-type="float">
            <text:p>3,00475115559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.004751155591" calcext:value-type="float">
            <text:p>3,004751155591</text:p>
          </table:table-cell>
        </table:table-row>
        <table:table-row table:style-name="ro1">
          <table:table-cell table:number-columns-repeated="5"/>
          <table:table-cell table:formula="of:=((19*0.31+(-[.G32]/(1-[.G32])))/20)*100" office:value-type="float" office:value="33.2" calcext:value-type="float">
            <text:p>33,2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cious_metals</text:p>
          </table:table-cell>
          <table:table-cell office:value-type="float" office:value="2180" calcext:value-type="float">
            <text:p>2180</text:p>
          </table:table-cell>
          <table:table-cell table:formula="of:=100000/[.J32]*1.8" office:value-type="float" office:value="82.5688073394496" calcext:value-type="float">
            <text:p>82,57</text:p>
          </table:table-cell>
          <table:table-cell table:formula="of:=[.J32]*[.K32]" office:value-type="float" office:value="180000" calcext:value-type="float">
            <text:p>180000</text:p>
          </table:table-cell>
          <table:table-cell table:formula="of:=81702.175*[.J32]^(-0.26085)" office:value-type="float" office:value="11000.1154111119" calcext:value-type="float">
            <text:p>11000,1154111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cious_metals</text:p>
          </table:table-cell>
          <table:table-cell table:formula="of:=LOG([.J32])" office:value-type="float" office:value="3.3384564936046" calcext:value-type="float">
            <text:p>3,338456493604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formula="of:=[.R31]-[.R9]" office:value-type="float" office:value="22" calcext:value-type="float">
            <text:p>22</text:p>
          </table:table-cell>
          <table:table-cell table:formula="of:=[.S31]-[.S9]" office:value-type="float" office:value="1.44844865482371" calcext:value-type="float">
            <text:p>1,44844865482371</text:p>
          </table:table-cell>
        </table:table-row>
        <table:table-row table:style-name="ro1">
          <table:table-cell table:number-columns-repeated="18"/>
          <table:table-cell table:formula="of:=[.S33]/[.R33]" office:value-type="float" office:value="0.0658385752192595" calcext:value-type="float">
            <text:p>0,06583857521926</text:p>
          </table:table-cell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shapes>
          <draw:frame draw:z-index="0" draw:style-name="gr1" draw:text-style-name="P1" svg:width="33.263cm" svg:height="17.107cm" svg:x="28.183cm" svg:y="0.106cm">
            <draw:object draw:notify-on-update-of-ranges="Sheet2.D2:Sheet2.D35 Sheet1.A1:Sheet1.A1 Sheet2.E2:Sheet2.E35 Sheet1.A1:Sheet1.A1 Sheet2.F2:Sheet2.F35 Sheet1.A1:Sheet1.A1 Sheet2.G2:Sheet2.G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Not Wealth/1,8*1,04*,31 but 27492</text:p>
          </table:table-cell>
          <table:table-cell table:style-name="ce7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7" office:value-type="string" calcext:value-type="string">
            <text:p>std_dev</text:p>
          </table:table-cell>
        </table:table-row>
        <table:table-row table:style-name="ro1">
          <table:table-cell office:value-type="string" calcext:value-type="string">
            <text:p>cargo_local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2];0);&quot; - &quot;;[.A2])" office:value-type="string" office:string-value="10 - cargo_local" calcext:value-type="string">
            <text:p>10 - cargo_local</text:p>
          </table:table-cell>
          <table:table-cell table:style-name="ce4" office:value-type="float" office:value="329" calcext:value-type="float">
            <text:p>329</text:p>
          </table:table-cell>
          <table:table-cell table:formula="of:=MAX([.E2]-2*[.H2];0)" office:value-type="float" office:value="29" calcext:value-type="float">
            <text:p>29</text:p>
          </table:table-cell>
          <table:table-cell table:formula="of:=MAX([.E2]+2*[.H2];0)" office:value-type="float" office:value="629" calcext:value-type="float">
            <text:p>6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rgo_system</text:p>
          </table:table-cell>
          <table:table-cell office:value-type="float" office:value="100" calcext:value-type="float">
            <text:p>100,00</text:p>
          </table:table-cell>
          <table:table-cell/>
          <table:table-cell table:formula="of:=CONCATENATE(TEXT([.B3];0);&quot; - &quot;;[.A3])" office:value-type="string" office:string-value="100 - cargo_system" calcext:value-type="string">
            <text:p>100 - cargo_system</text:p>
          </table:table-cell>
          <table:table-cell table:style-name="ce4" office:value-type="float" office:value="830" calcext:value-type="float">
            <text:p>830</text:p>
          </table:table-cell>
          <table:table-cell table:formula="of:=MAX([.E3]-2*[.H3];0)" office:value-type="float" office:value="0" calcext:value-type="float">
            <text:p>0</text:p>
          </table:table-cell>
          <table:table-cell table:formula="of:=MAX([.E3]+2*[.H3];0)" office:value-type="float" office:value="1834" calcext:value-type="float">
            <text:p>183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deliver_package</text:p>
          </table:table-cell>
          <table:table-cell table:number-columns-repeated="2"/>
          <table:table-cell table:formula="of:=CONCATENATE(TEXT([.B4];0);&quot; - &quot;;[.A4])" office:value-type="string" office:string-value="0 - deliver_package" calcext:value-type="string">
            <text:p>0 - deliver_package</text:p>
          </table:table-cell>
          <table:table-cell table:style-name="ce4" office:value-type="float" office:value="885" calcext:value-type="float">
            <text:p>885</text:p>
          </table:table-cell>
          <table:table-cell table:formula="of:=MAX([.E4]-2*[.H4];0)" office:value-type="float" office:value="0" calcext:value-type="float">
            <text:p>0</text:p>
          </table:table-cell>
          <table:table-cell table:formula="of:=MAX([.E4]+2*[.H4];0)" office:value-type="float" office:value="1913" calcext:value-type="float">
            <text:p>191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5];0);&quot; - &quot;;[.A5])" office:value-type="string" office:string-value="10 - taxi" calcext:value-type="string">
            <text:p>10 - taxi</text:p>
          </table:table-cell>
          <table:table-cell table:style-name="ce4" office:value-type="float" office:value="5666" calcext:value-type="float">
            <text:p>5666</text:p>
          </table:table-cell>
          <table:table-cell table:formula="of:=MAX([.E5]-2*[.H5];0)" office:value-type="float" office:value="0" calcext:value-type="float">
            <text:p>0</text:p>
          </table:table-cell>
          <table:table-cell table:formula="of:=MAX([.E5]+2*[.H5];0)" office:value-type="float" office:value="12104" calcext:value-type="float">
            <text:p>12104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Assassination</text:p>
          </table:table-cell>
          <table:table-cell table:number-columns-repeated="2"/>
          <table:table-cell table:formula="of:=CONCATENATE(TEXT([.B6];0);&quot; - &quot;;[.A6])" office:value-type="string" office:string-value="0 - Assassination" calcext:value-type="string">
            <text:p>0 - Assassination</text:p>
          </table:table-cell>
          <table:table-cell table:style-name="ce4" office:value-type="float" office:value="8259" calcext:value-type="float">
            <text:p>8259</text:p>
          </table:table-cell>
          <table:table-cell table:formula="of:=MAX([.E6]-2*[.H6];0)" office:value-type="float" office:value="233" calcext:value-type="float">
            <text:p>233</text:p>
          </table:table-cell>
          <table:table-cell table:formula="of:=MAX([.E6]+2*[.H6];0)" office:value-type="float" office:value="16285" calcext:value-type="float">
            <text:p>16285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precious_metals</text:p>
          </table:table-cell>
          <table:table-cell table:formula="of:=[$Sheet1.K32]" office:value-type="float" office:value="82.5688073394496" calcext:value-type="float">
            <text:p>82,57</text:p>
          </table:table-cell>
          <table:table-cell/>
          <table:table-cell table:formula="of:=CONCATENATE(TEXT([.B7];0);&quot; - &quot;;[.A7])" office:value-type="string" office:string-value="83 - precious_metals" calcext:value-type="string">
            <text:p>83 - precious_metal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7]-2*[.H7];0)" office:value-type="float" office:value="22490" calcext:value-type="float">
            <text:p>22490</text:p>
          </table:table-cell>
          <table:table-cell table:formula="of:=MAX([.E7]+2*[.H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slaves</text:p>
          </table:table-cell>
          <table:table-cell table:formula="of:=[$Sheet1.K31]" office:value-type="float" office:value="178.041543026706" calcext:value-type="float">
            <text:p>178,04</text:p>
          </table:table-cell>
          <table:table-cell/>
          <table:table-cell table:formula="of:=CONCATENATE(TEXT([.B8];0);&quot; - &quot;;[.A8])" office:value-type="string" office:string-value="178 - slaves" calcext:value-type="string">
            <text:p>178 - slav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8]-2*[.H8];0)" office:value-type="float" office:value="22490" calcext:value-type="float">
            <text:p>22490</text:p>
          </table:table-cell>
          <table:table-cell table:formula="of:=MAX([.E8]+2*[.H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ve_animals</text:p>
          </table:table-cell>
          <table:table-cell table:formula="of:=[$Sheet1.K30]" office:value-type="float" office:value="193.1330472103" calcext:value-type="float">
            <text:p>193,13</text:p>
          </table:table-cell>
          <table:table-cell/>
          <table:table-cell table:formula="of:=CONCATENATE(TEXT([.B9];0);&quot; - &quot;;[.A9])" office:value-type="string" office:string-value="193 - live_animals" calcext:value-type="string">
            <text:p>193 - live_animal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9]-2*[.H9];0)" office:value-type="float" office:value="22490" calcext:value-type="float">
            <text:p>22490</text:p>
          </table:table-cell>
          <table:table-cell table:formula="of:=MAX([.E9]+2*[.H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robots</text:p>
          </table:table-cell>
          <table:table-cell table:formula="of:=[$Sheet1.K29]" office:value-type="float" office:value="217.129071170084" calcext:value-type="float">
            <text:p>217,13</text:p>
          </table:table-cell>
          <table:table-cell/>
          <table:table-cell table:formula="of:=CONCATENATE(TEXT([.B10];0);&quot; - &quot;;[.A10])" office:value-type="string" office:string-value="217 - robots" calcext:value-type="string">
            <text:p>217 - robot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0]-2*[.H10];0)" office:value-type="float" office:value="22490" calcext:value-type="float">
            <text:p>22490</text:p>
          </table:table-cell>
          <table:table-cell table:formula="of:=MAX([.E10]+2*[.H1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nerve_gas</text:p>
          </table:table-cell>
          <table:table-cell table:formula="of:=[$Sheet1.K28]" office:value-type="float" office:value="221.40221402214" calcext:value-type="float">
            <text:p>221,40</text:p>
          </table:table-cell>
          <table:table-cell/>
          <table:table-cell table:formula="of:=CONCATENATE(TEXT([.B11];0);&quot; - &quot;;[.A11])" office:value-type="string" office:string-value="221 - nerve_gas" calcext:value-type="string">
            <text:p>221 - nerve_ga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1]-2*[.H11];0)" office:value-type="float" office:value="22490" calcext:value-type="float">
            <text:p>22490</text:p>
          </table:table-cell>
          <table:table-cell table:formula="of:=MAX([.E11]+2*[.H1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narcotics</text:p>
          </table:table-cell>
          <table:table-cell table:formula="of:=[$Sheet1.K27]" office:value-type="float" office:value="284.810126582278" calcext:value-type="float">
            <text:p>284,81</text:p>
          </table:table-cell>
          <table:table-cell/>
          <table:table-cell table:formula="of:=CONCATENATE(TEXT([.B12];0);&quot; - &quot;;[.A12])" office:value-type="string" office:string-value="285 - narcotics" calcext:value-type="string">
            <text:p>285 - narcotic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2]-2*[.H12];0)" office:value-type="float" office:value="22490" calcext:value-type="float">
            <text:p>22490</text:p>
          </table:table-cell>
          <table:table-cell table:formula="of:=MAX([.E12]+2*[.H1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battle_weapons</text:p>
          </table:table-cell>
          <table:table-cell table:formula="of:=[$Sheet1.K26]" office:value-type="float" office:value="296.540362438221" calcext:value-type="float">
            <text:p>296,54</text:p>
          </table:table-cell>
          <table:table-cell/>
          <table:table-cell table:formula="of:=CONCATENATE(TEXT([.B13];0);&quot; - &quot;;[.A13])" office:value-type="string" office:string-value="297 - battle_weapons" calcext:value-type="string">
            <text:p>297 - battle_weapon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3]-2*[.H13];0)" office:value-type="float" office:value="22490" calcext:value-type="float">
            <text:p>22490</text:p>
          </table:table-cell>
          <table:table-cell table:formula="of:=MAX([.E13]+2*[.H1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dicines</text:p>
          </table:table-cell>
          <table:table-cell table:formula="of:=[$Sheet1.K25]" office:value-type="float" office:value="319.715808170515" calcext:value-type="float">
            <text:p>319,72</text:p>
          </table:table-cell>
          <table:table-cell/>
          <table:table-cell table:formula="of:=CONCATENATE(TEXT([.B14];0);&quot; - &quot;;[.A14])" office:value-type="string" office:string-value="320 - medicines" calcext:value-type="string">
            <text:p>320 - medicin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4]-2*[.H14];0)" office:value-type="float" office:value="22490" calcext:value-type="float">
            <text:p>22490</text:p>
          </table:table-cell>
          <table:table-cell table:formula="of:=MAX([.E14]+2*[.H1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omputers</text:p>
          </table:table-cell>
          <table:table-cell table:formula="of:=[$Sheet1.K24]" office:value-type="float" office:value="390.455531453362" calcext:value-type="float">
            <text:p>390,46</text:p>
          </table:table-cell>
          <table:table-cell/>
          <table:table-cell table:formula="of:=CONCATENATE(TEXT([.B15];0);&quot; - &quot;;[.A15])" office:value-type="string" office:string-value="390 - computers" calcext:value-type="string">
            <text:p>390 - computer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5]-2*[.H15];0)" office:value-type="float" office:value="22490" calcext:value-type="float">
            <text:p>22490</text:p>
          </table:table-cell>
          <table:table-cell table:formula="of:=MAX([.E15]+2*[.H1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quor</text:p>
          </table:table-cell>
          <table:table-cell table:formula="of:=[$Sheet1.K23]" office:value-type="float" office:value="426.54028436019" calcext:value-type="float">
            <text:p>426,54</text:p>
          </table:table-cell>
          <table:table-cell/>
          <table:table-cell table:formula="of:=CONCATENATE(TEXT([.B16];0);&quot; - &quot;;[.A16])" office:value-type="string" office:string-value="427 - liquor" calcext:value-type="string">
            <text:p>427 - liquo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6]-2*[.H16];0)" office:value-type="float" office:value="22490" calcext:value-type="float">
            <text:p>22490</text:p>
          </table:table-cell>
          <table:table-cell table:formula="of:=MAX([.E16]+2*[.H16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ining_machinery</text:p>
          </table:table-cell>
          <table:table-cell table:formula="of:=[$Sheet1.K22]" office:value-type="float" office:value="576.923076923077" calcext:value-type="float">
            <text:p>576,92</text:p>
          </table:table-cell>
          <table:table-cell/>
          <table:table-cell table:formula="of:=CONCATENATE(TEXT([.B17];0);&quot; - &quot;;[.A17])" office:value-type="string" office:string-value="577 - mining_machinery" calcext:value-type="string">
            <text:p>577 - mining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7]-2*[.H17];0)" office:value-type="float" office:value="22490" calcext:value-type="float">
            <text:p>22490</text:p>
          </table:table-cell>
          <table:table-cell table:formula="of:=MAX([.E17]+2*[.H1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hand_weapons</text:p>
          </table:table-cell>
          <table:table-cell table:formula="of:=[$Sheet1.K21]" office:value-type="float" office:value="717.131474103586" calcext:value-type="float">
            <text:p>717,13</text:p>
          </table:table-cell>
          <table:table-cell/>
          <table:table-cell table:formula="of:=CONCATENATE(TEXT([.B18];0);&quot; - &quot;;[.A18])" office:value-type="string" office:string-value="717 - hand_weapons" calcext:value-type="string">
            <text:p>717 - hand_weapon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8]-2*[.H18];0)" office:value-type="float" office:value="22490" calcext:value-type="float">
            <text:p>22490</text:p>
          </table:table-cell>
          <table:table-cell table:formula="of:=MAX([.E18]+2*[.H1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onsumer_goods</text:p>
          </table:table-cell>
          <table:table-cell table:formula="of:=[$Sheet1.K20]" office:value-type="float" office:value="731.707317073171" calcext:value-type="float">
            <text:p>731,71</text:p>
          </table:table-cell>
          <table:table-cell/>
          <table:table-cell table:formula="of:=CONCATENATE(TEXT([.B19];0);&quot; - &quot;;[.A19])" office:value-type="string" office:string-value="732 - consumer_goods" calcext:value-type="string">
            <text:p>732 - consumer_good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9]-2*[.H19];0)" office:value-type="float" office:value="22490" calcext:value-type="float">
            <text:p>22490</text:p>
          </table:table-cell>
          <table:table-cell table:formula="of:=MAX([.E19]+2*[.H1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air_processors</text:p>
          </table:table-cell>
          <table:table-cell table:formula="of:=[$Sheet1.K19]" office:value-type="float" office:value="882.352941176471" calcext:value-type="float">
            <text:p>882,35</text:p>
          </table:table-cell>
          <table:table-cell/>
          <table:table-cell table:formula="of:=CONCATENATE(TEXT([.B20];0);&quot; - &quot;;[.A20])" office:value-type="string" office:string-value="882 - air_processors" calcext:value-type="string">
            <text:p>882 - air_processor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0]-2*[.H20];0)" office:value-type="float" office:value="22490" calcext:value-type="float">
            <text:p>22490</text:p>
          </table:table-cell>
          <table:table-cell table:formula="of:=MAX([.E20]+2*[.H2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animal_meat</text:p>
          </table:table-cell>
          <table:table-cell table:formula="of:=[$Sheet1.K18]" office:value-type="float" office:value="1440" calcext:value-type="float">
            <text:p>1440,00</text:p>
          </table:table-cell>
          <table:table-cell/>
          <table:table-cell table:formula="of:=CONCATENATE(TEXT([.B21];0);&quot; - &quot;;[.A21])" office:value-type="string" office:string-value="1440 - animal_meat" calcext:value-type="string">
            <text:p>1440 - animal_meat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1]-2*[.H21];0)" office:value-type="float" office:value="22490" calcext:value-type="float">
            <text:p>22490</text:p>
          </table:table-cell>
          <table:table-cell table:formula="of:=MAX([.E21]+2*[.H2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industrial_machinery</text:p>
          </table:table-cell>
          <table:table-cell table:formula="of:=[$Sheet1.K17]" office:value-type="float" office:value="1451.61290322581" calcext:value-type="float">
            <text:p>1451,61</text:p>
          </table:table-cell>
          <table:table-cell/>
          <table:table-cell table:formula="of:=CONCATENATE(TEXT([.B22];0);&quot; - &quot;;[.A22])" office:value-type="string" office:string-value="1452 - industrial_machinery" calcext:value-type="string">
            <text:p>1452 - industrial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2]-2*[.H22];0)" office:value-type="float" office:value="22490" calcext:value-type="float">
            <text:p>22490</text:p>
          </table:table-cell>
          <table:table-cell table:formula="of:=MAX([.E22]+2*[.H2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ruit_and_veg</text:p>
          </table:table-cell>
          <table:table-cell table:formula="of:=[$Sheet1.K16]" office:value-type="float" office:value="1714.28571428571" calcext:value-type="float">
            <text:p>1714,29</text:p>
          </table:table-cell>
          <table:table-cell/>
          <table:table-cell table:formula="of:=CONCATENATE(TEXT([.B23];0);&quot; - &quot;;[.A23])" office:value-type="string" office:string-value="1714 - fruit_and_veg" calcext:value-type="string">
            <text:p>1714 - fruit_and_veg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3]-2*[.H23];0)" office:value-type="float" office:value="22490" calcext:value-type="float">
            <text:p>22490</text:p>
          </table:table-cell>
          <table:table-cell table:formula="of:=MAX([.E23]+2*[.H2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arm_machinery</text:p>
          </table:table-cell>
          <table:table-cell table:formula="of:=[$Sheet1.K15]" office:value-type="float" office:value="2250" calcext:value-type="float">
            <text:p>2250,00</text:p>
          </table:table-cell>
          <table:table-cell/>
          <table:table-cell table:formula="of:=CONCATENATE(TEXT([.B24];0);&quot; - &quot;;[.A24])" office:value-type="string" office:string-value="2250 - farm_machinery" calcext:value-type="string">
            <text:p>2250 - farm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4]-2*[.H24];0)" office:value-type="float" office:value="22490" calcext:value-type="float">
            <text:p>22490</text:p>
          </table:table-cell>
          <table:table-cell table:formula="of:=MAX([.E24]+2*[.H2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textiles</text:p>
          </table:table-cell>
          <table:table-cell table:formula="of:=[$Sheet1.K14]" office:value-type="float" office:value="2769.23076923077" calcext:value-type="float">
            <text:p>2769,23</text:p>
          </table:table-cell>
          <table:table-cell/>
          <table:table-cell table:formula="of:=CONCATENATE(TEXT([.B25];0);&quot; - &quot;;[.A25])" office:value-type="string" office:string-value="2769 - textiles" calcext:value-type="string">
            <text:p>2769 - textil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5]-2*[.H25];0)" office:value-type="float" office:value="22490" calcext:value-type="float">
            <text:p>22490</text:p>
          </table:table-cell>
          <table:table-cell table:formula="of:=MAX([.E25]+2*[.H2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ilitary_fuel</text:p>
          </table:table-cell>
          <table:table-cell table:formula="of:=[$Sheet1.K13]" office:value-type="float" office:value="3673.4693877551" calcext:value-type="float">
            <text:p>3673,47</text:p>
          </table:table-cell>
          <table:table-cell/>
          <table:table-cell table:formula="of:=CONCATENATE(TEXT([.B26];0);&quot; - &quot;;[.A26])" office:value-type="string" office:string-value="3673 - military_fuel" calcext:value-type="string">
            <text:p>3673 - military_fuel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6]-2*[.H26];0)" office:value-type="float" office:value="22490" calcext:value-type="float">
            <text:p>22490</text:p>
          </table:table-cell>
          <table:table-cell table:formula="of:=MAX([.E26]+2*[.H26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tal_alloys</text:p>
          </table:table-cell>
          <table:table-cell table:formula="of:=[$Sheet1.K11]" office:value-type="float" office:value="4186.04651162791" calcext:value-type="float">
            <text:p>4186,05</text:p>
          </table:table-cell>
          <table:table-cell/>
          <table:table-cell table:formula="of:=CONCATENATE(TEXT([.B27];0);&quot; - &quot;;[.A27])" office:value-type="string" office:string-value="4186 - metal_alloys" calcext:value-type="string">
            <text:p>4186 - metal_alloy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7]-2*[.H27];0)" office:value-type="float" office:value="22490" calcext:value-type="float">
            <text:p>22490</text:p>
          </table:table-cell>
          <table:table-cell table:formula="of:=MAX([.E27]+2*[.H2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tal_ore</text:p>
          </table:table-cell>
          <table:table-cell table:formula="of:=[$Sheet1.K12]" office:value-type="float" office:value="4186.04651162791" calcext:value-type="float">
            <text:p>4186,05</text:p>
          </table:table-cell>
          <table:table-cell/>
          <table:table-cell table:formula="of:=CONCATENATE(TEXT([.B28];0);&quot; - &quot;;[.A28])" office:value-type="string" office:string-value="4186 - metal_ore" calcext:value-type="string">
            <text:p>4186 - metal_ore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8]-2*[.H28];0)" office:value-type="float" office:value="22490" calcext:value-type="float">
            <text:p>22490</text:p>
          </table:table-cell>
          <table:table-cell table:formula="of:=MAX([.E28]+2*[.H2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grain</text:p>
          </table:table-cell>
          <table:table-cell table:formula="of:=[$Sheet1.K10]" office:value-type="float" office:value="4390.24390243902" calcext:value-type="float">
            <text:p>4390,24</text:p>
          </table:table-cell>
          <table:table-cell/>
          <table:table-cell table:formula="of:=CONCATENATE(TEXT([.B29];0);&quot; - &quot;;[.A29])" office:value-type="string" office:string-value="4390 - grain" calcext:value-type="string">
            <text:p>4390 - grai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9]-2*[.H29];0)" office:value-type="float" office:value="22490" calcext:value-type="float">
            <text:p>22490</text:p>
          </table:table-cell>
          <table:table-cell table:formula="of:=MAX([.E29]+2*[.H2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plastics</text:p>
          </table:table-cell>
          <table:table-cell table:formula="of:=[$Sheet1.K9]" office:value-type="float" office:value="5000" calcext:value-type="float">
            <text:p>5000,00</text:p>
          </table:table-cell>
          <table:table-cell/>
          <table:table-cell table:formula="of:=CONCATENATE(TEXT([.B30];0);&quot; - &quot;;[.A30])" office:value-type="string" office:string-value="5000 - plastics" calcext:value-type="string">
            <text:p>5000 - plastic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0]-2*[.H30];0)" office:value-type="float" office:value="22490" calcext:value-type="float">
            <text:p>22490</text:p>
          </table:table-cell>
          <table:table-cell table:formula="of:=MAX([.E30]+2*[.H3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table:formula="of:=[$Sheet1.K8]" office:value-type="float" office:value="12000" calcext:value-type="float">
            <text:p>12000,00</text:p>
          </table:table-cell>
          <table:table-cell/>
          <table:table-cell table:formula="of:=CONCATENATE(TEXT([.B31];0);&quot; - &quot;;[.A31])" office:value-type="string" office:string-value="12000 - fertilizer" calcext:value-type="string">
            <text:p>12000 - fertilize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1]-2*[.H31];0)" office:value-type="float" office:value="22490" calcext:value-type="float">
            <text:p>22490</text:p>
          </table:table-cell>
          <table:table-cell table:formula="of:=MAX([.E31]+2*[.H3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quid_oxygen</text:p>
          </table:table-cell>
          <table:table-cell table:formula="of:=[$Sheet1.K7]" office:value-type="float" office:value="18367.3469387755" calcext:value-type="float">
            <text:p>18367,35</text:p>
          </table:table-cell>
          <table:table-cell/>
          <table:table-cell table:formula="of:=CONCATENATE(TEXT([.B32];0);&quot; - &quot;;[.A32])" office:value-type="string" office:string-value="18367 - liquid_oxygen" calcext:value-type="string">
            <text:p>18367 - liquid_oxyge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2]-2*[.H32];0)" office:value-type="float" office:value="22490" calcext:value-type="float">
            <text:p>22490</text:p>
          </table:table-cell>
          <table:table-cell table:formula="of:=MAX([.E32]+2*[.H3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arbon_ore</text:p>
          </table:table-cell>
          <table:table-cell table:formula="of:=[$Sheet1.K6]" office:value-type="float" office:value="25714.2857142857" calcext:value-type="float">
            <text:p>25714,29</text:p>
          </table:table-cell>
          <table:table-cell/>
          <table:table-cell table:formula="of:=CONCATENATE(TEXT([.B33];0);&quot; - &quot;;[.A33])" office:value-type="string" office:string-value="25714 - carbon_ore" calcext:value-type="string">
            <text:p>25714 - carbon_ore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3]-2*[.H33];0)" office:value-type="float" office:value="22490" calcext:value-type="float">
            <text:p>22490</text:p>
          </table:table-cell>
          <table:table-cell table:formula="of:=MAX([.E33]+2*[.H3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table:formula="of:=[$Sheet1.K5]" office:value-type="float" office:value="36000" calcext:value-type="float">
            <text:p>36000,00</text:p>
          </table:table-cell>
          <table:table-cell/>
          <table:table-cell table:formula="of:=CONCATENATE(TEXT([.B34];0);&quot; - &quot;;[.A34])" office:value-type="string" office:string-value="36000 - hydrogen" calcext:value-type="string">
            <text:p>36000 - hydroge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4]-2*[.H34];0)" office:value-type="float" office:value="22490" calcext:value-type="float">
            <text:p>22490</text:p>
          </table:table-cell>
          <table:table-cell table:formula="of:=MAX([.E34]+2*[.H3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formula="of:=[$Sheet1.K4]" office:value-type="float" office:value="150000" calcext:value-type="float">
            <text:p>150000,00</text:p>
          </table:table-cell>
          <table:table-cell/>
          <table:table-cell table:formula="of:=CONCATENATE(TEXT([.B35];0);&quot; - &quot;;[.A35])" office:value-type="string" office:string-value="150000 - water" calcext:value-type="string">
            <text:p>150000 - wate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5]-2*[.H35];0)" office:value-type="float" office:value="22490" calcext:value-type="float">
            <text:p>22490</text:p>
          </table:table-cell>
          <table:table-cell table:formula="of:=MAX([.E35]+2*[.H3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_2" table:style-name="ta1">
        <table:shapes>
          <draw:frame draw:z-index="0" draw:style-name="gr1" draw:text-style-name="P1" svg:width="33.263cm" svg:height="22.993cm" svg:x="28.199cm" svg:y="0.453cm">
            <draw:object draw:notify-on-update-of-ranges="Sheet2_2.D4:Sheet2_2.D42 Sheet2_2.E3:Sheet2_2.E3 Sheet2_2.E4:Sheet2_2.E42 Sheet2_2.F3:Sheet2_2.F3 Sheet2_2.F4:Sheet2_2.F42 Sheet2_2.G3:Sheet2_2.G3 Sheet2_2.G4:Sheet2_2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style-name="ce10" office:value-type="string" calcext:value-type="string">
            <text:p>a</text:p>
          </table:table-cell>
          <table:table-cell table:style-name="ce12" office:value-type="string" calcext:value-type="string">
            <text:p>constant</text:p>
          </table:table-cell>
          <table:table-cell table:number-columns-repeated="2"/>
          <table:table-cell table:style-name="ce10" office:value-type="string" calcext:value-type="string">
            <text:p>v^{**}</text:p>
          </table:table-cell>
          <table:table-cell table:style-name="ce15" office:value-type="string" calcext:value-type="string">
            <text:p>1-a</text:p>
          </table:table-cell>
          <table:table-cell table:style-name="ce10" office:value-type="string" calcext:value-type="string">
            <text:p>coefficient</text:p>
          </table:table-cell>
          <table:table-cell table:style-name="ce17" office:value-type="string" calcext:value-type="string">
            <text:p>std_dev/2</text:p>
          </table:table-cell>
          <table:table-cell table:number-columns-repeated="6"/>
        </table:table-row>
        <table:table-row table:style-name="ro1">
          <table:table-cell table:style-name="ce10" office:value-type="float" office:value="1.26085136436363" calcext:value-type="float">
            <text:p>1,26085136436363</text:p>
          </table:table-cell>
          <table:table-cell table:style-name="ce12" office:value-type="float" office:value="297098.817025605" calcext:value-type="float">
            <text:p>297098,82</text:p>
          </table:table-cell>
          <table:table-cell/>
          <table:table-cell table:formula="of:=[.B24]*[.C24]/1.8*1.3*0.8" office:value-type="float" office:value="72371.8012559689" calcext:value-type="float">
            <text:p>72371,8012559689</text:p>
          </table:table-cell>
          <table:table-cell table:style-name="ce10" office:value-type="float" office:value="1.8" calcext:value-type="float">
            <text:p>1,8</text:p>
          </table:table-cell>
          <table:table-cell table:style-name="ce15" table:formula="of:=1-[.A2]" office:value-type="float" office:value="-0.26085136436363" calcext:value-type="float">
            <text:p>-0,26085136436363</text:p>
          </table:table-cell>
          <table:table-cell table:style-name="ce10" office:value-type="float" office:value="81702.1746820414" calcext:value-type="float">
            <text:p>81702,1746820414</text:p>
          </table:table-cell>
          <table:table-cell table:style-name="ce17" office:value-type="float" office:value="7579.73356936575" calcext:value-type="float">
            <text:p>7579,73356936575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max stock</text:p>
          </table:table-cell>
          <table:table-cell table:style-name="ce7" office:value-type="string" calcext:value-type="string">
            <text:p>price</text:p>
          </table:table-cell>
          <table:table-cell/>
          <table:table-cell table:style-name="ce7" office:value-type="string" calcext:value-type="string">
            <text:p>profit</text:p>
          </table:table-cell>
          <table:table-cell table:style-name="ce15"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table:style-name="ce7" office:value-type="string" calcext:value-type="string">
            <text:p>std_de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go_local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4];0);&quot; - &quot;;[.A4])" office:value-type="string" office:string-value="10 - cargo_local" calcext:value-type="string">
            <text:p>10 - cargo_local</text:p>
          </table:table-cell>
          <table:table-cell table:style-name="ce4" office:value-type="float" office:value="329" calcext:value-type="float">
            <text:p>329</text:p>
          </table:table-cell>
          <table:table-cell table:formula="of:=MAX([.E4]-2*[.H4];0)" office:value-type="float" office:value="29" calcext:value-type="float">
            <text:p>29</text:p>
          </table:table-cell>
          <table:table-cell table:formula="of:=MAX([.E4]+2*[.H4];0)" office:value-type="float" office:value="629" calcext:value-type="float">
            <text:p>629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go_system</text:p>
          </table:table-cell>
          <table:table-cell office:value-type="float" office:value="100" calcext:value-type="float">
            <text:p>100,00</text:p>
          </table:table-cell>
          <table:table-cell/>
          <table:table-cell table:formula="of:=CONCATENATE(TEXT([.B5];0);&quot; - &quot;;[.A5])" office:value-type="string" office:string-value="100 - cargo_system" calcext:value-type="string">
            <text:p>100 - cargo_system</text:p>
          </table:table-cell>
          <table:table-cell table:style-name="ce4" office:value-type="float" office:value="830" calcext:value-type="float">
            <text:p>830</text:p>
          </table:table-cell>
          <table:table-cell table:formula="of:=MAX([.E5]-2*[.H5];0)" office:value-type="float" office:value="0" calcext:value-type="float">
            <text:p>0</text:p>
          </table:table-cell>
          <table:table-cell table:formula="of:=MAX([.E5]+2*[.H5];0)" office:value-type="float" office:value="1834" calcext:value-type="float">
            <text:p>1834</text:p>
          </table:table-cell>
          <table:table-cell office:value-type="float" office:value="502" calcext:value-type="float">
            <text:p>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iver_package</text:p>
          </table:table-cell>
          <table:table-cell table:number-columns-repeated="2"/>
          <table:table-cell table:formula="of:=CONCATENATE(TEXT([.B6];0);&quot; - &quot;;[.A6])" office:value-type="string" office:string-value="0 - deliver_package" calcext:value-type="string">
            <text:p>0 - deliver_package</text:p>
          </table:table-cell>
          <table:table-cell table:style-name="ce4" office:value-type="float" office:value="885" calcext:value-type="float">
            <text:p>885</text:p>
          </table:table-cell>
          <table:table-cell table:formula="of:=MAX([.E6]-2*[.H6];0)" office:value-type="float" office:value="0" calcext:value-type="float">
            <text:p>0</text:p>
          </table:table-cell>
          <table:table-cell table:formula="of:=MAX([.E6]+2*[.H6];0)" office:value-type="float" office:value="1913" calcext:value-type="float">
            <text:p>1913</text:p>
          </table:table-cell>
          <table:table-cell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7];0);&quot; - &quot;;[.A7])" office:value-type="string" office:string-value="10 - taxi" calcext:value-type="string">
            <text:p>10 - taxi</text:p>
          </table:table-cell>
          <table:table-cell table:style-name="ce4" office:value-type="float" office:value="5666" calcext:value-type="float">
            <text:p>5666</text:p>
          </table:table-cell>
          <table:table-cell table:formula="of:=MAX([.E7]-2*[.H7];0)" office:value-type="float" office:value="0" calcext:value-type="float">
            <text:p>0</text:p>
          </table:table-cell>
          <table:table-cell table:formula="of:=MAX([.E7]+2*[.H7];0)" office:value-type="float" office:value="12104" calcext:value-type="float">
            <text:p>12104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ssination</text:p>
          </table:table-cell>
          <table:table-cell table:number-columns-repeated="2"/>
          <table:table-cell table:formula="of:=CONCATENATE(TEXT([.B8];0);&quot; - &quot;;[.A8])" office:value-type="string" office:string-value="0 - Assassination" calcext:value-type="string">
            <text:p>0 - Assassination</text:p>
          </table:table-cell>
          <table:table-cell table:style-name="ce4" office:value-type="float" office:value="8259" calcext:value-type="float">
            <text:p>8259</text:p>
          </table:table-cell>
          <table:table-cell table:formula="of:=MAX([.E8]-2*[.H8];0)" office:value-type="float" office:value="233" calcext:value-type="float">
            <text:p>233</text:p>
          </table:table-cell>
          <table:table-cell table:formula="of:=MAX([.E8]+2*[.H8];0)" office:value-type="float" office:value="16285" calcext:value-type="float">
            <text:p>16285</text:p>
          </table:table-cell>
          <table:table-cell office:value-type="float" office:value="4013" calcext:value-type="float">
            <text:p>4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onatrix</text:p>
          </table:table-cell>
          <table:table-cell office:value-type="float" office:value="30" calcext:value-type="float">
            <text:p>30,00</text:p>
          </table:table-cell>
          <table:table-cell table:formula="of:=(v_double*constant/[.B9])^(1/a)" office:value-type="float" office:value="2352.73387926012" calcext:value-type="float">
            <text:p>2352,73387926012</text:p>
          </table:table-cell>
          <table:table-cell table:formula="of:=CONCATENATE(TEXT([.B9];0);&quot; - &quot;;[.A9])" office:value-type="string" office:string-value="30 - sinonatrix" calcext:value-type="string">
            <text:p>30 - sinonatrix</text:p>
          </table:table-cell>
          <table:table-cell table:formula="of:=[.$G$53]*[.B9]^[.$F$53]" office:value-type="float" office:value="10783.363613276" calcext:value-type="float">
            <text:p>10783,363613276</text:p>
          </table:table-cell>
          <table:table-cell table:formula="of:=MAX([.E9]-2*[.H9];0)" office:value-type="float" office:value="8782.55951012179" calcext:value-type="float">
            <text:p>8782,55951012179</text:p>
          </table:table-cell>
          <table:table-cell table:formula="of:=MAX([.E9]+2*[.H9];0)" office:value-type="float" office:value="12784.1677164302" calcext:value-type="float">
            <text:p>12784,1677164302</text:p>
          </table:table-cell>
          <table:table-cell table:formula="of:=[.$H$53]*[.B9]^[.$F$53]" office:value-type="float" office:value="1000.4020515771" calcext:value-type="float">
            <text:p>1000,4020515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ous_metals</text:p>
          </table:table-cell>
          <table:table-cell table:formula="of:=constant*[.C10]^(-a)*v_double" office:value-type="float" office:value="33.0275229357786" calcext:value-type="float">
            <text:p>33,03</text:p>
          </table:table-cell>
          <table:table-cell office:value-type="float" office:value="2180" calcext:value-type="float">
            <text:p>2180</text:p>
          </table:table-cell>
          <table:table-cell table:formula="of:=CONCATENATE(TEXT([.B10];0);&quot; - &quot;;[.A10])" office:value-type="string" office:string-value="33 - precious_metals" calcext:value-type="string">
            <text:p>33 - precious_metals</text:p>
          </table:table-cell>
          <table:table-cell table:style-name="ce4" table:formula="of:=[.$G$2]*[.C10]^[.$F$2]" office:value-type="float" office:value="10999.9999999996" calcext:value-type="float">
            <text:p>11000</text:p>
          </table:table-cell>
          <table:table-cell table:formula="of:=MAX([.E10]-2*[.H10];0)" office:value-type="float" office:value="8958.99999999967" calcext:value-type="float">
            <text:p>8958,99999999967</text:p>
          </table:table-cell>
          <table:table-cell table:formula="of:=MAX([.E10]+2*[.H10];0)" office:value-type="float" office:value="13040.9999999995" calcext:value-type="float">
            <text:p>13040,9999999995</text:p>
          </table:table-cell>
          <table:table-cell table:formula="of:=[.$H$2]*[.C10]^[.$F$2]" office:value-type="float" office:value="1020.49999999996" calcext:value-type="float">
            <text:p>1020,49999999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amola</text:p>
          </table:table-cell>
          <table:table-cell office:value-type="float" office:value="80" calcext:value-type="float">
            <text:p>80,00</text:p>
          </table:table-cell>
          <table:table-cell table:formula="of:=(v_double*constant/[.B11])^(1/a)" office:value-type="float" office:value="1080.76347520317" calcext:value-type="float">
            <text:p>1080,76347520317</text:p>
          </table:table-cell>
          <table:table-cell table:formula="of:=CONCATENATE(TEXT([.B11];0);&quot; - &quot;;[.A11])" office:value-type="string" office:string-value="80 - molamola" calcext:value-type="string">
            <text:p>80 - molamola</text:p>
          </table:table-cell>
          <table:table-cell table:formula="of:=[.$G$53]*[.B11]^[.$F$53]" office:value-type="float" office:value="13209.3313635948" calcext:value-type="float">
            <text:p>13209,3313635948</text:p>
          </table:table-cell>
          <table:table-cell table:formula="of:=MAX([.E11]-2*[.H11];0)" office:value-type="float" office:value="10758.3999714951" calcext:value-type="float">
            <text:p>10758,3999714951</text:p>
          </table:table-cell>
          <table:table-cell table:formula="of:=MAX([.E11]+2*[.H11];0)" office:value-type="float" office:value="15660.2627556946" calcext:value-type="float">
            <text:p>15660,2627556946</text:p>
          </table:table-cell>
          <table:table-cell table:formula="of:=[.$H$53]*[.B11]^[.$F$53]" office:value-type="float" office:value="1225.46569604987" calcext:value-type="float">
            <text:p>1225,46569604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aves</text:p>
          </table:table-cell>
          <table:table-cell table:formula="of:=constant*[.C12]^(-a)*v_double" office:value-type="float" office:value="87.0219545604316" calcext:value-type="float">
            <text:p>87,02</text:p>
          </table:table-cell>
          <table:table-cell office:value-type="float" office:value="1011" calcext:value-type="float">
            <text:p>1011</text:p>
          </table:table-cell>
          <table:table-cell table:formula="of:=CONCATENATE(TEXT([.B12];0);&quot; - &quot;;[.A12])" office:value-type="string" office:string-value="87 - slaves" calcext:value-type="string">
            <text:p>87 - slaves</text:p>
          </table:table-cell>
          <table:table-cell table:style-name="ce4" table:formula="of:=[.$G$2]*[.C12]^[.$F$2]" office:value-type="float" office:value="13441.2660648133" calcext:value-type="float">
            <text:p>13441</text:p>
          </table:table-cell>
          <table:table-cell table:formula="of:=MAX([.E12]-2*[.H12];0)" office:value-type="float" office:value="10947.3002431511" calcext:value-type="float">
            <text:p>10947,3002431511</text:p>
          </table:table-cell>
          <table:table-cell table:formula="of:=MAX([.E12]+2*[.H12];0)" office:value-type="float" office:value="15935.2318864755" calcext:value-type="float">
            <text:p>15935,2318864755</text:p>
          </table:table-cell>
          <table:table-cell table:formula="of:=[.$H$2]*[.C12]^[.$F$2]" office:value-type="float" office:value="1246.98291083109" calcext:value-type="float">
            <text:p>1246,98291083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_animals</text:p>
          </table:table-cell>
          <table:table-cell table:formula="of:=constant*[.C13]^(-a)*v_double" office:value-type="float" office:value="96.4231517922903" calcext:value-type="float">
            <text:p>96,42</text:p>
          </table:table-cell>
          <table:table-cell office:value-type="float" office:value="932" calcext:value-type="float">
            <text:p>932</text:p>
          </table:table-cell>
          <table:table-cell table:formula="of:=CONCATENATE(TEXT([.B13];0);&quot; - &quot;;[.A13])" office:value-type="string" office:string-value="96 - live_animals" calcext:value-type="string">
            <text:p>96 - live_animals</text:p>
          </table:table-cell>
          <table:table-cell table:style-name="ce4" table:formula="of:=[.$G$2]*[.C13]^[.$F$2]" office:value-type="float" office:value="13729.5854468689" calcext:value-type="float">
            <text:p>13730</text:p>
          </table:table-cell>
          <table:table-cell table:formula="of:=MAX([.E13]-2*[.H13];0)" office:value-type="float" office:value="11182.123274409" calcext:value-type="float">
            <text:p>11182,123274409</text:p>
          </table:table-cell>
          <table:table-cell table:formula="of:=MAX([.E13]+2*[.H13];0)" office:value-type="float" office:value="16277.0476193288" calcext:value-type="float">
            <text:p>16277,0476193288</text:p>
          </table:table-cell>
          <table:table-cell table:formula="of:=[.$H$2]*[.C13]^[.$F$2]" office:value-type="float" office:value="1273.73108622998" calcext:value-type="float">
            <text:p>1273,73108622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ots</text:p>
          </table:table-cell>
          <table:table-cell table:formula="of:=constant*[.C14]^(-a)*v_double" office:value-type="float" office:value="111.766066299814" calcext:value-type="float">
            <text:p>111,77</text:p>
          </table:table-cell>
          <table:table-cell office:value-type="float" office:value="829" calcext:value-type="float">
            <text:p>829</text:p>
          </table:table-cell>
          <table:table-cell table:formula="of:=CONCATENATE(TEXT([.B14];0);&quot; - &quot;;[.A14])" office:value-type="string" office:string-value="112 - robots" calcext:value-type="string">
            <text:p>112 - robots</text:p>
          </table:table-cell>
          <table:table-cell table:style-name="ce4" table:formula="of:=[.$G$2]*[.C14]^[.$F$2]" office:value-type="float" office:value="14155.4827581668" calcext:value-type="float">
            <text:p>14155</text:p>
          </table:table-cell>
          <table:table-cell table:formula="of:=MAX([.E14]-2*[.H14];0)" office:value-type="float" office:value="11528.9972754924" calcext:value-type="float">
            <text:p>11528,9972754924</text:p>
          </table:table-cell>
          <table:table-cell table:formula="of:=MAX([.E14]+2*[.H14];0)" office:value-type="float" office:value="16781.9682408412" calcext:value-type="float">
            <text:p>16781,9682408412</text:p>
          </table:table-cell>
          <table:table-cell table:formula="of:=[.$H$2]*[.C14]^[.$F$2]" office:value-type="float" office:value="1313.2427413372" calcext:value-type="float">
            <text:p>1313,2427413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e_gas</text:p>
          </table:table-cell>
          <table:table-cell table:formula="of:=constant*[.C15]^(-a)*v_double" office:value-type="float" office:value="114.546491845431" calcext:value-type="float">
            <text:p>114,55</text:p>
          </table:table-cell>
          <table:table-cell office:value-type="float" office:value="813" calcext:value-type="float">
            <text:p>813</text:p>
          </table:table-cell>
          <table:table-cell table:formula="of:=CONCATENATE(TEXT([.B15];0);&quot; - &quot;;[.A15])" office:value-type="string" office:string-value="115 - nerve_gas" calcext:value-type="string">
            <text:p>115 - nerve_gas</text:p>
          </table:table-cell>
          <table:table-cell table:style-name="ce4" table:formula="of:=[.$G$2]*[.C15]^[.$F$2]" office:value-type="float" office:value="14227.6288413012" calcext:value-type="float">
            <text:p>14228</text:p>
          </table:table-cell>
          <table:table-cell table:formula="of:=MAX([.E15]-2*[.H15];0)" office:value-type="float" office:value="11587.7569808379" calcext:value-type="float">
            <text:p>11587,7569808379</text:p>
          </table:table-cell>
          <table:table-cell table:formula="of:=MAX([.E15]+2*[.H15];0)" office:value-type="float" office:value="16867.5007017645" calcext:value-type="float">
            <text:p>16867,5007017645</text:p>
          </table:table-cell>
          <table:table-cell table:formula="of:=[.$H$2]*[.C15]^[.$F$2]" office:value-type="float" office:value="1319.93593023163" calcext:value-type="float">
            <text:p>1319,93593023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ipjack</text:p>
          </table:table-cell>
          <table:table-cell office:value-type="float" office:value="140" calcext:value-type="float">
            <text:p>140,00</text:p>
          </table:table-cell>
          <table:table-cell table:formula="of:=(v_double*constant/[.B16])^(1/a)" office:value-type="float" office:value="693.383594754613" calcext:value-type="float">
            <text:p>693,383594754613</text:p>
          </table:table-cell>
          <table:table-cell table:formula="of:=CONCATENATE(TEXT([.B16];0);&quot; - &quot;;[.A16])" office:value-type="string" office:string-value="140 - skipjack" calcext:value-type="string">
            <text:p>140 - skipjack</text:p>
          </table:table-cell>
          <table:table-cell table:formula="of:=[.$G$53]*[.B16]^[.$F$53]" office:value-type="float" office:value="14830.7046655854" calcext:value-type="float">
            <text:p>14830,7046655854</text:p>
          </table:table-cell>
          <table:table-cell table:formula="of:=MAX([.E16]-2*[.H16];0)" office:value-type="float" office:value="12078.9348271799" calcext:value-type="float">
            <text:p>12078,9348271799</text:p>
          </table:table-cell>
          <table:table-cell table:formula="of:=MAX([.E16]+2*[.H16];0)" office:value-type="float" office:value="17582.4745039908" calcext:value-type="float">
            <text:p>17582,4745039908</text:p>
          </table:table-cell>
          <table:table-cell table:formula="of:=[.$H$53]*[.B16]^[.$F$53]" office:value-type="float" office:value="1375.88491920271" calcext:value-type="float">
            <text:p>1375,88491920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rcotics</text:p>
          </table:table-cell>
          <table:table-cell table:formula="of:=constant*[.C17]^(-a)*v_double" office:value-type="float" office:value="157.356786629217" calcext:value-type="float">
            <text:p>157,36</text:p>
          </table:table-cell>
          <table:table-cell office:value-type="float" office:value="632" calcext:value-type="float">
            <text:p>632</text:p>
          </table:table-cell>
          <table:table-cell table:formula="of:=CONCATENATE(TEXT([.B17];0);&quot; - &quot;;[.A17])" office:value-type="string" office:string-value="157 - narcotics" calcext:value-type="string">
            <text:p>157 - narcotics</text:p>
          </table:table-cell>
          <table:table-cell table:style-name="ce4" table:formula="of:=[.$G$2]*[.C17]^[.$F$2]" office:value-type="float" office:value="15193.6719534211" calcext:value-type="float">
            <text:p>15194</text:p>
          </table:table-cell>
          <table:table-cell table:formula="of:=MAX([.E17]-2*[.H17];0)" office:value-type="float" office:value="12374.5551846091" calcext:value-type="float">
            <text:p>12374,5551846091</text:p>
          </table:table-cell>
          <table:table-cell table:formula="of:=MAX([.E17]+2*[.H17];0)" office:value-type="float" office:value="18012.7887222331" calcext:value-type="float">
            <text:p>18012,7887222331</text:p>
          </table:table-cell>
          <table:table-cell table:formula="of:=[.$H$2]*[.C17]^[.$F$2]" office:value-type="float" office:value="1409.55838440602" calcext:value-type="float">
            <text:p>1409,55838440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_weapons</text:p>
          </table:table-cell>
          <table:table-cell table:formula="of:=constant*[.C18]^(-a)*v_double" office:value-type="float" office:value="165.571723380123" calcext:value-type="float">
            <text:p>165,57</text:p>
          </table:table-cell>
          <table:table-cell office:value-type="float" office:value="607" calcext:value-type="float">
            <text:p>607</text:p>
          </table:table-cell>
          <table:table-cell table:formula="of:=CONCATENATE(TEXT([.B18];0);&quot; - &quot;;[.A18])" office:value-type="string" office:string-value="166 - battle_weapons" calcext:value-type="string">
            <text:p>166 - battle_weapons</text:p>
          </table:table-cell>
          <table:table-cell table:style-name="ce4" table:formula="of:=[.$G$2]*[.C18]^[.$F$2]" office:value-type="float" office:value="15354.4777362373" calcext:value-type="float">
            <text:p>15354</text:p>
          </table:table-cell>
          <table:table-cell table:formula="of:=MAX([.E18]-2*[.H18];0)" office:value-type="float" office:value="12505.5241853591" calcext:value-type="float">
            <text:p>12505,5241853591</text:p>
          </table:table-cell>
          <table:table-cell table:formula="of:=MAX([.E18]+2*[.H18];0)" office:value-type="float" office:value="18203.4312871155" calcext:value-type="float">
            <text:p>18203,4312871155</text:p>
          </table:table-cell>
          <table:table-cell table:formula="of:=[.$H$2]*[.C18]^[.$F$2]" office:value-type="float" office:value="1424.47677543911" calcext:value-type="float">
            <text:p>1424,476775439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cines</text:p>
          </table:table-cell>
          <table:table-cell table:formula="of:=constant*[.C19]^(-a)*v_double" office:value-type="float" office:value="182.050202066331" calcext:value-type="float">
            <text:p>182,05</text:p>
          </table:table-cell>
          <table:table-cell office:value-type="float" office:value="563" calcext:value-type="float">
            <text:p>563</text:p>
          </table:table-cell>
          <table:table-cell table:formula="of:=CONCATENATE(TEXT([.B19];0);&quot; - &quot;;[.A19])" office:value-type="string" office:string-value="182 - medicines" calcext:value-type="string">
            <text:p>182 - medicines</text:p>
          </table:table-cell>
          <table:table-cell table:style-name="ce4" table:formula="of:=[.$G$2]*[.C19]^[.$F$2]" office:value-type="float" office:value="15658.8458527332" calcext:value-type="float">
            <text:p>15659</text:p>
          </table:table-cell>
          <table:table-cell table:formula="of:=MAX([.E19]-2*[.H19];0)" office:value-type="float" office:value="12753.4181813306" calcext:value-type="float">
            <text:p>12753,4181813306</text:p>
          </table:table-cell>
          <table:table-cell table:formula="of:=MAX([.E19]+2*[.H19];0)" office:value-type="float" office:value="18564.2735241358" calcext:value-type="float">
            <text:p>18564,2735241358</text:p>
          </table:table-cell>
          <table:table-cell table:formula="of:=[.$H$2]*[.C19]^[.$F$2]" office:value-type="float" office:value="1452.71383570129" calcext:value-type="float">
            <text:p>1452,71383570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rs</text:p>
          </table:table-cell>
          <table:table-cell table:formula="of:=constant*[.C20]^(-a)*v_double" office:value-type="float" office:value="234.229980161753" calcext:value-type="float">
            <text:p>234,23</text:p>
          </table:table-cell>
          <table:table-cell office:value-type="float" office:value="461" calcext:value-type="float">
            <text:p>461</text:p>
          </table:table-cell>
          <table:table-cell table:formula="of:=CONCATENATE(TEXT([.B20];0);&quot; - &quot;;[.A20])" office:value-type="string" office:string-value="234 - computers" calcext:value-type="string">
            <text:p>234 - computers</text:p>
          </table:table-cell>
          <table:table-cell table:style-name="ce4" table:formula="of:=[.$G$2]*[.C20]^[.$F$2]" office:value-type="float" office:value="16496.947630559" calcext:value-type="float">
            <text:p>16497</text:p>
          </table:table-cell>
          <table:table-cell table:formula="of:=MAX([.E20]-2*[.H20];0)" office:value-type="float" office:value="13436.0139838344" calcext:value-type="float">
            <text:p>13436,0139838344</text:p>
          </table:table-cell>
          <table:table-cell table:formula="of:=MAX([.E20]+2*[.H20];0)" office:value-type="float" office:value="19557.8812772836" calcext:value-type="float">
            <text:p>19557,8812772836</text:p>
          </table:table-cell>
          <table:table-cell table:formula="of:=[.$H$2]*[.C20]^[.$F$2]" office:value-type="float" office:value="1530.46682336232" calcext:value-type="float">
            <text:p>1530,46682336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quor</text:p>
          </table:table-cell>
          <table:table-cell table:formula="of:=constant*[.C21]^(-a)*v_double" office:value-type="float" office:value="261.845215021323" calcext:value-type="float">
            <text:p>261,85</text:p>
          </table:table-cell>
          <table:table-cell office:value-type="float" office:value="422" calcext:value-type="float">
            <text:p>422</text:p>
          </table:table-cell>
          <table:table-cell table:formula="of:=CONCATENATE(TEXT([.B21];0);&quot; - &quot;;[.A21])" office:value-type="string" office:string-value="262 - liquor" calcext:value-type="string">
            <text:p>262 - liquor</text:p>
          </table:table-cell>
          <table:table-cell table:style-name="ce4" table:formula="of:=[.$G$2]*[.C21]^[.$F$2]" office:value-type="float" office:value="16881.7428906803" calcext:value-type="float">
            <text:p>16882</text:p>
          </table:table-cell>
          <table:table-cell table:formula="of:=MAX([.E21]-2*[.H21];0)" office:value-type="float" office:value="13749.4122325095" calcext:value-type="float">
            <text:p>13749,4122325095</text:p>
          </table:table-cell>
          <table:table-cell table:formula="of:=MAX([.E21]+2*[.H21];0)" office:value-type="float" office:value="20014.0735488511" calcext:value-type="float">
            <text:p>20014,0735488511</text:p>
          </table:table-cell>
          <table:table-cell table:formula="of:=[.$H$2]*[.C21]^[.$F$2]" office:value-type="float" office:value="1566.16532908539" calcext:value-type="float">
            <text:p>1566,16532908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eb</text:p>
          </table:table-cell>
          <table:table-cell office:value-type="float" office:value="360" calcext:value-type="float">
            <text:p>360,00</text:p>
          </table:table-cell>
          <table:table-cell table:formula="of:=(v_double*constant/[.B22])^(1/a)" office:value-type="float" office:value="327.837088043694" calcext:value-type="float">
            <text:p>327,837088043694</text:p>
          </table:table-cell>
          <table:table-cell table:formula="of:=CONCATENATE(TEXT([.B22];0);&quot; - &quot;;[.A22])" office:value-type="string" office:string-value="360 - deneb" calcext:value-type="string">
            <text:p>360 - deneb</text:p>
          </table:table-cell>
          <table:table-cell table:formula="of:=[.$G$53]*[.B22]^[.$F$53]" office:value-type="float" office:value="18031.0398424039" calcext:value-type="float">
            <text:p>18031,0398424039</text:p>
          </table:table-cell>
          <table:table-cell table:formula="of:=MAX([.E22]-2*[.H22];0)" office:value-type="float" office:value="14685.4623589179" calcext:value-type="float">
            <text:p>14685,4623589179</text:p>
          </table:table-cell>
          <table:table-cell table:formula="of:=MAX([.E22]+2*[.H22];0)" office:value-type="float" office:value="21376.61732589" calcext:value-type="float">
            <text:p>21376,61732589</text:p>
          </table:table-cell>
          <table:table-cell table:formula="of:=[.$H$53]*[.B22]^[.$F$53]" office:value-type="float" office:value="1672.78874174302" calcext:value-type="float">
            <text:p>1672,78874174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ng_machinery</text:p>
          </table:table-cell>
          <table:table-cell table:formula="of:=constant*[.C23]^(-a)*v_double" office:value-type="float" office:value="383.190915821253" calcext:value-type="float">
            <text:p>383,19</text:p>
          </table:table-cell>
          <table:table-cell office:value-type="float" office:value="312" calcext:value-type="float">
            <text:p>312</text:p>
          </table:table-cell>
          <table:table-cell table:formula="of:=CONCATENATE(TEXT([.B23];0);&quot; - &quot;;[.A23])" office:value-type="string" office:string-value="383 - mining_machinery" calcext:value-type="string">
            <text:p>383 - mining_machinery</text:p>
          </table:table-cell>
          <table:table-cell table:style-name="ce4" table:formula="of:=[.$G$2]*[.C23]^[.$F$2]" office:value-type="float" office:value="18265.4336541464" calcext:value-type="float">
            <text:p>18265</text:p>
          </table:table-cell>
          <table:table-cell table:formula="of:=MAX([.E23]-2*[.H23];0)" office:value-type="float" office:value="14876.365464318" calcext:value-type="float">
            <text:p>14876,365464318</text:p>
          </table:table-cell>
          <table:table-cell table:formula="of:=MAX([.E23]+2*[.H23];0)" office:value-type="float" office:value="21654.5018439748" calcext:value-type="float">
            <text:p>21654,5018439748</text:p>
          </table:table-cell>
          <table:table-cell table:formula="of:=[.$H$2]*[.C23]^[.$F$2]" office:value-type="float" office:value="1694.53409491422" calcext:value-type="float">
            <text:p>1694,53409491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33</text:p>
          </table:table-cell>
          <table:table-cell table:style-name="Default" office:value-type="float" office:value="480" calcext:value-type="float">
            <text:p>480</text:p>
          </table:table-cell>
          <table:table-cell table:formula="of:=(v_double*constant/[.B24])^(1/a)" office:value-type="float" office:value="260.956014144119" calcext:value-type="float">
            <text:p>260,956014144119</text:p>
          </table:table-cell>
          <table:table-cell table:formula="of:=CONCATENATE(TEXT([.B24];0);&quot; - &quot;;[.A24])" office:value-type="string" office:string-value="480 - ac33" calcext:value-type="string">
            <text:p>480 - ac33</text:p>
          </table:table-cell>
          <table:table-cell table:formula="of:=[.$G$53]*[.B24]^[.$F$53]" office:value-type="float" office:value="19136.7743705695" calcext:value-type="float">
            <text:p>19136,7743705695</text:p>
          </table:table-cell>
          <table:table-cell table:formula="of:=MAX([.E24]-2*[.H24];0)" office:value-type="float" office:value="15586.0328714484" calcext:value-type="float">
            <text:p>15586,0328714484</text:p>
          </table:table-cell>
          <table:table-cell table:formula="of:=MAX([.E24]+2*[.H24];0)" office:value-type="float" office:value="22687.5158696906" calcext:value-type="float">
            <text:p>22687,5158696906</text:p>
          </table:table-cell>
          <table:table-cell table:formula="of:=[.$H$53]*[.B24]^[.$F$53]" office:value-type="float" office:value="1775.37074956056" calcext:value-type="float">
            <text:p>1775,37074956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d_weapons</text:p>
          </table:table-cell>
          <table:table-cell table:formula="of:=constant*[.C25]^(-a)*v_double" office:value-type="float" office:value="504.12883861489" calcext:value-type="float">
            <text:p>504,13</text:p>
          </table:table-cell>
          <table:table-cell office:value-type="float" office:value="251" calcext:value-type="float">
            <text:p>251</text:p>
          </table:table-cell>
          <table:table-cell table:formula="of:=CONCATENATE(TEXT([.B25];0);&quot; - &quot;;[.A25])" office:value-type="string" office:string-value="504 - hand_weapons" calcext:value-type="string">
            <text:p>504 - hand_weapons</text:p>
          </table:table-cell>
          <table:table-cell table:style-name="ce4" table:formula="of:=[.$G$2]*[.C25]^[.$F$2]" office:value-type="float" office:value="19331.940602996" calcext:value-type="float">
            <text:p>19332</text:p>
          </table:table-cell>
          <table:table-cell table:formula="of:=MAX([.E25]-2*[.H25];0)" office:value-type="float" office:value="15744.9868965674" calcext:value-type="float">
            <text:p>15744,9868965674</text:p>
          </table:table-cell>
          <table:table-cell table:formula="of:=MAX([.E25]+2*[.H25];0)" office:value-type="float" office:value="22918.8943094246" calcext:value-type="float">
            <text:p>22918,8943094246</text:p>
          </table:table-cell>
          <table:table-cell table:formula="of:=[.$H$2]*[.C25]^[.$F$2]" office:value-type="float" office:value="1793.47685321431" calcext:value-type="float">
            <text:p>1793,47685321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er_goods</text:p>
          </table:table-cell>
          <table:table-cell table:formula="of:=constant*[.C26]^(-a)*v_double" office:value-type="float" office:value="517.082256974628" calcext:value-type="float">
            <text:p>517,08</text:p>
          </table:table-cell>
          <table:table-cell office:value-type="float" office:value="246" calcext:value-type="float">
            <text:p>246</text:p>
          </table:table-cell>
          <table:table-cell table:formula="of:=CONCATENATE(TEXT([.B26];0);&quot; - &quot;;[.A26])" office:value-type="string" office:string-value="517 - consumer_goods" calcext:value-type="string">
            <text:p>517 - consumer_goods</text:p>
          </table:table-cell>
          <table:table-cell table:style-name="ce4" table:formula="of:=[.$G$2]*[.C26]^[.$F$2]" office:value-type="float" office:value="19433.6748246298" calcext:value-type="float">
            <text:p>19434</text:p>
          </table:table-cell>
          <table:table-cell table:formula="of:=MAX([.E26]-2*[.H26];0)" office:value-type="float" office:value="15827.8447958053" calcext:value-type="float">
            <text:p>15827,8447958053</text:p>
          </table:table-cell>
          <table:table-cell table:formula="of:=MAX([.E26]+2*[.H26];0)" office:value-type="float" office:value="23039.5048534543" calcext:value-type="float">
            <text:p>23039,5048534543</text:p>
          </table:table-cell>
          <table:table-cell table:formula="of:=[.$H$2]*[.C26]^[.$F$2]" office:value-type="float" office:value="1802.91501441224" calcext:value-type="float">
            <text:p>1802,9150144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nose</text:p>
          </table:table-cell>
          <table:table-cell table:style-name="Default" office:value-type="float" office:value="550" calcext:value-type="float">
            <text:p>550</text:p>
          </table:table-cell>
          <table:table-cell table:formula="of:=(v_double*constant/[.B27])^(1/a)" office:value-type="float" office:value="234.248708910838" calcext:value-type="float">
            <text:p>234,248708910838</text:p>
          </table:table-cell>
          <table:table-cell table:formula="of:=CONCATENATE(TEXT([.B27];0);&quot; - &quot;;[.A27])" office:value-type="string" office:string-value="550 - bluenose" calcext:value-type="string">
            <text:p>550 - bluenose</text:p>
          </table:table-cell>
          <table:table-cell table:formula="of:=[.$G$53]*[.B27]^[.$F$53]" office:value-type="float" office:value="19683.398457092" calcext:value-type="float">
            <text:p>19683,398457092</text:p>
          </table:table-cell>
          <table:table-cell table:formula="of:=MAX([.E27]-2*[.H27];0)" office:value-type="float" office:value="16031.2333433716" calcext:value-type="float">
            <text:p>16031,2333433716</text:p>
          </table:table-cell>
          <table:table-cell table:formula="of:=MAX([.E27]+2*[.H27];0)" office:value-type="float" office:value="23335.5635708125" calcext:value-type="float">
            <text:p>23335,5635708125</text:p>
          </table:table-cell>
          <table:table-cell table:formula="of:=[.$H$53]*[.B27]^[.$F$53]" office:value-type="float" office:value="1826.08255686022" calcext:value-type="float">
            <text:p>1826,08255686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_processors</text:p>
          </table:table-cell>
          <table:table-cell table:formula="of:=constant*[.C28]^(-a)*v_double" office:value-type="float" office:value="654.746340698229" calcext:value-type="float">
            <text:p>654,75</text:p>
          </table:table-cell>
          <table:table-cell office:value-type="float" office:value="204" calcext:value-type="float">
            <text:p>204</text:p>
          </table:table-cell>
          <table:table-cell table:formula="of:=CONCATENATE(TEXT([.B28];0);&quot; - &quot;;[.A28])" office:value-type="string" office:string-value="655 - air_processors" calcext:value-type="string">
            <text:p>655 - air_processors</text:p>
          </table:table-cell>
          <table:table-cell table:style-name="ce4" table:formula="of:=[.$G$2]*[.C28]^[.$F$2]" office:value-type="float" office:value="20406.2609517615" calcext:value-type="float">
            <text:p>20406</text:p>
          </table:table-cell>
          <table:table-cell table:formula="of:=MAX([.E28]-2*[.H28];0)" office:value-type="float" office:value="16619.9719878938" calcext:value-type="float">
            <text:p>16619,9719878938</text:p>
          </table:table-cell>
          <table:table-cell table:formula="of:=MAX([.E28]+2*[.H28];0)" office:value-type="float" office:value="24192.5499156292" calcext:value-type="float">
            <text:p>24192,5499156292</text:p>
          </table:table-cell>
          <table:table-cell table:formula="of:=[.$H$2]*[.C28]^[.$F$2]" office:value-type="float" office:value="1893.14448193387" calcext:value-type="float">
            <text:p>1893,14448193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urestar</text:p>
          </table:table-cell>
          <table:table-cell table:style-name="Default" office:value-type="float" office:value="880" calcext:value-type="float">
            <text:p>880</text:p>
          </table:table-cell>
          <table:table-cell table:formula="of:=(v_double*constant/[.B29])^(1/a)" office:value-type="float" office:value="161.356552719889" calcext:value-type="float">
            <text:p>161,356552719889</text:p>
          </table:table-cell>
          <table:table-cell table:formula="of:=CONCATENATE(TEXT([.B29];0);&quot; - &quot;;[.A29])" office:value-type="string" office:string-value="880 - venturestar" calcext:value-type="string">
            <text:p>880 - venturestar</text:p>
          </table:table-cell>
          <table:table-cell table:formula="of:=[.$G$53]*[.B29]^[.$F$53]" office:value-type="float" office:value="21693.4920878971" calcext:value-type="float">
            <text:p>21693,4920878971</text:p>
          </table:table-cell>
          <table:table-cell table:formula="of:=MAX([.E29]-2*[.H29];0)" office:value-type="float" office:value="17668.36323777" calcext:value-type="float">
            <text:p>17668,36323777</text:p>
          </table:table-cell>
          <table:table-cell table:formula="of:=MAX([.E29]+2*[.H29];0)" office:value-type="float" office:value="25718.6209380242" calcext:value-type="float">
            <text:p>25718,6209380242</text:p>
          </table:table-cell>
          <table:table-cell table:formula="of:=[.$H$53]*[.B29]^[.$F$53]" office:value-type="float" office:value="2012.56442506354" calcext:value-type="float">
            <text:p>2012,56442506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l_meat</text:p>
          </table:table-cell>
          <table:table-cell table:formula="of:=constant*[.C30]^(-a)*v_double" office:value-type="float" office:value="1214.17581174647" calcext:value-type="float">
            <text:p>1214,18</text:p>
          </table:table-cell>
          <table:table-cell office:value-type="float" office:value="125" calcext:value-type="float">
            <text:p>125</text:p>
          </table:table-cell>
          <table:table-cell table:formula="of:=CONCATENATE(TEXT([.B30];0);&quot; - &quot;;[.A30])" office:value-type="string" office:string-value="1214 - animal_meat" calcext:value-type="string">
            <text:p>1214 - animal_meat</text:p>
          </table:table-cell>
          <table:table-cell table:style-name="ce4" table:formula="of:=[.$G$2]*[.C30]^[.$F$2]" office:value-type="float" office:value="23187.3852937695" calcext:value-type="float">
            <text:p>23187</text:p>
          </table:table-cell>
          <table:table-cell table:formula="of:=MAX([.E30]-2*[.H30];0)" office:value-type="float" office:value="18885.0713497165" calcext:value-type="float">
            <text:p>18885,0713497165</text:p>
          </table:table-cell>
          <table:table-cell table:formula="of:=MAX([.E30]+2*[.H30];0)" office:value-type="float" office:value="27489.6992378225" calcext:value-type="float">
            <text:p>27489,6992378225</text:p>
          </table:table-cell>
          <table:table-cell table:formula="of:=[.$H$2]*[.C30]^[.$F$2]" office:value-type="float" office:value="2151.15697202652" calcext:value-type="float">
            <text:p>2151,15697202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strial_machinery</text:p>
          </table:table-cell>
          <table:table-cell table:formula="of:=constant*[.C31]^(-a)*v_double" office:value-type="float" office:value="1226.5347009947" calcext:value-type="float">
            <text:p>1226,53</text:p>
          </table:table-cell>
          <table:table-cell office:value-type="float" office:value="124" calcext:value-type="float">
            <text:p>124</text:p>
          </table:table-cell>
          <table:table-cell table:formula="of:=CONCATENATE(TEXT([.B31];0);&quot; - &quot;;[.A31])" office:value-type="string" office:string-value="1227 - industrial_machinery" calcext:value-type="string">
            <text:p>1227 - industrial_machinery</text:p>
          </table:table-cell>
          <table:table-cell table:style-name="ce4" table:formula="of:=[.$G$2]*[.C31]^[.$F$2]" office:value-type="float" office:value="23236.0185021774" calcext:value-type="float">
            <text:p>23236</text:p>
          </table:table-cell>
          <table:table-cell table:formula="of:=MAX([.E31]-2*[.H31];0)" office:value-type="float" office:value="18924.6808873643" calcext:value-type="float">
            <text:p>18924,6808873643</text:p>
          </table:table-cell>
          <table:table-cell table:formula="of:=MAX([.E31]+2*[.H31];0)" office:value-type="float" office:value="27547.3561169905" calcext:value-type="float">
            <text:p>27547,3561169905</text:p>
          </table:table-cell>
          <table:table-cell table:formula="of:=[.$H$2]*[.C31]^[.$F$2]" office:value-type="float" office:value="2155.66880740655" calcext:value-type="float">
            <text:p>2155,66880740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eria</text:p>
          </table:table-cell>
          <table:table-cell table:style-name="Default" office:value-type="float" office:value="1500" calcext:value-type="float">
            <text:p>1500</text:p>
          </table:table-cell>
          <table:table-cell table:formula="of:=(v_double*constant/[.B32])^(1/a)" office:value-type="float" office:value="105.704721501729" calcext:value-type="float">
            <text:p>105,704721501729</text:p>
          </table:table-cell>
          <table:table-cell table:formula="of:=CONCATENATE(TEXT([.B32];0);&quot; - &quot;;[.A32])" office:value-type="string" office:string-value="1500 - storeria" calcext:value-type="string">
            <text:p>1500 - storeria</text:p>
          </table:table-cell>
          <table:table-cell table:formula="of:=[.$G$53]*[.B32]^[.$F$53]" office:value-type="float" office:value="24223.9986774806" calcext:value-type="float">
            <text:p>24223,9986774806</text:p>
          </table:table-cell>
          <table:table-cell table:formula="of:=MAX([.E32]-2*[.H32];0)" office:value-type="float" office:value="19729.345831959" calcext:value-type="float">
            <text:p>19729,345831959</text:p>
          </table:table-cell>
          <table:table-cell table:formula="of:=MAX([.E32]+2*[.H32];0)" office:value-type="float" office:value="28718.6515230022" calcext:value-type="float">
            <text:p>28718,6515230022</text:p>
          </table:table-cell>
          <table:table-cell table:formula="of:=[.$H$53]*[.B32]^[.$F$53]" office:value-type="float" office:value="2247.32642276081" calcext:value-type="float">
            <text:p>2247,326422760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uit_and_veg</text:p>
          </table:table-cell>
          <table:table-cell table:formula="of:=constant*[.C33]^(-a)*v_double" office:value-type="float" office:value="1512.70465133013" calcext:value-type="float">
            <text:p>1512,70</text:p>
          </table:table-cell>
          <table:table-cell office:value-type="float" office:value="105" calcext:value-type="float">
            <text:p>105</text:p>
          </table:table-cell>
          <table:table-cell table:formula="of:=CONCATENATE(TEXT([.B33];0);&quot; - &quot;;[.A33])" office:value-type="string" office:string-value="1513 - fruit_and_veg" calcext:value-type="string">
            <text:p>1513 - fruit_and_veg</text:p>
          </table:table-cell>
          <table:table-cell table:style-name="ce4" table:formula="of:=[.$G$2]*[.C33]^[.$F$2]" office:value-type="float" office:value="24266.3037817541" calcext:value-type="float">
            <text:p>24266</text:p>
          </table:table-cell>
          <table:table-cell table:formula="of:=MAX([.E33]-2*[.H33];0)" office:value-type="float" office:value="19763.8014164304" calcext:value-type="float">
            <text:p>19763,8014164304</text:p>
          </table:table-cell>
          <table:table-cell table:formula="of:=MAX([.E33]+2*[.H33];0)" office:value-type="float" office:value="28768.8061470778" calcext:value-type="float">
            <text:p>28768,8061470778</text:p>
          </table:table-cell>
          <table:table-cell table:formula="of:=[.$H$2]*[.C33]^[.$F$2]" office:value-type="float" office:value="2251.25118266183" calcext:value-type="float">
            <text:p>2251,25118266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bar</text:p>
          </table:table-cell>
          <table:table-cell table:style-name="Default" office:value-type="float" office:value="1600" calcext:value-type="float">
            <text:p>1600</text:p>
          </table:table-cell>
          <table:table-cell table:formula="of:=(v_double*constant/[.B34])^(1/a)" office:value-type="float" office:value="100.430213998305" calcext:value-type="float">
            <text:p>100,430213998305</text:p>
          </table:table-cell>
          <table:table-cell table:formula="of:=CONCATENATE(TEXT([.B34];0);&quot; - &quot;;[.A34])" office:value-type="string" office:string-value="1600 - malabar" calcext:value-type="string">
            <text:p>1600 - malabar</text:p>
          </table:table-cell>
          <table:table-cell table:formula="of:=[.$G$53]*[.B34]^[.$F$53]" office:value-type="float" office:value="24549.6078662532" calcext:value-type="float">
            <text:p>24549,6078662532</text:p>
          </table:table-cell>
          <table:table-cell table:formula="of:=MAX([.E34]-2*[.H34];0)" office:value-type="float" office:value="19994.5397157966" calcext:value-type="float">
            <text:p>19994,5397157966</text:p>
          </table:table-cell>
          <table:table-cell table:formula="of:=MAX([.E34]+2*[.H34];0)" office:value-type="float" office:value="29104.6760167099" calcext:value-type="float">
            <text:p>29104,6760167099</text:p>
          </table:table-cell>
          <table:table-cell table:formula="of:=[.$H$53]*[.B34]^[.$F$53]" office:value-type="float" office:value="2277.53407522831" calcext:value-type="float">
            <text:p>2277,53407522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_machinery</text:p>
          </table:table-cell>
          <table:table-cell table:formula="of:=constant*[.C35]^(-a)*v_double" office:value-type="float" office:value="2131.37477250158" calcext:value-type="float">
            <text:p>2131,37</text:p>
          </table:table-cell>
          <table:table-cell office:value-type="float" office:value="80" calcext:value-type="float">
            <text:p>80</text:p>
          </table:table-cell>
          <table:table-cell table:formula="of:=CONCATENATE(TEXT([.B35];0);&quot; - &quot;;[.A35])" office:value-type="string" office:string-value="2131 - farm_machinery" calcext:value-type="string">
            <text:p>2131 - farm_machinery</text:p>
          </table:table-cell>
          <table:table-cell table:style-name="ce4" table:formula="of:=[.$G$2]*[.C35]^[.$F$2]" office:value-type="float" office:value="26050.1361083526" calcext:value-type="float">
            <text:p>26050</text:p>
          </table:table-cell>
          <table:table-cell table:formula="of:=MAX([.E35]-2*[.H35];0)" office:value-type="float" office:value="21216.6517631573" calcext:value-type="float">
            <text:p>21216,6517631573</text:p>
          </table:table-cell>
          <table:table-cell table:formula="of:=MAX([.E35]+2*[.H35];0)" office:value-type="float" office:value="30883.6204535478" calcext:value-type="float">
            <text:p>30883,6204535478</text:p>
          </table:table-cell>
          <table:table-cell table:formula="of:=[.$H$2]*[.C35]^[.$F$2]" office:value-type="float" office:value="2416.74217259762" calcext:value-type="float">
            <text:p>2416,74217259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odia</text:p>
          </table:table-cell>
          <table:table-cell table:style-name="Default" office:value-type="float" office:value="2500" calcext:value-type="float">
            <text:p>2500</text:p>
          </table:table-cell>
          <table:table-cell table:formula="of:=(v_double*constant/[.B36])^(1/a)" office:value-type="float" office:value="70.4924878472539" calcext:value-type="float">
            <text:p>70,4924878472539</text:p>
          </table:table-cell>
          <table:table-cell table:formula="of:=CONCATENATE(TEXT([.B36];0);&quot; - &quot;;[.A36])" office:value-type="string" office:string-value="2500 - nerodia" calcext:value-type="string">
            <text:p>2500 - nerodia</text:p>
          </table:table-cell>
          <table:table-cell table:formula="of:=[.$G$53]*[.B36]^[.$F$53]" office:value-type="float" office:value="26924.2141083272" calcext:value-type="float">
            <text:p>26924,2141083272</text:p>
          </table:table-cell>
          <table:table-cell table:formula="of:=MAX([.E36]-2*[.H36];0)" office:value-type="float" office:value="21928.5485633185" calcext:value-type="float">
            <text:p>21928,5485633185</text:p>
          </table:table-cell>
          <table:table-cell table:formula="of:=MAX([.E36]+2*[.H36];0)" office:value-type="float" office:value="31919.8796533359" calcext:value-type="float">
            <text:p>31919,8796533359</text:p>
          </table:table-cell>
          <table:table-cell table:formula="of:=[.$H$53]*[.B36]^[.$F$53]" office:value-type="float" office:value="2497.83277250436" calcext:value-type="float">
            <text:p>2497,83277250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iles</text:p>
          </table:table-cell>
          <table:table-cell table:formula="of:=constant*[.C37]^(-a)*v_double" office:value-type="float" office:value="2769.23076923071" calcext:value-type="float">
            <text:p>2769,23</text:p>
          </table:table-cell>
          <table:table-cell office:value-type="float" office:value="65" calcext:value-type="float">
            <text:p>65</text:p>
          </table:table-cell>
          <table:table-cell table:formula="of:=CONCATENATE(TEXT([.B37];0);&quot; - &quot;;[.A37])" office:value-type="string" office:string-value="2769 - textiles" calcext:value-type="string">
            <text:p>2769 - textiles</text:p>
          </table:table-cell>
          <table:table-cell table:style-name="ce4" table:formula="of:=[.$G$2]*[.C37]^[.$F$2]" office:value-type="float" office:value="27499.9999999994" calcext:value-type="float">
            <text:p>27500</text:p>
          </table:table-cell>
          <table:table-cell table:formula="of:=MAX([.E37]-2*[.H37];0)" office:value-type="float" office:value="22397.4999999995" calcext:value-type="float">
            <text:p>22397,4999999995</text:p>
          </table:table-cell>
          <table:table-cell table:formula="of:=MAX([.E37]+2*[.H37];0)" office:value-type="float" office:value="32602.4999999993" calcext:value-type="float">
            <text:p>32602,4999999993</text:p>
          </table:table-cell>
          <table:table-cell table:formula="of:=[.$H$2]*[.C37]^[.$F$2]" office:value-type="float" office:value="2551.24999999995" calcext:value-type="float">
            <text:p>2551,24999999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dos</text:p>
          </table:table-cell>
          <table:table-cell table:style-name="Default" office:value-type="float" office:value="2800" calcext:value-type="float">
            <text:p>2800</text:p>
          </table:table-cell>
          <table:table-cell table:formula="of:=(v_double*constant/[.B38])^(1/a)" office:value-type="float" office:value="64.4328425246131" calcext:value-type="float">
            <text:p>64,4328425246131</text:p>
          </table:table-cell>
          <table:table-cell table:formula="of:=CONCATENATE(TEXT([.B38];0);&quot; - &quot;;[.A38])" office:value-type="string" office:string-value="2800 - lodos" calcext:value-type="string">
            <text:p>2800 - lodos</text:p>
          </table:table-cell>
          <table:table-cell table:formula="of:=[.$G$53]*[.B38]^[.$F$53]" office:value-type="float" office:value="27562.9381910856" calcext:value-type="float">
            <text:p>27562,9381910856</text:p>
          </table:table-cell>
          <table:table-cell table:formula="of:=MAX([.E38]-2*[.H38];0)" office:value-type="float" office:value="22448.7602958124" calcext:value-type="float">
            <text:p>22448,7602958124</text:p>
          </table:table-cell>
          <table:table-cell table:formula="of:=MAX([.E38]+2*[.H38];0)" office:value-type="float" office:value="32677.1160863588" calcext:value-type="float">
            <text:p>32677,1160863588</text:p>
          </table:table-cell>
          <table:table-cell table:formula="of:=[.$H$53]*[.B38]^[.$F$53]" office:value-type="float" office:value="2557.08894763662" calcext:value-type="float">
            <text:p>2557,08894763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takara</text:p>
          </table:table-cell>
          <table:table-cell table:style-name="Default" office:value-type="float" office:value="2900" calcext:value-type="float">
            <text:p>2900</text:p>
          </table:table-cell>
          <table:table-cell table:formula="of:=(v_double*constant/[.B39])^(1/a)" office:value-type="float" office:value="62.6643077839676" calcext:value-type="float">
            <text:p>62,6643077839676</text:p>
          </table:table-cell>
          <table:table-cell table:formula="of:=CONCATENATE(TEXT([.B39];0);&quot; - &quot;;[.A39])" office:value-type="string" office:string-value="2900 - vatakara" calcext:value-type="string">
            <text:p>2900 - vatakara</text:p>
          </table:table-cell>
          <table:table-cell table:formula="of:=[.$G$53]*[.B39]^[.$F$53]" office:value-type="float" office:value="27763.7696987312" calcext:value-type="float">
            <text:p>27763,7696987312</text:p>
          </table:table-cell>
          <table:table-cell table:formula="of:=MAX([.E39]-2*[.H39];0)" office:value-type="float" office:value="22612.3284300848" calcext:value-type="float">
            <text:p>22612,3284300848</text:p>
          </table:table-cell>
          <table:table-cell table:formula="of:=MAX([.E39]+2*[.H39];0)" office:value-type="float" office:value="32915.2109673776" calcext:value-type="float">
            <text:p>32915,2109673776</text:p>
          </table:table-cell>
          <table:table-cell table:formula="of:=[.$H$53]*[.B39]^[.$F$53]" office:value-type="float" office:value="2575.7206343232" calcext:value-type="float">
            <text:p>2575,720634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miner</text:p>
          </table:table-cell>
          <table:table-cell table:style-name="Default" office:value-type="float" office:value="3100" calcext:value-type="float">
            <text:p>3100</text:p>
          </table:table-cell>
          <table:table-cell table:formula="of:=(v_double*constant/[.B40])^(1/a)" office:value-type="float" office:value="59.4358814667066" calcext:value-type="float">
            <text:p>59,4358814667066</text:p>
          </table:table-cell>
          <table:table-cell table:formula="of:=CONCATENATE(TEXT([.B40];0);&quot; - &quot;;[.A40])" office:value-type="string" office:string-value="3100 - dsminer" calcext:value-type="string">
            <text:p>3100 - dsminer</text:p>
          </table:table-cell>
          <table:table-cell table:formula="of:=[.$G$53]*[.B40]^[.$F$53]" office:value-type="float" office:value="28149.4938613163" calcext:value-type="float">
            <text:p>28149,4938613163</text:p>
          </table:table-cell>
          <table:table-cell table:formula="of:=MAX([.E40]-2*[.H40];0)" office:value-type="float" office:value="22926.4832275939" calcext:value-type="float">
            <text:p>22926,4832275939</text:p>
          </table:table-cell>
          <table:table-cell table:formula="of:=MAX([.E40]+2*[.H40];0)" office:value-type="float" office:value="33372.5044950388" calcext:value-type="float">
            <text:p>33372,5044950388</text:p>
          </table:table-cell>
          <table:table-cell table:formula="of:=[.$H$53]*[.B40]^[.$F$53]" office:value-type="float" office:value="2611.50531686121" calcext:value-type="float">
            <text:p>2611,50531686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itary_fuel</text:p>
          </table:table-cell>
          <table:table-cell table:formula="of:=constant*[.C41]^(-a)*v_double" office:value-type="float" office:value="3954.46188638226" calcext:value-type="float">
            <text:p>3954,46</text:p>
          </table:table-cell>
          <table:table-cell office:value-type="float" office:value="49" calcext:value-type="float">
            <text:p>49</text:p>
          </table:table-cell>
          <table:table-cell table:formula="of:=CONCATENATE(TEXT([.B41];0);&quot; - &quot;;[.A41])" office:value-type="string" office:string-value="3954 - military_fuel" calcext:value-type="string">
            <text:p>3954 - military_fuel</text:p>
          </table:table-cell>
          <table:table-cell table:style-name="ce4" table:formula="of:=[.$G$2]*[.C41]^[.$F$2]" office:value-type="float" office:value="29603.5410661117" calcext:value-type="float">
            <text:p>29604</text:p>
          </table:table-cell>
          <table:table-cell table:formula="of:=MAX([.E41]-2*[.H41];0)" office:value-type="float" office:value="24110.738582845" calcext:value-type="float">
            <text:p>24110,738582845</text:p>
          </table:table-cell>
          <table:table-cell table:formula="of:=MAX([.E41]+2*[.H41];0)" office:value-type="float" office:value="35096.3435493784" calcext:value-type="float">
            <text:p>35096,3435493784</text:p>
          </table:table-cell>
          <table:table-cell table:formula="of:=[.$H$2]*[.C41]^[.$F$2]" office:value-type="float" office:value="2746.40124163336" calcext:value-type="float">
            <text:p>2746,40124163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_alloys</text:p>
          </table:table-cell>
          <table:table-cell table:formula="of:=constant*[.C42]^(-a)*v_double" office:value-type="float" office:value="4662.43184937821" calcext:value-type="float">
            <text:p>4662,43</text:p>
          </table:table-cell>
          <table:table-cell office:value-type="float" office:value="43" calcext:value-type="float">
            <text:p>43</text:p>
          </table:table-cell>
          <table:table-cell table:formula="of:=CONCATENATE(TEXT([.B42];0);&quot; - &quot;;[.A42])" office:value-type="string" office:string-value="4662 - metal_alloys" calcext:value-type="string">
            <text:p>4662 - metal_alloys</text:p>
          </table:table-cell>
          <table:table-cell table:style-name="ce4" table:formula="of:=[.$G$2]*[.C42]^[.$F$2]" office:value-type="float" office:value="30629.5870104985" calcext:value-type="float">
            <text:p>30630</text:p>
          </table:table-cell>
          <table:table-cell table:formula="of:=MAX([.E42]-2*[.H42];0)" office:value-type="float" office:value="24946.406366096" calcext:value-type="float">
            <text:p>24946,406366096</text:p>
          </table:table-cell>
          <table:table-cell table:formula="of:=MAX([.E42]+2*[.H42];0)" office:value-type="float" office:value="36312.767654901" calcext:value-type="float">
            <text:p>36312,767654901</text:p>
          </table:table-cell>
          <table:table-cell table:formula="of:=[.$H$2]*[.C42]^[.$F$2]" office:value-type="float" office:value="2841.59032220125" calcext:value-type="float">
            <text:p>2841,59032220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_ore</text:p>
          </table:table-cell>
          <table:table-cell table:formula="of:=constant*[.C43]^(-a)*v_double" office:value-type="float" office:value="4662.43184937821" calcext:value-type="float">
            <text:p>4662,43</text:p>
          </table:table-cell>
          <table:table-cell office:value-type="float" office:value="43" calcext:value-type="float">
            <text:p>43</text:p>
          </table:table-cell>
          <table:table-cell table:formula="of:=CONCATENATE(TEXT([.B43];0);&quot; - &quot;;[.A43])" office:value-type="string" office:string-value="4662 - metal_ore" calcext:value-type="string">
            <text:p>4662 - metal_ore</text:p>
          </table:table-cell>
          <table:table-cell table:style-name="ce4" table:formula="of:=[.$G$2]*[.C43]^[.$F$2]" office:value-type="float" office:value="30629.5870104985" calcext:value-type="float">
            <text:p>30630</text:p>
          </table:table-cell>
          <table:table-cell table:formula="of:=MAX([.E43]-2*[.H43];0)" office:value-type="float" office:value="24946.406366096" calcext:value-type="float">
            <text:p>24946,406366096</text:p>
          </table:table-cell>
          <table:table-cell table:formula="of:=MAX([.E43]+2*[.H43];0)" office:value-type="float" office:value="36312.767654901" calcext:value-type="float">
            <text:p>36312,767654901</text:p>
          </table:table-cell>
          <table:table-cell table:formula="of:=[.$H$2]*[.C43]^[.$F$2]" office:value-type="float" office:value="2841.59032220125" calcext:value-type="float">
            <text:p>2841,59032220125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grain</text:p>
          </table:table-cell>
          <table:table-cell table:formula="of:=constant*[.C44]^(-a)*v_double" office:value-type="float" office:value="4950.9974367618" calcext:value-type="float">
            <text:p>4951,00</text:p>
          </table:table-cell>
          <table:table-cell office:value-type="float" office:value="41" calcext:value-type="float">
            <text:p>41</text:p>
          </table:table-cell>
          <table:table-cell table:formula="of:=CONCATENATE(TEXT([.B44];0);&quot; - &quot;;[.A44])" office:value-type="string" office:string-value="4951 - grain" calcext:value-type="string">
            <text:p>4951 - grain</text:p>
          </table:table-cell>
          <table:table-cell table:style-name="ce4" table:formula="of:=[.$G$2]*[.C44]^[.$F$2]" office:value-type="float" office:value="31012.4978330496" calcext:value-type="float">
            <text:p>31012</text:p>
          </table:table-cell>
          <table:table-cell table:formula="of:=MAX([.E44]-2*[.H44];0)" office:value-type="float" office:value="25258.2698260265" calcext:value-type="float">
            <text:p>25258,2698260265</text:p>
          </table:table-cell>
          <table:table-cell table:formula="of:=MAX([.E44]+2*[.H44];0)" office:value-type="float" office:value="36766.7258400727" calcext:value-type="float">
            <text:p>36766,7258400727</text:p>
          </table:table-cell>
          <table:table-cell table:formula="of:=[.$H$2]*[.C44]^[.$F$2]" office:value-type="float" office:value="2877.11400351156" calcext:value-type="float">
            <text:p>2877,11400351156</text:p>
          </table:table-cell>
          <table:table-cell table:number-columns-repeated="2"/>
          <table:table-cell table:style-name="ce8"/>
          <table:table-cell table:number-columns-repeated="2"/>
          <table:table-cell table:formula="of:=[.E24]/[.E9]" office:value-type="float" office:value="1.77465724581606" calcext:value-type="float">
            <text:p>1,77465724581606</text:p>
          </table:table-cell>
        </table:table-row>
        <table:table-row table:style-name="ro1">
          <table:table-cell office:value-type="string" calcext:value-type="string">
            <text:p>plastics</text:p>
          </table:table-cell>
          <table:table-cell table:formula="of:=constant*[.C45]^(-a)*v_double" office:value-type="float" office:value="5833.20576315818" calcext:value-type="float">
            <text:p>5833,21</text:p>
          </table:table-cell>
          <table:table-cell office:value-type="float" office:value="36" calcext:value-type="float">
            <text:p>36</text:p>
          </table:table-cell>
          <table:table-cell table:formula="of:=CONCATENATE(TEXT([.B45];0);&quot; - &quot;;[.A45])" office:value-type="string" office:string-value="5833 - plastics" calcext:value-type="string">
            <text:p>5833 - plastics</text:p>
          </table:table-cell>
          <table:table-cell table:style-name="ce4" table:formula="of:=[.$G$2]*[.C45]^[.$F$2]" office:value-type="float" office:value="32082.63169737" calcext:value-type="float">
            <text:p>32083</text:p>
          </table:table-cell>
          <table:table-cell table:formula="of:=MAX([.E45]-2*[.H45];0)" office:value-type="float" office:value="26129.8452160671" calcext:value-type="float">
            <text:p>26129,8452160671</text:p>
          </table:table-cell>
          <table:table-cell table:formula="of:=MAX([.E45]+2*[.H45];0)" office:value-type="float" office:value="38035.4181786729" calcext:value-type="float">
            <text:p>38035,4181786729</text:p>
          </table:table-cell>
          <table:table-cell table:formula="of:=[.$H$2]*[.C45]^[.$F$2]" office:value-type="float" office:value="2976.39324065146" calcext:value-type="float">
            <text:p>2976,39324065146</text:p>
          </table:table-cell>
          <table:table-cell table:number-columns-repeated="2"/>
          <table:table-cell table:style-name="ce8" table:formula="of:=180000/3100" office:value-type="float" office:value="58.0645161290323" calcext:value-type="float">
            <text:p>58,06</text:p>
          </table:table-cell>
          <table:table-cell table:formula="of:=80/[.K45]" office:value-type="float" office:value="1.37777777777778" calcext:value-type="float">
            <text:p>1,37777777777778</text:p>
          </table:table-cell>
          <table:table-cell/>
          <table:table-cell table:formula="of:=[.E9]/[.C9]*4" office:value-type="float" office:value="18.3333333333341" calcext:value-type="float">
            <text:p>18,3333333333341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table:formula="of:=constant*[.C46]^(-a)*v_double" office:value-type="float" office:value="17591.2685670653" calcext:value-type="float">
            <text:p>17591,27</text:p>
          </table:table-cell>
          <table:table-cell office:value-type="float" office:value="15" calcext:value-type="float">
            <text:p>15</text:p>
          </table:table-cell>
          <table:table-cell table:formula="of:=CONCATENATE(TEXT([.B46];0);&quot; - &quot;;[.A46])" office:value-type="string" office:string-value="17591 - fertilizer" calcext:value-type="string">
            <text:p>17591 - fertilizer</text:p>
          </table:table-cell>
          <table:table-cell table:style-name="ce4" table:formula="of:=[.$G$2]*[.C46]^[.$F$2]" office:value-type="float" office:value="40313.3237995246" calcext:value-type="float">
            <text:p>40313</text:p>
          </table:table-cell>
          <table:table-cell table:formula="of:=MAX([.E46]-2*[.H46];0)" office:value-type="float" office:value="32833.3698109037" calcext:value-type="float">
            <text:p>32833,3698109037</text:p>
          </table:table-cell>
          <table:table-cell table:formula="of:=MAX([.E46]+2*[.H46];0)" office:value-type="float" office:value="47793.2777881455" calcext:value-type="float">
            <text:p>47793,2777881455</text:p>
          </table:table-cell>
          <table:table-cell table:formula="of:=[.$H$2]*[.C46]^[.$F$2]" office:value-type="float" office:value="3739.97699431044" calcext:value-type="float">
            <text:p>3739,97699431044</text:p>
          </table:table-cell>
          <table:table-cell table:number-columns-repeated="2"/>
          <table:table-cell table:style-name="ce8"/>
          <table:table-cell office:value-type="float" office:value="1.38" calcext:value-type="float">
            <text:p>1,38</text:p>
          </table:table-cell>
          <table:table-cell table:formula="of:=2.5*[.L46]"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string" calcext:value-type="string">
            <text:p>liquid_oxygen</text:p>
          </table:table-cell>
          <table:table-cell table:formula="of:=constant*[.C47]^(-a)*v_double" office:value-type="float" office:value="30087.4012390169" calcext:value-type="float">
            <text:p>30087,40</text:p>
          </table:table-cell>
          <table:table-cell office:value-type="float" office:value="9.8" calcext:value-type="float">
            <text:p>9,8</text:p>
          </table:table-cell>
          <table:table-cell table:formula="of:=CONCATENATE(TEXT([.B47];0);&quot; - &quot;;[.A47])" office:value-type="string" office:string-value="30087 - liquid_oxygen" calcext:value-type="string">
            <text:p>30087 - liquid_oxygen</text:p>
          </table:table-cell>
          <table:table-cell table:style-name="ce4" table:formula="of:=[.$G$2]*[.C47]^[.$F$2]" office:value-type="float" office:value="45047.5257439725" calcext:value-type="float">
            <text:p>45048</text:p>
          </table:table-cell>
          <table:table-cell table:formula="of:=MAX([.E47]-2*[.H47];0)" office:value-type="float" office:value="36689.1621036591" calcext:value-type="float">
            <text:p>36689,1621036591</text:p>
          </table:table-cell>
          <table:table-cell table:formula="of:=MAX([.E47]+2*[.H47];0)" office:value-type="float" office:value="53405.8893842859" calcext:value-type="float">
            <text:p>53405,8893842859</text:p>
          </table:table-cell>
          <table:table-cell table:formula="of:=[.$H$2]*[.C47]^[.$F$2]" office:value-type="float" office:value="4179.18182015672" calcext:value-type="float">
            <text:p>4179,18182015672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carbon_ore</text:p>
          </table:table-cell>
          <table:table-cell table:formula="of:=constant*[.C48]^(-a)*v_double" office:value-type="float" office:value="45986.5057071161" calcext:value-type="float">
            <text:p>45986,51</text:p>
          </table:table-cell>
          <table:table-cell office:value-type="float" office:value="7" calcext:value-type="float">
            <text:p>7</text:p>
          </table:table-cell>
          <table:table-cell table:formula="of:=CONCATENATE(TEXT([.B48];0);&quot; - &quot;;[.A48])" office:value-type="string" office:string-value="45987 - carbon_ore" calcext:value-type="string">
            <text:p>45987 - carbon_ore</text:p>
          </table:table-cell>
          <table:table-cell table:style-name="ce4" table:formula="of:=[.$G$2]*[.C48]^[.$F$2]" office:value-type="float" office:value="49180.0130478881" calcext:value-type="float">
            <text:p>49180</text:p>
          </table:table-cell>
          <table:table-cell table:formula="of:=MAX([.E48]-2*[.H48];0)" office:value-type="float" office:value="40054.8851723663" calcext:value-type="float">
            <text:p>40054,8851723663</text:p>
          </table:table-cell>
          <table:table-cell table:formula="of:=MAX([.E48]+2*[.H48];0)" office:value-type="float" office:value="58305.1409234099" calcext:value-type="float">
            <text:p>58305,1409234099</text:p>
          </table:table-cell>
          <table:table-cell table:formula="of:=[.$H$2]*[.C48]^[.$F$2]" office:value-type="float" office:value="4562.56393776089" calcext:value-type="float">
            <text:p>4562,56393776089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hydrogen</text:p>
          </table:table-cell>
          <table:table-cell table:formula="of:=constant*[.C49]^(-a)*v_double" office:value-type="float" office:value="70287.1840060496" calcext:value-type="float">
            <text:p>70287,18</text:p>
          </table:table-cell>
          <table:table-cell office:value-type="float" office:value="5" calcext:value-type="float">
            <text:p>5</text:p>
          </table:table-cell>
          <table:table-cell table:formula="of:=CONCATENATE(TEXT([.B49];0);&quot; - &quot;;[.A49])" office:value-type="string" office:string-value="70287 - hydrogen" calcext:value-type="string">
            <text:p>70287 - hydrogen</text:p>
          </table:table-cell>
          <table:table-cell table:style-name="ce4" table:formula="of:=[.$G$2]*[.C49]^[.$F$2]" office:value-type="float" office:value="53691.5988935101" calcext:value-type="float">
            <text:p>53692</text:p>
          </table:table-cell>
          <table:table-cell table:formula="of:=MAX([.E49]-2*[.H49];0)" office:value-type="float" office:value="43729.3667715415" calcext:value-type="float">
            <text:p>43729,3667715415</text:p>
          </table:table-cell>
          <table:table-cell table:formula="of:=MAX([.E49]+2*[.H49];0)" office:value-type="float" office:value="63653.8310154787" calcext:value-type="float">
            <text:p>63653,8310154787</text:p>
          </table:table-cell>
          <table:table-cell table:formula="of:=[.$H$2]*[.C49]^[.$F$2]" office:value-type="float" office:value="4981.11606098428" calcext:value-type="float">
            <text:p>4981,11606098428</text:p>
          </table:table-cell>
          <table:table-cell table:number-columns-repeated="2"/>
          <table:table-cell table:style-name="ce8"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table:formula="of:=constant*[.C50]^(-a)*v_double" office:value-type="float" office:value="424949.81601515" calcext:value-type="float">
            <text:p>424949,82</text:p>
          </table:table-cell>
          <table:table-cell office:value-type="float" office:value="1.2" calcext:value-type="float">
            <text:p>1,2</text:p>
          </table:table-cell>
          <table:table-cell table:formula="of:=CONCATENATE(TEXT([.B50];0);&quot; - &quot;;[.A50])" office:value-type="string" office:string-value="424950 - water" calcext:value-type="string">
            <text:p>424950 - water</text:p>
          </table:table-cell>
          <table:table-cell table:style-name="ce4" table:formula="of:=[.$G$2]*[.C50]^[.$F$2]" office:value-type="float" office:value="77907.4662694442" calcext:value-type="float">
            <text:p>77907</text:p>
          </table:table-cell>
          <table:table-cell table:formula="of:=MAX([.E50]-2*[.H50];0)" office:value-type="float" office:value="63452.0900279955" calcext:value-type="float">
            <text:p>63452,0900279955</text:p>
          </table:table-cell>
          <table:table-cell table:formula="of:=MAX([.E50]+2*[.H50];0)" office:value-type="float" office:value="92362.8425108929" calcext:value-type="float">
            <text:p>92362,8425108929</text:p>
          </table:table-cell>
          <table:table-cell table:formula="of:=[.$H$2]*[.C50]^[.$F$2]" office:value-type="float" office:value="7227.68812072435" calcext:value-type="float">
            <text:p>7227,68812072435</text:p>
          </table:table-cell>
          <table:table-cell table:number-columns-repeated="2"/>
          <table:table-cell table:style-name="ce11" table:formula="of:=0.25*1.3*(3100/1.8)^((a-1)/a)*constant^(1/a)/32500" office:value-type="float" office:value="1.02361795859328" calcext:value-type="float">
            <text:p>1,023617959</text:p>
          </table:table-cell>
          <table:table-cell table:formula="of:=[.K50]*32500/(0.25*1.3*constant*2180^(1-a))" office:value-type="float" office:value="2.55904489648329" calcext:value-type="float">
            <text:p>2,5590448964832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4" office:value-type="string" calcext:value-type="string">
            <text:p>for ships</text:p>
          </table:table-cell>
          <table:table-cell office:value-type="string" calcext:value-type="string">
            <text:p>'-(1-a)/a</text:p>
          </table:table-cell>
          <table:table-cell table:style-name="ce10" office:value-type="string" calcext:value-type="string">
            <text:p>coefficient</text:p>
          </table:table-cell>
          <table:table-cell table:style-name="ce10" office:value-type="string" calcext:value-type="string">
            <text:p>std_dev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formula="of:=-(1-a)/a" office:value-type="float" office:value="0.206885102983797" calcext:value-type="float">
            <text:p>0,206885102983797</text:p>
          </table:table-cell>
          <table:table-cell table:style-name="ce10" office:value-type="float" office:value="5335.31256002133" calcext:value-type="float">
            <text:p>5335,31256002133</text:p>
          </table:table-cell>
          <table:table-cell table:style-name="ce10" office:value-type="float" office:value="494.971497045615" calcext:value-type="float">
            <text:p>494,971497045615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  <table:table-cell table:style-name="ce8"/>
          <table:table-cell table:number-columns-repeated="3"/>
        </table:table-row>
        <table:table-row table:style-name="ro1" table:number-rows-repeated="104852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ew_economy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7" table:default-cell-style-name="Default"/>
        <table:table-column table:style-name="co13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a=</text:p>
          </table:table-cell>
          <table:table-cell table:style-name="ce33" office:value-type="float" office:value="2.42328282947206" calcext:value-type="float">
            <text:p>2,42328282947206</text:p>
          </table:table-cell>
          <table:table-cell/>
          <table:table-cell table:style-name="ce10" office:value-type="string" calcext:value-type="string">
            <text:p>profit ratio</text:p>
          </table:table-cell>
          <table:table-cell table:style-name="ce17" office:value-type="string" calcext:value-type="string">
            <text:p>p*</text:p>
          </table:table-cell>
          <table:table-cell table:style-name="ce17" office:value-type="string" calcext:value-type="string">
            <text:p>v*</text:p>
          </table:table-cell>
          <table:table-cell table:style-name="ce10" office:value-type="string" calcext:value-type="string">
            <text:p>v**</text:p>
          </table:table-cell>
          <table:table-cell table:style-name="ce10" office:value-type="string" calcext:value-type="string">
            <text:p>ship profit ratio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constant=</text:p>
          </table:table-cell>
          <table:table-cell table:style-name="ce10" table:formula="of:=10^9" office:value-type="float" office:value="1000000000" calcext:value-type="float">
            <text:p>1000000000</text:p>
          </table:table-cell>
          <table:table-cell/>
          <table:table-cell table:style-name="ce10" office:value-type="float" office:value="1.17627500602299" calcext:value-type="float">
            <text:p>1,17627500602299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float" office:value="1.8" calcext:value-type="float">
            <text:p>1,8</text:p>
          </table:table-cell>
          <table:table-cell table:style-name="ce33" office:value-type="float" office:value="1.225" calcext:value-type="float">
            <text:p>1,2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llegal</text:p>
          </table:table-cell>
          <table:table-cell/>
          <table:table-cell office:value-type="string" calcext:value-type="string">
            <text:p>price original</text:p>
          </table:table-cell>
          <table:table-cell office:value-type="string" calcext:value-type="string">
            <text:p>profit ratio to D32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minal stock V</text:p>
          </table:table-cell>
          <table:table-cell office:value-type="string" calcext:value-type="string">
            <text:p>V**</text:p>
          </table:table-cell>
          <table:table-cell office:value-type="string" calcext:value-type="string">
            <text:p>profit per commodity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d_weapons</text:p>
          </table:table-cell>
          <table:table-cell office:value-type="float" office:value="251" calcext:value-type="float">
            <text:p>251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rcotics</text:p>
          </table:table-cell>
          <table:table-cell office:value-type="float" office:value="632" calcext:value-type="float">
            <text:p>632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ttle_weapons</text:p>
          </table:table-cell>
          <table:table-cell office:value-type="float" office:value="607" calcext:value-type="float">
            <text:p>607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rve_gas</text:p>
          </table:table-cell>
          <table:table-cell office:value-type="float" office:value="813" calcext:value-type="float">
            <text:p>813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laves</text:p>
          </table:table-cell>
          <table:table-cell office:value-type="float" office:value="1011" calcext:value-type="float">
            <text:p>1011</text:p>
          </table:table-cell>
          <table:table-cell table:number-columns-repeated="25"/>
          <table:table-cell office:value-type="string" calcext:value-type="string">
            <text:p>duration s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itary_fuel</text:p>
          </table:table-cell>
          <table:table-cell office:value-type="float" office:value="49" calcext:value-type="float">
            <text:p>49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1.2" calcext:value-type="float">
            <text:p>1,2</text:p>
          </table:table-cell>
          <table:table-cell table:number-columns-repeated="25"/>
          <table:table-cell table:style-name="ce10" office:value-type="float" office:value="17" calcext:value-type="float">
            <office:annotation draw:style-name="gr2" draw:text-style-name="P3" svg:width="2.899cm" svg:height="1.799cm" svg:x="71.122cm" svg:y="2.564cm" draw:caption-point-x="-0.61cm" draw:caption-point-y="1.51cm">
              <dc:date>2021-09-12T00:00:00</dc:date>
              <text:p text:style-name="P2"><text:span text:style-name="T1">Dsminer needs double the duration to be acquired</text:span></text:p>
            </office:annotation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ogen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hyper class</text:p>
          </table:table-cell>
          <table:table-cell office:value-type="string" calcext:value-type="string">
            <text:p>trade cargo</text:p>
          </table:table-cell>
          <table:table-cell office:value-type="string" calcext:value-type="string">
            <text:p>original free cargo</text:p>
          </table:table-cell>
          <table:table-cell office:value-type="string" calcext:value-type="string">
            <text:p>Orig cargo</text:p>
          </table:table-cell>
          <table:table-cell office:value-type="string" calcext:value-type="string">
            <text:p>Orig capacity</text:p>
          </table:table-cell>
          <table:table-cell office:value-type="string" calcext:value-type="string">
            <text:p>Hyperdrive+1</text:p>
          </table:table-cell>
          <table:table-cell office:value-type="string" calcext:value-type="string">
            <text:p>hyper fuel</text:p>
          </table:table-cell>
          <table:table-cell table:number-columns-repeated="2"/>
          <table:table-cell office:value-type="string" calcext:value-type="string">
            <text:p>weight subtracted from cargo</text:p>
          </table:table-cell>
          <table:table-cell/>
          <table:table-cell table:style-name="ce26"/>
          <table:table-cell table:style-name="ce26" office:value-type="string" calcext:value-type="string">
            <text:p>capacity</text:p>
          </table:table-cell>
          <table:table-cell table:style-name="ce26" office:value-type="string" calcext:value-type="string">
            <text:p>nominal cargo</text:p>
          </table:table-cell>
          <table:table-cell table:style-name="ce33" office:value-type="string" calcext:value-type="string">
            <text:p>profit from ship</text:p>
          </table:table-cell>
          <table:table-cell table:number-columns-repeated="3"/>
          <table:table-cell table:style-name="ce26" office:value-type="string" calcext:value-type="string">
            <text:p>Ship prices</text:p>
          </table:table-cell>
          <table:table-cell office:value-type="string" calcext:value-type="string">
            <text:p>ratio of profits</text:p>
          </table:table-cell>
        </table:table-row>
        <table:table-row table:style-name="ro1">
          <table:table-cell/>
          <table:table-cell office:value-type="string" calcext:value-type="string">
            <text:p>carbon_ore</text:p>
          </table:table-cell>
          <table:table-cell office:value-type="float" office:value="7" calcext:value-type="float">
            <text:p>7</text:p>
          </table:table-cell>
          <table:table-cell table:formula="of:=[.$D$2]*[.D13]" office:value-type="float" office:value="25.714458363336" calcext:value-type="float">
            <text:p>25,714458363336</text:p>
          </table:table-cell>
          <table:table-cell table:formula="of:=[.$D$2]^(1/(1-[.$B$1]))*[.E13]" office:value-type="float" office:value="241.646815099054" calcext:value-type="float">
            <text:p>241,646815099054</text:p>
          </table:table-cell>
          <table:table-cell table:formula="of:=[.$B$2]/[.E12]^[.$B$1]" office:value-type="float" office:value="1678.3333333444" calcext:value-type="float">
            <text:p>1678,3333333444</text:p>
          </table:table-cell>
          <table:table-cell table:formula="of:=[.$G$2]*[.F12]" office:value-type="float" office:value="3021.00000001992" calcext:value-type="float">
            <text:p>3021,00000001992</text:p>
          </table:table-cell>
          <table:table-cell table:formula="of:=[.$E$2]*[.$F$2]*[.E12]*[.F12]" office:value-type="float" office:value="131808.269020107" calcext:value-type="float">
            <text:p>131808,269020107</text:p>
          </table:table-cell>
          <table:table-cell table:formula="of:=[.E12]/[.E13]" office:value-type="float" office:value="0.892196253219164" calcext:value-type="float">
            <text:p>0,89219625321916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13]*[.$L$31]" office:value-type="float" office:value="3021.00000000481" calcext:value-type="float">
            <text:p>3021,00000000481</text:p>
          </table:table-cell>
          <table:table-cell table:style-name="ce10" table:formula="of:=[.N12]-[.Q12]" office:value-type="float" office:value="3021" calcext:value-type="float">
            <text:p>3021</text:p>
          </table:table-cell>
          <table:table-cell table:style-name="ce10" office:value-type="float" office:value="3100" calcext:value-type="float">
            <text:p>310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 office:value-type="float" office:value="741" calcext:value-type="float">
            <text:p>741</text:p>
          </table:table-cell>
          <table:table-cell table:style-name="ce10" office:value-type="float" office:value="79" calcext:value-type="float">
            <text:p>79</text:p>
          </table:table-cell>
          <table:table-cell office:value-type="string" calcext:value-type="string">
            <text:p>Merchant_15</text:p>
          </table:table-cell>
          <table:table-cell office:value-type="string" calcext:value-type="string">
            <text:p>dsminer</text:p>
          </table:table-cell>
          <table:table-cell table:formula="of:=-[.Q12]" office:value-type="float" office:value="-79" calcext:value-type="float">
            <text:p>-79</text:p>
          </table:table-cell>
          <table:table-cell table:formula="of:=[.L12]/[.X12]" office:value-type="float" office:value="0.974516129033808" calcext:value-type="float">
            <text:p>0,974516129033808</text:p>
          </table:table-cell>
          <table:table-cell table:style-name="ce26" office:value-type="string" calcext:value-type="string">
            <text:p>dsminer</text:p>
          </table:table-cell>
          <table:table-cell table:style-name="ce26" table:formula="of:=[.X12]+[.O12]-[.N12]" office:value-type="float" office:value="3900" calcext:value-type="float">
            <text:p>3900</text:p>
          </table:table-cell>
          <table:table-cell table:style-name="ce26" table:formula="of:=ROUND([.L12]-[.T12])" office:value-type="float" office:value="3100" calcext:value-type="float">
            <text:p>3100</text:p>
          </table:table-cell>
          <table:table-cell table:style-name="ce33" table:formula="of:=([.AA12]+[.AB12])/2" office:value-type="float" office:value="111530.073785918" calcext:value-type="float">
            <text:p>111530,073785918</text:p>
          </table:table-cell>
          <table:table-cell table:formula="of:=([.$G$2]*[.$B$2]/[.L12])^((1-[.$B$1])/[.$B$1])" office:value-type="float" office:value="0.000405563904676061" calcext:value-type="float">
            <text:p>0,000405563904676</text:p>
          </table:table-cell>
          <table:table-cell table:formula="of:=[.$E$2]*[.$F$2]*[.Z12]*[.$B$2]" office:value-type="float" office:value="131808.26901972" calcext:value-type="float">
            <text:p>131808,26901972</text:p>
          </table:table-cell>
          <table:table-cell table:formula="of:=[.$E$2]*[.$G$2]*[.Z12]*[.$B$2]/2" office:value-type="float" office:value="91251.8785521137" calcext:value-type="float">
            <text:p>91251,8785521137</text:p>
          </table:table-cell>
          <table:table-cell table:style-name="ce26" table:formula="of:=ROUND([.$AC$10]*[.Y13]*2+[.AC13]/2)" office:value-type="float" office:value="4162951" calcext:value-type="float">
            <text:p>4162951</text:p>
          </table:table-cell>
          <table:table-cell table:formula="of:=[.Y12]/[.Y13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liquid_oxygen</text:p>
          </table:table-cell>
          <table:table-cell office:value-type="float" office:value="9.8" calcext:value-type="float">
            <text:p>9,8</text:p>
          </table:table-cell>
          <table:table-cell table:formula="of:=[.$D$2]*[.D14]" office:value-type="float" office:value="21.860923875512" calcext:value-type="float">
            <text:p>21,860923875512</text:p>
          </table:table-cell>
          <table:table-cell table:formula="of:=[.$D$2]^(1/(1-[.$B$1]))*[.E14]" office:value-type="float" office:value="270.844911337791" calcext:value-type="float">
            <text:p>270,844911337791</text:p>
          </table:table-cell>
          <table:table-cell table:formula="of:=[.$B$2]/[.E13]^[.$B$1]" office:value-type="float" office:value="1273.00393530035" calcext:value-type="float">
            <text:p>1273,00393530035</text:p>
          </table:table-cell>
          <table:table-cell table:formula="of:=[.$G$2]*[.F13]" office:value-type="float" office:value="2291.40708354062" calcext:value-type="float">
            <text:p>2291,40708354062</text:p>
          </table:table-cell>
          <table:table-cell table:formula="of:=[.$E$2]*[.$F$2]*[.E13]*[.F13]" office:value-type="float" office:value="112055.657346451" calcext:value-type="float">
            <text:p>112055,657346451</text:p>
          </table:table-cell>
          <table:table-cell table:formula="of:=[.E13]/[.E14]" office:value-type="float" office:value="0.892196253219164" calcext:value-type="float">
            <text:p>0,89219625321916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14]*[.$L$31]" office:value-type="float" office:value="2138.40584497912" calcext:value-type="float">
            <text:p>2138,40584497912</text:p>
          </table:table-cell>
          <table:table-cell table:style-name="ce16" table:formula="of:=[.N13]-[.Q13]" office:value-type="float" office:value="2756" calcext:value-type="float">
            <text:p>2756</text:p>
          </table:table-cell>
          <table:table-cell office:value-type="float" office:value="2800" calcext:value-type="float">
            <text:p>2800</text:p>
          </table:table-cell>
          <table:table-cell office:value-type="float" office:value="3100" calcext:value-type="float">
            <text:p>3100</text:p>
          </table:table-cell>
          <table:table-cell office:value-type="float" office:value="401" calcext:value-type="float">
            <text:p>4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rchant_14</text:p>
          </table:table-cell>
          <table:table-cell office:value-type="string" calcext:value-type="string">
            <text:p>lodos</text:p>
          </table:table-cell>
          <table:table-cell table:formula="of:=[.O13]-[.N13]-[.P13]-[.Q13]" office:value-type="float" office:value="-145" calcext:value-type="float">
            <text:p>-145</text:p>
          </table:table-cell>
          <table:table-cell table:formula="of:=[.L13]/[.X13]" office:value-type="float" office:value="0.9366648466838" calcext:value-type="float">
            <text:p>0,9366648466838</text:p>
          </table:table-cell>
          <table:table-cell table:style-name="ce26" office:value-type="string" calcext:value-type="string">
            <text:p>lodos</text:p>
          </table:table-cell>
          <table:table-cell table:style-name="ce26" table:formula="of:=[.X13]+[.O13]-[.N13]" office:value-type="float" office:value="2583" calcext:value-type="float">
            <text:p>2583</text:p>
          </table:table-cell>
          <table:table-cell table:style-name="ce26" table:formula="of:=ROUND([.L13]-[.T13])" office:value-type="float" office:value="2283" calcext:value-type="float">
            <text:p>2283</text:p>
          </table:table-cell>
          <table:table-cell table:style-name="ce33" table:formula="of:=([.AA13]+[.AB13])/2" office:value-type="float" office:value="91044.9586933104" calcext:value-type="float">
            <text:p>91044,9586933104</text:p>
          </table:table-cell>
          <table:table-cell table:formula="of:=([.$G$2]*[.$B$2]/[.L13])^((1-[.$B$1])/[.$B$1])" office:value-type="float" office:value="0.000331072577066581" calcext:value-type="float">
            <text:p>0,000331072577067</text:p>
          </table:table-cell>
          <table:table-cell table:formula="of:=[.$E$2]*[.$F$2]*[.Z13]*[.$B$2]" office:value-type="float" office:value="107598.587546639" calcext:value-type="float">
            <text:p>107598,587546639</text:p>
          </table:table-cell>
          <table:table-cell table:formula="of:=[.$E$2]*[.$G$2]*[.Z13]*[.$B$2]/2" office:value-type="float" office:value="74491.3298399807" calcext:value-type="float">
            <text:p>74491,3298399807</text:p>
          </table:table-cell>
          <table:table-cell table:style-name="ce26" table:formula="of:=ROUND([.$AC$10]*[.Y14]+[.AC14]/2)" office:value-type="float" office:value="2134845" calcext:value-type="float">
            <text:p>2134845</text:p>
          </table:table-cell>
          <table:table-cell table:formula="of:=[.Y13]/[.Y14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fertilizer</text:p>
          </table:table-cell>
          <table:table-cell office:value-type="float" office:value="15" calcext:value-type="float">
            <text:p>15</text:p>
          </table:table-cell>
          <table:table-cell table:formula="of:=[.$D$2]*[.D15]" office:value-type="float" office:value="18.584874934497" calcext:value-type="float">
            <text:p>18,584874934497</text:p>
          </table:table-cell>
          <table:table-cell table:formula="of:=[.$D$2]^(1/(1-[.$B$1]))*[.E15]" office:value-type="float" office:value="303.571002860128" calcext:value-type="float">
            <text:p>303,571002860128</text:p>
          </table:table-cell>
          <table:table-cell table:formula="of:=[.$B$2]/[.E14]^[.$B$1]" office:value-type="float" office:value="965.564460345271" calcext:value-type="float">
            <text:p>965,564460345271</text:p>
          </table:table-cell>
          <table:table-cell table:formula="of:=[.$G$2]*[.F14]" office:value-type="float" office:value="1738.01602862149" calcext:value-type="float">
            <text:p>1738,01602862149</text:p>
          </table:table-cell>
          <table:table-cell table:formula="of:=[.$E$2]*[.$F$2]*[.E14]*[.F14]" office:value-type="float" office:value="95263.1457547617" calcext:value-type="float">
            <text:p>95263,1457547617</text:p>
          </table:table-cell>
          <table:table-cell table:formula="of:=[.E14]/[.E15]" office:value-type="float" office:value="0.892196253219164" calcext:value-type="float">
            <text:p>0,89219625321916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15]*[.$L$31]" office:value-type="float" office:value="1513.66420318887" calcext:value-type="float">
            <text:p>1513,66420318887</text:p>
          </table:table-cell>
          <table:table-cell table:style-name="ce16" table:formula="of:=[.N14]-[.Q14]" office:value-type="float" office:value="2825" calcext:value-type="float">
            <text:p>2825</text:p>
          </table:table-cell>
          <table:table-cell office:value-type="float" office:value="2900" calcext:value-type="float">
            <text:p>2900</text:p>
          </table:table-cell>
          <table:table-cell office:value-type="float" office:value="3200" calcext:value-type="float">
            <text:p>3200</text:p>
          </table:table-cell>
          <table:table-cell office:value-type="float" office:value="741" calcext:value-type="float">
            <text:p>7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erchant_13</text:p>
          </table:table-cell>
          <table:table-cell office:value-type="string" calcext:value-type="string">
            <text:p>vatakara</text:p>
          </table:table-cell>
          <table:table-cell table:formula="of:=[.O14]-[.N14]-[.P14]-[.Q14]" office:value-type="float" office:value="-516" calcext:value-type="float">
            <text:p>-516</text:p>
          </table:table-cell>
          <table:table-cell table:formula="of:=[.L14]/[.X14]" office:value-type="float" office:value="0.745647390733433" calcext:value-type="float">
            <text:p>0,745647390733433</text:p>
          </table:table-cell>
          <table:table-cell table:style-name="ce26" office:value-type="string" calcext:value-type="string">
            <text:p>vatakara</text:p>
          </table:table-cell>
          <table:table-cell table:style-name="ce26" table:formula="of:=[.X14]+[.O14]-[.N14]" office:value-type="float" office:value="2330" calcext:value-type="float">
            <text:p>2330</text:p>
          </table:table-cell>
          <table:table-cell table:style-name="ce26" table:formula="of:=ROUND([.L14]-[.T14])" office:value-type="float" office:value="2030" calcext:value-type="float">
            <text:p>2030</text:p>
          </table:table-cell>
          <table:table-cell table:style-name="ce33" table:formula="of:=([.AA14]+[.AB14])/2" office:value-type="float" office:value="74322.4156686" calcext:value-type="float">
            <text:p>74322,4156686</text:p>
          </table:table-cell>
          <table:table-cell table:formula="of:=([.$G$2]*[.$B$2]/[.L14])^((1-[.$B$1])/[.$B$1])" office:value-type="float" office:value="0.000270263329703998" calcext:value-type="float">
            <text:p>0,000270263329704</text:p>
          </table:table-cell>
          <table:table-cell table:formula="of:=[.$E$2]*[.$F$2]*[.Z14]*[.$B$2]" office:value-type="float" office:value="87835.5821537993" calcext:value-type="float">
            <text:p>87835,5821537993</text:p>
          </table:table-cell>
          <table:table-cell table:formula="of:=[.$E$2]*[.$G$2]*[.Z14]*[.$B$2]/2" office:value-type="float" office:value="60809.2491833995" calcext:value-type="float">
            <text:p>60809,2491833995</text:p>
          </table:table-cell>
          <table:table-cell table:style-name="ce26" table:formula="of:=ROUND([.$AC$10]*[.Y15]+[.AC15]/2)" office:value-type="float" office:value="1742728" calcext:value-type="float">
            <text:p>1742728</text:p>
          </table:table-cell>
          <table:table-cell table:formula="of:=[.Y14]/[.Y15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plastics</text:p>
          </table:table-cell>
          <table:table-cell office:value-type="float" office:value="36" calcext:value-type="float">
            <text:p>36</text:p>
          </table:table-cell>
          <table:table-cell table:formula="of:=[.$D$2]*[.D16]" office:value-type="float" office:value="15.7997703252515" calcext:value-type="float">
            <text:p>15,7997703252515</text:p>
          </table:table-cell>
          <table:table-cell table:formula="of:=[.$D$2]^(1/(1-[.$B$1]))*[.E16]" office:value-type="float" office:value="340.251376045128" calcext:value-type="float">
            <text:p>340,251376045128</text:p>
          </table:table-cell>
          <table:table-cell table:formula="of:=[.$B$2]/[.E15]^[.$B$1]" office:value-type="float" office:value="732.373798091905" calcext:value-type="float">
            <text:p>732,373798091905</text:p>
          </table:table-cell>
          <table:table-cell table:formula="of:=[.$G$2]*[.F15]" office:value-type="float" office:value="1318.27283656543" calcext:value-type="float">
            <text:p>1318,27283656543</text:p>
          </table:table-cell>
          <table:table-cell table:formula="of:=[.$E$2]*[.$F$2]*[.E15]*[.F15]" office:value-type="float" office:value="80987.1375885545" calcext:value-type="float">
            <text:p>80987,1375885545</text:p>
          </table:table-cell>
          <table:table-cell table:formula="of:=[.E15]/[.E16]" office:value-type="float" office:value="0.892196253219164" calcext:value-type="float">
            <text:p>0,89219625321916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L16]*[.$L$31]" office:value-type="float" office:value="1071.44269428321" calcext:value-type="float">
            <text:p>1071,44269428321</text:p>
          </table:table-cell>
          <table:table-cell table:style-name="ce16" table:formula="of:=[.N15]-[.Q15]" office:value-type="float" office:value="2436" calcext:value-type="float">
            <text:p>2436</text:p>
          </table:table-cell>
          <table:table-cell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office:value-type="float" office:value="581" calcext:value-type="float">
            <text:p>5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erchant_12</text:p>
          </table:table-cell>
          <table:table-cell office:value-type="string" calcext:value-type="string">
            <text:p>nerodia</text:p>
          </table:table-cell>
          <table:table-cell table:formula="of:=[.O15]-[.N15]-[.P15]-[.Q15]" office:value-type="float" office:value="-445" calcext:value-type="float">
            <text:p>-445</text:p>
          </table:table-cell>
          <table:table-cell table:formula="of:=[.L15]/[.X15]" office:value-type="float" office:value="0.706756394645918" calcext:value-type="float">
            <text:p>0,706756394645918</text:p>
          </table:table-cell>
          <table:table-cell table:style-name="ce26" office:value-type="string" calcext:value-type="string">
            <text:p>nerodia</text:p>
          </table:table-cell>
          <table:table-cell table:style-name="ce26" table:formula="of:=[.X15]+[.O15]-[.N15]" office:value-type="float" office:value="1716" calcext:value-type="float">
            <text:p>1716</text:p>
          </table:table-cell>
          <table:table-cell table:style-name="ce26" table:formula="of:=ROUND([.L15]-[.T15])" office:value-type="float" office:value="1516" calcext:value-type="float">
            <text:p>1516</text:p>
          </table:table-cell>
          <table:table-cell table:style-name="ce33" table:formula="of:=([.AA15]+[.AB15])/2" office:value-type="float" office:value="60671.3600631468" calcext:value-type="float">
            <text:p>60671,3600631468</text:p>
          </table:table-cell>
          <table:table-cell table:formula="of:=([.$G$2]*[.$B$2]/[.L15])^((1-[.$B$1])/[.$B$1])" office:value-type="float" office:value="0.00022062312750235" calcext:value-type="float">
            <text:p>0,000220623127502</text:p>
          </table:table-cell>
          <table:table-cell table:formula="of:=[.$E$2]*[.$F$2]*[.Z15]*[.$B$2]" office:value-type="float" office:value="71702.5164382638" calcext:value-type="float">
            <text:p>71702,5164382638</text:p>
          </table:table-cell>
          <table:table-cell table:formula="of:=[.$E$2]*[.$G$2]*[.Z15]*[.$B$2]/2" office:value-type="float" office:value="49640.2036880288" calcext:value-type="float">
            <text:p>49640,2036880288</text:p>
          </table:table-cell>
          <table:table-cell table:style-name="ce26" table:formula="of:=ROUND([.$AC$10]*[.Y16]+[.AC16]/2)" office:value-type="float" office:value="1422630" calcext:value-type="float">
            <text:p>1422630</text:p>
          </table:table-cell>
          <table:table-cell table:formula="of:=[.Y15]/[.Y16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grain</text:p>
          </table:table-cell>
          <table:table-cell office:value-type="float" office:value="41" calcext:value-type="float">
            <text:p>41</text:p>
          </table:table-cell>
          <table:table-cell table:formula="of:=[.$D$2]*[.D17]" office:value-type="float" office:value="13.4320377839795" calcext:value-type="float">
            <text:p>13,4320377839795</text:p>
          </table:table-cell>
          <table:table-cell table:formula="of:=[.$D$2]^(1/(1-[.$B$1]))*[.E17]" office:value-type="float" office:value="381.363825299037" calcext:value-type="float">
            <text:p>381,363825299037</text:p>
          </table:table-cell>
          <table:table-cell table:formula="of:=[.$B$2]/[.E16]^[.$B$1]" office:value-type="float" office:value="555.500333908068" calcext:value-type="float">
            <text:p>555,500333908068</text:p>
          </table:table-cell>
          <table:table-cell table:formula="of:=[.$G$2]*[.F16]" office:value-type="float" office:value="999.900601034523" calcext:value-type="float">
            <text:p>999,900601034523</text:p>
          </table:table-cell>
          <table:table-cell table:formula="of:=[.$E$2]*[.$F$2]*[.E16]*[.F16]" office:value-type="float" office:value="68850.5129955738" calcext:value-type="float">
            <text:p>68850,5129955738</text:p>
          </table:table-cell>
          <table:table-cell table:formula="of:=[.E16]/[.E17]" office:value-type="float" office:value="0.892196253219164" calcext:value-type="float">
            <text:p>0,89219625321916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17]*[.$L$31]" office:value-type="float" office:value="758.41751738224" calcext:value-type="float">
            <text:p>758,41751738224</text:p>
          </table:table-cell>
          <table:table-cell table:style-name="ce16" table:formula="of:=[.N16]-[.Q16]" office:value-type="float" office:value="1521" calcext:value-type="float">
            <text:p>1521</text:p>
          </table:table-cell>
          <table:table-cell office:value-type="float" office:value="1600" calcext:value-type="float">
            <text:p>1600</text:p>
          </table:table-cell>
          <table:table-cell office:value-type="float" office:value="2600" calcext:value-type="float">
            <text:p>2600</text:p>
          </table:table-cell>
          <table:table-cell office:value-type="float" office:value="741" calcext:value-type="float">
            <text:p>74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erchant_11</text:p>
          </table:table-cell>
          <table:table-cell office:value-type="string" calcext:value-type="string">
            <text:p>malabar</text:p>
          </table:table-cell>
          <table:table-cell table:formula="of:=-[.Q16]" office:value-type="float" office:value="-79" calcext:value-type="float">
            <text:p>-79</text:p>
          </table:table-cell>
          <table:table-cell table:formula="of:=[.L16]/[.X16]" office:value-type="float" office:value="0.906114118736249" calcext:value-type="float">
            <text:p>0,906114118736249</text:p>
          </table:table-cell>
          <table:table-cell table:style-name="ce26" office:value-type="string" calcext:value-type="string">
            <text:p>malabar</text:p>
          </table:table-cell>
          <table:table-cell table:style-name="ce26" table:formula="of:=[.X16]+[.O16]-[.N16]" office:value-type="float" office:value="1837" calcext:value-type="float">
            <text:p>1837</text:p>
          </table:table-cell>
          <table:table-cell table:style-name="ce26" table:formula="of:=ROUND([.L16]-[.T16])" office:value-type="float" office:value="837" calcext:value-type="float">
            <text:p>837</text:p>
          </table:table-cell>
          <table:table-cell table:style-name="ce33" table:formula="of:=([.AA16]+[.AB16])/2" office:value-type="float" office:value="49527.6411402646" calcext:value-type="float">
            <text:p>49527,6411402646</text:p>
          </table:table-cell>
          <table:table-cell table:formula="of:=([.$G$2]*[.$B$2]/[.L16])^((1-[.$B$1])/[.$B$1])" office:value-type="float" office:value="0.000180100513237324" calcext:value-type="float">
            <text:p>0,000180100513237</text:p>
          </table:table-cell>
          <table:table-cell table:formula="of:=[.$E$2]*[.$F$2]*[.Z16]*[.$B$2]" office:value-type="float" office:value="58532.6668021304" calcext:value-type="float">
            <text:p>58532,6668021304</text:p>
          </table:table-cell>
          <table:table-cell table:formula="of:=[.$E$2]*[.$G$2]*[.Z16]*[.$B$2]/2" office:value-type="float" office:value="40522.615478398" calcext:value-type="float">
            <text:p>40522,615478398</text:p>
          </table:table-cell>
          <table:table-cell table:style-name="ce26" table:formula="of:=ROUND([.$AC$10]*[.Y17]+[.AC17]/2)" office:value-type="float" office:value="1161321" calcext:value-type="float">
            <text:p>1161321</text:p>
          </table:table-cell>
          <table:table-cell table:formula="of:=[.Y16]/[.Y17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metal_alloys</text:p>
          </table:table-cell>
          <table:table-cell office:value-type="float" office:value="43" calcext:value-type="float">
            <text:p>43</text:p>
          </table:table-cell>
          <table:table-cell table:formula="of:=[.$D$2]*[.D18]" office:value-type="float" office:value="11.4191304883655" calcext:value-type="float">
            <text:p>11,4191304883655</text:p>
          </table:table-cell>
          <table:table-cell table:formula="of:=[.$D$2]^(1/(1-[.$B$1]))*[.E18]" office:value-type="float" office:value="427.443876751359" calcext:value-type="float">
            <text:p>427,443876751359</text:p>
          </table:table-cell>
          <table:table-cell table:formula="of:=[.$B$2]/[.E17]^[.$B$1]" office:value-type="float" office:value="421.343065216066" calcext:value-type="float">
            <text:p>421,343065216066</text:p>
          </table:table-cell>
          <table:table-cell table:formula="of:=[.$G$2]*[.F17]" office:value-type="float" office:value="758.417517388919" calcext:value-type="float">
            <text:p>758,417517388919</text:p>
          </table:table-cell>
          <table:table-cell table:formula="of:=[.$E$2]*[.$F$2]*[.E17]*[.F17]" office:value-type="float" office:value="58532.6668024332" calcext:value-type="float">
            <text:p>58532,6668024332</text:p>
          </table:table-cell>
          <table:table-cell table:formula="of:=[.E17]/[.E18]" office:value-type="float" office:value="0.892196253219164" calcext:value-type="float">
            <text:p>0,89219625321916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18]*[.$L$31]" office:value-type="float" office:value="536.843578981183" calcext:value-type="float">
            <text:p>536,843578981183</text:p>
          </table:table-cell>
          <table:table-cell table:style-name="ce16" table:formula="of:=[.N17]-[.Q17]" office:value-type="float" office:value="1453" calcext:value-type="float">
            <text:p>1453</text:p>
          </table:table-cell>
          <table:table-cell office:value-type="float" office:value="1500" calcext:value-type="float">
            <text:p>1500</text:p>
          </table:table-cell>
          <table:table-cell office:value-type="float" office:value="1650" calcext:value-type="float">
            <text:p>165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erchant_10</text:p>
          </table:table-cell>
          <table:table-cell office:value-type="string" calcext:value-type="string">
            <text:p>storeria</text:p>
          </table:table-cell>
          <table:table-cell table:formula="of:=[.O17]-[.N17]-[.P17]-[.Q17]" office:value-type="float" office:value="-298" calcext:value-type="float">
            <text:p>-298</text:p>
          </table:table-cell>
          <table:table-cell table:formula="of:=[.L17]/[.X17]" office:value-type="float" office:value="0.642926441893632" calcext:value-type="float">
            <text:p>0,642926441893632</text:p>
          </table:table-cell>
          <table:table-cell table:style-name="ce26" office:value-type="string" calcext:value-type="string">
            <text:p>storeria</text:p>
          </table:table-cell>
          <table:table-cell table:style-name="ce26" table:formula="of:=[.X17]+[.O17]-[.N17]" office:value-type="float" office:value="985" calcext:value-type="float">
            <text:p>985</text:p>
          </table:table-cell>
          <table:table-cell table:style-name="ce26" table:formula="of:=ROUND([.L17]-[.T17])" office:value-type="float" office:value="835" calcext:value-type="float">
            <text:p>835</text:p>
          </table:table-cell>
          <table:table-cell table:style-name="ce33" table:formula="of:=([.AA17]+[.AB17])/2" office:value-type="float" office:value="40430.7276837995" calcext:value-type="float">
            <text:p>40430,7276837995</text:p>
          </table:table-cell>
          <table:table-cell table:formula="of:=([.$G$2]*[.$B$2]/[.L17])^((1-[.$B$1])/[.$B$1])" office:value-type="float" office:value="0.000147020827941088" calcext:value-type="float">
            <text:p>0,000147020827941</text:p>
          </table:table-cell>
          <table:table-cell table:formula="of:=[.$E$2]*[.$F$2]*[.Z17]*[.$B$2]" office:value-type="float" office:value="47781.7690808535" calcext:value-type="float">
            <text:p>47781,7690808535</text:p>
          </table:table-cell>
          <table:table-cell table:formula="of:=[.$E$2]*[.$G$2]*[.Z17]*[.$B$2]/2" office:value-type="float" office:value="33079.6862867447" calcext:value-type="float">
            <text:p>33079,6862867447</text:p>
          </table:table-cell>
          <table:table-cell table:style-name="ce26" table:formula="of:=ROUND([.$AC$10]*[.Y18]+[.AC18]/2)" office:value-type="float" office:value="947998" calcext:value-type="float">
            <text:p>947998</text:p>
          </table:table-cell>
          <table:table-cell table:formula="of:=[.Y17]/[.Y18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metal_ore</text:p>
          </table:table-cell>
          <table:table-cell office:value-type="float" office:value="43" calcext:value-type="float">
            <text:p>43</text:p>
          </table:table-cell>
          <table:table-cell table:formula="of:=[.$D$2]*[.D19]" office:value-type="float" office:value="9.70787479959626" calcext:value-type="float">
            <text:p>9,70787479959626</text:p>
          </table:table-cell>
          <table:table-cell table:formula="of:=[.$D$2]^(1/(1-[.$B$1]))*[.E19]" office:value-type="float" office:value="479.091763957856" calcext:value-type="float">
            <text:p>479,091763957856</text:p>
          </table:table-cell>
          <table:table-cell table:formula="of:=[.$B$2]/[.E18]^[.$B$1]" office:value-type="float" office:value="319.585727980949" calcext:value-type="float">
            <text:p>319,585727980949</text:p>
          </table:table-cell>
          <table:table-cell table:formula="of:=[.$G$2]*[.F18]" office:value-type="float" office:value="575.254310365708" calcext:value-type="float">
            <text:p>575,254310365708</text:p>
          </table:table-cell>
          <table:table-cell table:formula="of:=[.$E$2]*[.$F$2]*[.E18]*[.F18]" office:value-type="float" office:value="49761.0393000982" calcext:value-type="float">
            <text:p>49761,0393000982</text:p>
          </table:table-cell>
          <table:table-cell table:formula="of:=[.E18]/[.E19]" office:value-type="float" office:value="0.892196253219164" calcext:value-type="float">
            <text:p>0,89219625321916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19]*[.$L$31]" office:value-type="float" office:value="380.003127153606" calcext:value-type="float">
            <text:p>380,003127153606</text:p>
          </table:table-cell>
          <table:table-cell table:style-name="ce16" table:formula="of:=[.N18]-[.Q18]" office:value-type="float" office:value="876" calcext:value-type="float">
            <text:p>876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rchant_8</text:p>
          </table:table-cell>
          <table:table-cell office:value-type="string" calcext:value-type="string">
            <text:p>molaramsayi</text:p>
          </table:table-cell>
          <table:table-cell table:formula="of:=[.O18]-[.N18]-[.P18]-[.Q18]" office:value-type="float" office:value="-95" calcext:value-type="float">
            <text:p>-95</text:p>
          </table:table-cell>
          <table:table-cell table:formula="of:=[.L19]/[.X18]" office:value-type="float" office:value="0.566282275450318" calcext:value-type="float">
            <text:p>0,566282275450318</text:p>
          </table:table-cell>
          <table:table-cell table:style-name="ce26" office:value-type="string" calcext:value-type="string">
            <text:p>molaramsayi</text:p>
          </table:table-cell>
          <table:table-cell table:style-name="ce26" table:formula="of:=[.X18]+[.O18]-[.N18]" office:value-type="float" office:value="525" calcext:value-type="float">
            <text:p>525</text:p>
          </table:table-cell>
          <table:table-cell table:style-name="ce26" table:formula="of:=ROUND([.L18]-[.T18])" office:value-type="float" office:value="475" calcext:value-type="float">
            <text:p>475</text:p>
          </table:table-cell>
          <table:table-cell table:style-name="ce33" table:formula="of:=([.AA18]+[.AB18])/2" office:value-type="float" office:value="33004.675841762" calcext:value-type="float">
            <text:p>33004,675841762</text:p>
          </table:table-cell>
          <table:table-cell table:formula="of:=([.$G$2]*[.$B$2]/[.L18])^((1-[.$B$1])/[.$B$1])" office:value-type="float" office:value="0.000120017003060952" calcext:value-type="float">
            <text:p>0,000120017003061</text:p>
          </table:table-cell>
          <table:table-cell table:formula="of:=[.$E$2]*[.$F$2]*[.Z18]*[.$B$2]" office:value-type="float" office:value="39005.5259948093" calcext:value-type="float">
            <text:p>39005,5259948093</text:p>
          </table:table-cell>
          <table:table-cell table:formula="of:=[.$E$2]*[.$G$2]*[.Z18]*[.$B$2]/2" office:value-type="float" office:value="27003.8256887141" calcext:value-type="float">
            <text:p>27003,8256887141</text:p>
          </table:table-cell>
          <table:table-cell table:style-name="ce26" table:formula="of:=ROUND([.$AC$10]*[.Y19]+[.AC19]/2)" office:value-type="float" office:value="773838" calcext:value-type="float">
            <text:p>773838</text:p>
          </table:table-cell>
          <table:table-cell table:formula="of:=[.Y18]/[.Y19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textiles</text:p>
          </table:table-cell>
          <table:table-cell office:value-type="float" office:value="65" calcext:value-type="float">
            <text:p>65</text:p>
          </table:table-cell>
          <table:table-cell table:formula="of:=[.$D$2]*[.D20]" office:value-type="float" office:value="8.2530656095625" calcext:value-type="float">
            <text:p>8,2530656095625</text:p>
          </table:table-cell>
          <table:table-cell table:formula="of:=[.$D$2]^(1/(1-[.$B$1]))*[.E20]" office:value-type="float" office:value="536.980246475176" calcext:value-type="float">
            <text:p>536,980246475176</text:p>
          </table:table-cell>
          <table:table-cell table:formula="of:=[.$B$2]/[.E19]^[.$B$1]" office:value-type="float" office:value="242.403509066271" calcext:value-type="float">
            <text:p>242,403509066271</text:p>
          </table:table-cell>
          <table:table-cell table:formula="of:=[.$G$2]*[.F19]" office:value-type="float" office:value="436.326316319287" calcext:value-type="float">
            <text:p>436,326316319287</text:p>
          </table:table-cell>
          <table:table-cell table:formula="of:=[.$E$2]*[.$F$2]*[.E19]*[.F19]" office:value-type="float" office:value="42303.9162145775" calcext:value-type="float">
            <text:p>42303,9162145775</text:p>
          </table:table-cell>
          <table:table-cell table:formula="of:=[.E19]/[.E20]" office:value-type="float" office:value="0.892196253219164" calcext:value-type="float">
            <text:p>0,89219625321916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L20]*[.$L$31]" office:value-type="float" office:value="268.984080838901" calcext:value-type="float">
            <text:p>268,984080838901</text:p>
          </table:table-cell>
          <table:table-cell table:style-name="ce16" table:formula="of:=[.N19]-[.Q19]" office:value-type="float" office:value="845" calcext:value-type="float">
            <text:p>845</text:p>
          </table:table-cell>
          <table:table-cell office:value-type="float" office:value="880" calcext:value-type="float">
            <text:p>880</text:p>
          </table:table-cell>
          <table:table-cell office:value-type="float" office:value="1160" calcext:value-type="float">
            <text:p>1160</text:p>
          </table:table-cell>
          <table:table-cell office:value-type="float" office:value="226" calcext:value-type="float">
            <text:p>2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chant_9</text:p>
          </table:table-cell>
          <table:table-cell office:value-type="string" calcext:value-type="string">
            <text:p>venturestar</text:p>
          </table:table-cell>
          <table:table-cell table:formula="of:=-[.Q19]" office:value-type="float" office:value="-35" calcext:value-type="float">
            <text:p>-35</text:p>
          </table:table-cell>
          <table:table-cell table:formula="of:=[.L18]/[.X19]" office:value-type="float" office:value="1.25001028668949" calcext:value-type="float">
            <text:p>1,25001028668949</text:p>
          </table:table-cell>
          <table:table-cell table:style-name="ce26" office:value-type="string" calcext:value-type="string">
            <text:p>venturestar</text:p>
          </table:table-cell>
          <table:table-cell table:style-name="ce26" table:formula="of:=[.X19]+[.O19]-[.N19]" office:value-type="float" office:value="584" calcext:value-type="float">
            <text:p>584</text:p>
          </table:table-cell>
          <table:table-cell table:style-name="ce26" table:formula="of:=ROUND([.L19]-[.T19])" office:value-type="float" office:value="304" calcext:value-type="float">
            <text:p>304</text:p>
          </table:table-cell>
          <table:table-cell table:style-name="ce33" table:formula="of:=([.AA19]+[.AB19])/2" office:value-type="float" office:value="26942.5926720649" calcext:value-type="float">
            <text:p>26942,5926720649</text:p>
          </table:table-cell>
          <table:table-cell table:formula="of:=([.$G$2]*[.$B$2]/[.L19])^((1-[.$B$1])/[.$B$1])" office:value-type="float" office:value="0.0000979730642620532" calcext:value-type="float">
            <text:p>9,79730642620532E-05</text:p>
          </table:table-cell>
          <table:table-cell table:formula="of:=[.$E$2]*[.$F$2]*[.Z19]*[.$B$2]" office:value-type="float" office:value="31841.2458851673" calcext:value-type="float">
            <text:p>31841,2458851673</text:p>
          </table:table-cell>
          <table:table-cell table:formula="of:=[.$E$2]*[.$G$2]*[.Z19]*[.$B$2]/2" office:value-type="float" office:value="22043.939458962" calcext:value-type="float">
            <text:p>22043,939458962</text:p>
          </table:table-cell>
          <table:table-cell table:style-name="ce26" table:formula="of:=ROUND([.$AC$10]*[.Y20]+[.AC20]/2)" office:value-type="float" office:value="631627" calcext:value-type="float">
            <text:p>631627</text:p>
          </table:table-cell>
          <table:table-cell table:formula="of:=[.Y19]/[.Y20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farm_machinery</text:p>
          </table:table-cell>
          <table:table-cell office:value-type="float" office:value="80" calcext:value-type="float">
            <text:p>80</text:p>
          </table:table-cell>
          <table:table-cell table:formula="of:=[.$D$2]*[.D21]" office:value-type="float" office:value="7.0162721874592" calcext:value-type="float">
            <text:p>7,0162721874592</text:p>
          </table:table-cell>
          <table:table-cell table:formula="of:=[.$D$2]^(1/(1-[.$B$1]))*[.E21]" office:value-type="float" office:value="601.863373151007" calcext:value-type="float">
            <text:p>601,863373151007</text:p>
          </table:table-cell>
          <table:table-cell table:formula="of:=[.$B$2]/[.E20]^[.$B$1]" office:value-type="float" office:value="183.861343179707" calcext:value-type="float">
            <text:p>183,861343179707</text:p>
          </table:table-cell>
          <table:table-cell table:formula="of:=[.$G$2]*[.F20]" office:value-type="float" office:value="330.950417723472" calcext:value-type="float">
            <text:p>330,950417723472</text:p>
          </table:table-cell>
          <table:table-cell table:formula="of:=[.$E$2]*[.$F$2]*[.E20]*[.F20]" office:value-type="float" office:value="35964.3076644193" calcext:value-type="float">
            <text:p>35964,3076644193</text:p>
          </table:table-cell>
          <table:table-cell table:formula="of:=[.E20]/[.E21]" office:value-type="float" office:value="0.892196253219164" calcext:value-type="float">
            <text:p>0,89219625321916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21]*[.$L$31]" office:value-type="float" office:value="190.399579831621" calcext:value-type="float">
            <text:p>190,399579831621</text:p>
          </table:table-cell>
          <table:table-cell table:style-name="ce16" table:formula="of:=[.N20]-[.Q20]" office:value-type="float" office:value="534" calcext:value-type="float">
            <text:p>534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chant_6</text:p>
          </table:table-cell>
          <table:table-cell office:value-type="string" calcext:value-type="string">
            <text:p>bluenose</text:p>
          </table:table-cell>
          <table:table-cell table:formula="of:=-[.Q20]" office:value-type="float" office:value="-16" calcext:value-type="float">
            <text:p>-16</text:p>
          </table:table-cell>
          <table:table-cell table:formula="of:=[.L21]/[.X20]" office:value-type="float" office:value="0.654241626402975" calcext:value-type="float">
            <text:p>0,654241626402975</text:p>
          </table:table-cell>
          <table:table-cell table:style-name="ce26" office:value-type="string" calcext:value-type="string">
            <text:p>bluenose</text:p>
          </table:table-cell>
          <table:table-cell table:style-name="ce26" table:formula="of:=[.X20]+[.O20]-[.N20]" office:value-type="float" office:value="256" calcext:value-type="float">
            <text:p>256</text:p>
          </table:table-cell>
          <table:table-cell table:style-name="ce26" table:formula="of:=ROUND([.L20]-[.T20])" office:value-type="float" office:value="206" calcext:value-type="float">
            <text:p>206</text:p>
          </table:table-cell>
          <table:table-cell table:style-name="ce33" table:formula="of:=([.AA20]+[.AB20])/2" office:value-type="float" office:value="21993.9533226469" calcext:value-type="float">
            <text:p>21993,9533226469</text:p>
          </table:table-cell>
          <table:table-cell table:formula="of:=([.$G$2]*[.$B$2]/[.L20])^((1-[.$B$1])/[.$B$1])" office:value-type="float" office:value="0.0000799780120823516" calcext:value-type="float">
            <text:p>7,99780120823516E-05</text:p>
          </table:table-cell>
          <table:table-cell table:formula="of:=[.$E$2]*[.$F$2]*[.Z20]*[.$B$2]" office:value-type="float" office:value="25992.8539267643" calcext:value-type="float">
            <text:p>25992,8539267643</text:p>
          </table:table-cell>
          <table:table-cell table:formula="of:=[.$E$2]*[.$G$2]*[.Z20]*[.$B$2]/2" office:value-type="float" office:value="17995.0527185291" calcext:value-type="float">
            <text:p>17995,0527185291</text:p>
          </table:table-cell>
          <table:table-cell table:style-name="ce26" table:formula="of:=ROUND([.$AC$10]*[.Y21]+[.AC21]/2)" office:value-type="float" office:value="515460" calcext:value-type="float">
            <text:p>515460</text:p>
          </table:table-cell>
          <table:table-cell table:formula="of:=[.Y20]/[.Y21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fruit_and_veg</text:p>
          </table:table-cell>
          <table:table-cell office:value-type="float" office:value="105" calcext:value-type="float">
            <text:p>105</text:p>
          </table:table-cell>
          <table:table-cell table:formula="of:=[.$D$2]*[.D22]" office:value-type="float" office:value="5.96482298062369" calcext:value-type="float">
            <text:p>5,96482298062369</text:p>
          </table:table-cell>
          <table:table-cell table:formula="of:=[.$D$2]^(1/(1-[.$B$1]))*[.E22]" office:value-type="float" office:value="674.586304279359" calcext:value-type="float">
            <text:p>674,586304279359</text:p>
          </table:table-cell>
          <table:table-cell table:formula="of:=[.$B$2]/[.E21]^[.$B$1]" office:value-type="float" office:value="139.457525371895" calcext:value-type="float">
            <text:p>139,457525371895</text:p>
          </table:table-cell>
          <table:table-cell table:formula="of:=[.$G$2]*[.F21]" office:value-type="float" office:value="251.023545669411" calcext:value-type="float">
            <text:p>251,023545669411</text:p>
          </table:table-cell>
          <table:table-cell table:formula="of:=[.$E$2]*[.$F$2]*[.E21]*[.F21]" office:value-type="float" office:value="30574.7444094858" calcext:value-type="float">
            <text:p>30574,7444094858</text:p>
          </table:table-cell>
          <table:table-cell table:formula="of:=[.E21]/[.E22]" office:value-type="float" office:value="0.892196253219164" calcext:value-type="float">
            <text:p>0,89219625321916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22]*[.$L$31]" office:value-type="float" office:value="134.773775039013" calcext:value-type="float">
            <text:p>134,773775039013</text:p>
          </table:table-cell>
          <table:table-cell table:style-name="ce16" table:formula="of:=[.N21]-[.Q21]" office:value-type="float" office:value="446" calcext:value-type="float">
            <text:p>446</text:p>
          </table:table-cell>
          <table:table-cell office:value-type="float" office:value="480" calcext:value-type="float">
            <text:p>480</text:p>
          </table:table-cell>
          <table:table-cell office:value-type="float" office:value="920" calcext:value-type="float">
            <text:p>920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rchant_7</text:p>
          </table:table-cell>
          <table:table-cell office:value-type="string" calcext:value-type="string">
            <text:p>ac33</text:p>
          </table:table-cell>
          <table:table-cell table:formula="of:=-[.Q21]" office:value-type="float" office:value="-34" calcext:value-type="float">
            <text:p>-34</text:p>
          </table:table-cell>
          <table:table-cell table:formula="of:=[.L20]/[.X21]" office:value-type="float" office:value="1.12662473273148" calcext:value-type="float">
            <text:p>1,12662473273148</text:p>
          </table:table-cell>
          <table:table-cell table:style-name="ce26" office:value-type="string" calcext:value-type="string">
            <text:p>ac33</text:p>
          </table:table-cell>
          <table:table-cell table:style-name="ce26" table:formula="of:=[.X21]+[.O21]-[.N21]" office:value-type="float" office:value="609" calcext:value-type="float">
            <text:p>609</text:p>
          </table:table-cell>
          <table:table-cell table:style-name="ce26" table:formula="of:=ROUND([.L21]-[.T21])" office:value-type="float" office:value="169" calcext:value-type="float">
            <text:p>169</text:p>
          </table:table-cell>
          <table:table-cell table:style-name="ce33" table:formula="of:=([.AA21]+[.AB21])/2" office:value-type="float" office:value="17954.2477090679" calcext:value-type="float">
            <text:p>17954,2477090679</text:p>
          </table:table-cell>
          <table:table-cell table:formula="of:=([.$G$2]*[.$B$2]/[.L21])^((1-[.$B$1])/[.$B$1])" office:value-type="float" office:value="0.000065288173487519" calcext:value-type="float">
            <text:p>6,5288173487519E-05</text:p>
          </table:table-cell>
          <table:table-cell table:formula="of:=[.$E$2]*[.$F$2]*[.Z21]*[.$B$2]" office:value-type="float" office:value="21218.6563834437" calcext:value-type="float">
            <text:p>21218,6563834437</text:p>
          </table:table-cell>
          <table:table-cell table:formula="of:=[.$E$2]*[.$G$2]*[.Z21]*[.$B$2]/2" office:value-type="float" office:value="14689.8390346918" calcext:value-type="float">
            <text:p>14689,8390346918</text:p>
          </table:table-cell>
          <table:table-cell table:style-name="ce26" table:formula="of:=ROUND([.$AC$10]*[.Y22]+[.AC22]/2)" office:value-type="float" office:value="420475" calcext:value-type="float">
            <text:p>420475</text:p>
          </table:table-cell>
          <table:table-cell table:formula="of:=[.Y21]/[.Y22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industrial_machinery</text:p>
          </table:table-cell>
          <table:table-cell office:value-type="float" office:value="124" calcext:value-type="float">
            <text:p>124</text:p>
          </table:table-cell>
          <table:table-cell table:formula="of:=[.$D$2]*[.D23]" office:value-type="float" office:value="5.07094255176846" calcext:value-type="float">
            <text:p>5,07094255176846</text:p>
          </table:table-cell>
          <table:table-cell table:formula="of:=[.$D$2]^(1/(1-[.$B$1]))*[.E23]" office:value-type="float" office:value="756.096320563285" calcext:value-type="float">
            <text:p>756,096320563285</text:p>
          </table:table-cell>
          <table:table-cell table:formula="of:=[.$B$2]/[.E22]^[.$B$1]" office:value-type="float" office:value="105.777544352234" calcext:value-type="float">
            <text:p>105,777544352234</text:p>
          </table:table-cell>
          <table:table-cell table:formula="of:=[.$G$2]*[.F22]" office:value-type="float" office:value="190.399579834021" calcext:value-type="float">
            <text:p>190,399579834021</text:p>
          </table:table-cell>
          <table:table-cell table:formula="of:=[.$E$2]*[.$F$2]*[.E22]*[.F22]" office:value-type="float" office:value="25992.8539269568" calcext:value-type="float">
            <text:p>25992,8539269568</text:p>
          </table:table-cell>
          <table:table-cell table:formula="of:=[.E22]/[.E23]" office:value-type="float" office:value="0.892196253219164" calcext:value-type="float">
            <text:p>0,89219625321916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23]*[.$L$31]" office:value-type="float" office:value="95.3992149264704" calcext:value-type="float">
            <text:p>95,3992149264704</text:p>
          </table:table-cell>
          <table:table-cell table:style-name="ce16" table:formula="of:=[.N22]-[.Q22]" office:value-type="float" office:value="344" calcext:value-type="float">
            <text:p>344</text:p>
          </table:table-cell>
          <table:table-cell office:value-type="float" office:value="360" calcext:value-type="float">
            <text:p>360</text:p>
          </table:table-cell>
          <table:table-cell office:value-type="float" office:value="430" calcext:value-type="float">
            <text:p>43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chant_5</text:p>
          </table:table-cell>
          <table:table-cell office:value-type="string" calcext:value-type="string">
            <text:p>deneb</text:p>
          </table:table-cell>
          <table:table-cell table:formula="of:=-[.Q22]" office:value-type="float" office:value="-16" calcext:value-type="float">
            <text:p>-16</text:p>
          </table:table-cell>
          <table:table-cell table:formula="of:=[.L22]/[.X22]" office:value-type="float" office:value="0.859452386724958" calcext:value-type="float">
            <text:p>0,859452386724958</text:p>
          </table:table-cell>
          <table:table-cell table:style-name="ce26" office:value-type="string" calcext:value-type="string">
            <text:p>deneb</text:p>
          </table:table-cell>
          <table:table-cell table:style-name="ce26" table:formula="of:=[.X22]+[.O22]-[.N22]" office:value-type="float" office:value="181" calcext:value-type="float">
            <text:p>181</text:p>
          </table:table-cell>
          <table:table-cell table:style-name="ce26" table:formula="of:=ROUND([.L22]-[.T22])" office:value-type="float" office:value="111" calcext:value-type="float">
            <text:p>111</text:p>
          </table:table-cell>
          <table:table-cell table:style-name="ce33" table:formula="of:=([.AA22]+[.AB22])/2" office:value-type="float" office:value="14656.5288227035" calcext:value-type="float">
            <text:p>14656,5288227035</text:p>
          </table:table-cell>
          <table:table-cell table:formula="of:=([.$G$2]*[.$B$2]/[.L22])^((1-[.$B$1])/[.$B$1])" office:value-type="float" office:value="0.000053296468446194" calcext:value-type="float">
            <text:p>5,3296468446194E-05</text:p>
          </table:table-cell>
          <table:table-cell table:formula="of:=[.$E$2]*[.$F$2]*[.Z22]*[.$B$2]" office:value-type="float" office:value="17321.3522450131" calcext:value-type="float">
            <text:p>17321,3522450131</text:p>
          </table:table-cell>
          <table:table-cell table:formula="of:=[.$E$2]*[.$G$2]*[.Z22]*[.$B$2]/2" office:value-type="float" office:value="11991.7054003937" calcext:value-type="float">
            <text:p>11991,7054003937</text:p>
          </table:table-cell>
          <table:table-cell table:style-name="ce26" table:formula="of:=ROUND([.$AC$10]*[.Y23]+[.AC23]/2)" office:value-type="float" office:value="342628" calcext:value-type="float">
            <text:p>342628</text:p>
          </table:table-cell>
          <table:table-cell table:formula="of:=[.Y22]/[.Y23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animal_meat</text:p>
          </table:table-cell>
          <table:table-cell office:value-type="float" office:value="125" calcext:value-type="float">
            <text:p>125</text:p>
          </table:table-cell>
          <table:table-cell table:formula="of:=[.$D$2]*[.D24]" office:value-type="float" office:value="4.31101785365093" calcext:value-type="float">
            <text:p>4,31101785365093</text:p>
          </table:table-cell>
          <table:table-cell table:formula="of:=[.$D$2]^(1/(1-[.$B$1]))*[.E24]" office:value-type="float" office:value="847.455162286535" calcext:value-type="float">
            <text:p>847,455162286535</text:p>
          </table:table-cell>
          <table:table-cell table:formula="of:=[.$B$2]/[.E23]^[.$B$1]" office:value-type="float" office:value="80.2315175129571" calcext:value-type="float">
            <text:p>80,2315175129571</text:p>
          </table:table-cell>
          <table:table-cell table:formula="of:=[.$G$2]*[.F23]" office:value-type="float" office:value="144.416731523323" calcext:value-type="float">
            <text:p>144,416731523323</text:p>
          </table:table-cell>
          <table:table-cell table:formula="of:=[.$E$2]*[.$F$2]*[.E23]*[.F23]" office:value-type="float" office:value="22097.5994506924" calcext:value-type="float">
            <text:p>22097,5994506924</text:p>
          </table:table-cell>
          <table:table-cell table:formula="of:=[.E23]/[.E24]" office:value-type="float" office:value="0.892196253219164" calcext:value-type="float">
            <text:p>0,89219625321916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24]*[.$L$31]" office:value-type="float" office:value="67.5280499188542" calcext:value-type="float">
            <text:p>67,5280499188542</text:p>
          </table:table-cell>
          <table:table-cell table:style-name="ce16" table:formula="of:=[.N23]-[.Q23]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92" calcext:value-type="float">
            <text:p>19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chant_4</text:p>
          </table:table-cell>
          <table:table-cell office:value-type="string" calcext:value-type="string">
            <text:p>skipjack</text:p>
          </table:table-cell>
          <table:table-cell table:formula="of:=-[.Q23]" office:value-type="float" office:value="-16" calcext:value-type="float">
            <text:p>-16</text:p>
          </table:table-cell>
          <table:table-cell table:formula="of:=[.L23]/[.X23]" office:value-type="float" office:value="0.803905356176836" calcext:value-type="float">
            <text:p>0,803905356176836</text:p>
          </table:table-cell>
          <table:table-cell table:style-name="ce26" office:value-type="string" calcext:value-type="string">
            <text:p>skipjack</text:p>
          </table:table-cell>
          <table:table-cell table:style-name="ce26" table:formula="of:=[.X23]+[.O23]-[.N23]" office:value-type="float" office:value="136" calcext:value-type="float">
            <text:p>136</text:p>
          </table:table-cell>
          <table:table-cell table:style-name="ce26" table:formula="of:=ROUND([.L23]-[.T23])" office:value-type="float" office:value="84" calcext:value-type="float">
            <text:p>84</text:p>
          </table:table-cell>
          <table:table-cell table:style-name="ce33" table:formula="of:=([.AA23]+[.AB23])/2" office:value-type="float" office:value="11964.5133904578" calcext:value-type="float">
            <text:p>11964,5133904578</text:p>
          </table:table-cell>
          <table:table-cell table:formula="of:=([.$G$2]*[.$B$2]/[.L23])^((1-[.$B$1])/[.$B$1])" office:value-type="float" office:value="0.000043507321419846" calcext:value-type="float">
            <text:p>4,3507321419846E-05</text:p>
          </table:table-cell>
          <table:table-cell table:formula="of:=[.$E$2]*[.$F$2]*[.Z23]*[.$B$2]" office:value-type="float" office:value="14139.87946145" calcext:value-type="float">
            <text:p>14139,87946145</text:p>
          </table:table-cell>
          <table:table-cell table:formula="of:=[.$E$2]*[.$G$2]*[.Z23]*[.$B$2]/2" office:value-type="float" office:value="9789.14731946535" calcext:value-type="float">
            <text:p>9789,14731946535</text:p>
          </table:table-cell>
          <table:table-cell table:style-name="ce26" table:formula="of:=ROUND([.$AC$10]*[.Y24]+[.AC24]/2)" office:value-type="float" office:value="278463" calcext:value-type="float">
            <text:p>278463</text:p>
          </table:table-cell>
          <table:table-cell table:formula="of:=[.Y23]/[.Y24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air_processors</text:p>
          </table:table-cell>
          <table:table-cell office:value-type="float" office:value="204" calcext:value-type="float">
            <text:p>204</text:p>
          </table:table-cell>
          <table:table-cell table:formula="of:=[.$D$2]*[.D25]" office:value-type="float" office:value="3.66497445884408" calcext:value-type="float">
            <text:p>3,66497445884408</text:p>
          </table:table-cell>
          <table:table-cell table:formula="of:=[.$D$2]^(1/(1-[.$B$1]))*[.E25]" office:value-type="float" office:value="949.852859422804" calcext:value-type="float">
            <text:p>949,852859422804</text:p>
          </table:table-cell>
          <table:table-cell table:formula="of:=[.$B$2]/[.E24]^[.$B$1]" office:value-type="float" office:value="60.8550372562698" calcext:value-type="float">
            <text:p>60,8550372562698</text:p>
          </table:table-cell>
          <table:table-cell table:formula="of:=[.$G$2]*[.F24]" office:value-type="float" office:value="109.539067061286" calcext:value-type="float">
            <text:p>109,539067061286</text:p>
          </table:table-cell>
          <table:table-cell table:formula="of:=[.$E$2]*[.$F$2]*[.E24]*[.F24]" office:value-type="float" office:value="18786.0826231485" calcext:value-type="float">
            <text:p>18786,0826231485</text:p>
          </table:table-cell>
          <table:table-cell table:formula="of:=[.E24]/[.E25]" office:value-type="float" office:value="0.892196253219164" calcext:value-type="float">
            <text:p>0,8921962532191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25]*[.$L$31]" office:value-type="float" office:value="47.7995288468354" calcext:value-type="float">
            <text:p>47,7995288468354</text:p>
          </table:table-cell>
          <table:table-cell table:style-name="ce16" table:formula="of:=[.N24]-[.Q24]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hant_3</text:p>
          </table:table-cell>
          <table:table-cell office:value-type="string" calcext:value-type="string">
            <text:p>natrix</text:p>
          </table:table-cell>
          <table:table-cell table:formula="of:=[.O24]-[.N24]-[.P24]-[.Q24]" office:value-type="float" office:value="-12" calcext:value-type="float">
            <text:p>-12</text:p>
          </table:table-cell>
          <table:table-cell table:formula="of:=[.L24]/[.X24]" office:value-type="float" office:value="0.796658814113923" calcext:value-type="float">
            <text:p>0,796658814113923</text:p>
          </table:table-cell>
          <table:table-cell table:style-name="ce26" office:value-type="string" calcext:value-type="string">
            <text:p>natrix</text:p>
          </table:table-cell>
          <table:table-cell table:style-name="ce26" table:formula="of:=[.X24]+[.O24]-[.N24]" office:value-type="float" office:value="64" calcext:value-type="float">
            <text:p>64</text:p>
          </table:table-cell>
          <table:table-cell table:style-name="ce26" table:formula="of:=ROUND([.L24]-[.T24])" office:value-type="float" office:value="60" calcext:value-type="float">
            <text:p>60</text:p>
          </table:table-cell>
          <table:table-cell table:style-name="ce33" table:formula="of:=([.AA24]+[.AB24])/2" office:value-type="float" office:value="9766.94976021193" calcext:value-type="float">
            <text:p>9766,94976021193</text:p>
          </table:table-cell>
          <table:table-cell table:formula="of:=([.$G$2]*[.$B$2]/[.L24])^((1-[.$B$1])/[.$B$1])" office:value-type="float" office:value="0.0000355161809462248" calcext:value-type="float">
            <text:p>3,55161809462248E-05</text:p>
          </table:table-cell>
          <table:table-cell table:formula="of:=[.$E$2]*[.$F$2]*[.Z24]*[.$B$2]" office:value-type="float" office:value="11542.7588075231" calcext:value-type="float">
            <text:p>11542,7588075231</text:p>
          </table:table-cell>
          <table:table-cell table:formula="of:=[.$E$2]*[.$G$2]*[.Z24]*[.$B$2]/2" office:value-type="float" office:value="7991.14071290059" calcext:value-type="float">
            <text:p>7991,14071290059</text:p>
          </table:table-cell>
          <table:table-cell table:style-name="ce26" table:formula="of:=ROUND([.$AC$10]*[.Y25]+[.AC25]/2)" office:value-type="float" office:value="224849" calcext:value-type="float">
            <text:p>224849</text:p>
          </table:table-cell>
          <table:table-cell table:formula="of:=[.Y24]/[.Y25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consumer_goods</text:p>
          </table:table-cell>
          <table:table-cell office:value-type="float" office:value="246" calcext:value-type="float">
            <text:p>246</text:p>
          </table:table-cell>
          <table:table-cell table:formula="of:=[.$D$2]*[.D26]" office:value-type="float" office:value="3.11574626688315" calcext:value-type="float">
            <text:p>3,11574626688315</text:p>
          </table:table-cell>
          <table:table-cell table:formula="of:=[.$D$2]^(1/(1-[.$B$1]))*[.E26]" office:value-type="float" office:value="1064.62323283202" calcext:value-type="float">
            <text:p>1064,62323283202</text:p>
          </table:table-cell>
          <table:table-cell table:formula="of:=[.$B$2]/[.E25]^[.$B$1]" office:value-type="float" office:value="46.1581143453246" calcext:value-type="float">
            <text:p>46,1581143453246</text:p>
          </table:table-cell>
          <table:table-cell table:formula="of:=[.$G$2]*[.F25]" office:value-type="float" office:value="83.0846058215843" calcext:value-type="float">
            <text:p>83,0846058215843</text:p>
          </table:table-cell>
          <table:table-cell table:formula="of:=[.$E$2]*[.$F$2]*[.E25]*[.F25]" office:value-type="float" office:value="15970.8252976186" calcext:value-type="float">
            <text:p>15970,8252976186</text:p>
          </table:table-cell>
          <table:table-cell table:formula="of:=[.E25]/[.E26]" office:value-type="float" office:value="0.892196253219164" calcext:value-type="float">
            <text:p>0,8921962532191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26]*[.$L$31]" office:value-type="float" office:value="33.8347540129619" calcext:value-type="float">
            <text:p>33,8347540129619</text:p>
          </table:table-cell>
          <table:table-cell table:style-name="ce16" table:formula="of:=[.N25]-[.Q25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chant_2</text:p>
          </table:table-cell>
          <table:table-cell office:value-type="string" calcext:value-type="string">
            <text:p>molamola</text:p>
          </table:table-cell>
          <table:table-cell table:formula="of:=[.O25]-[.N25]-[.P25]-[.Q25]" office:value-type="float" office:value="-11" calcext:value-type="float">
            <text:p>-11</text:p>
          </table:table-cell>
          <table:table-cell table:formula="of:=[.L25]/[.X25]" office:value-type="float" office:value="0.751883422510265" calcext:value-type="float">
            <text:p>0,751883422510265</text:p>
          </table:table-cell>
          <table:table-cell table:style-name="ce26" office:value-type="string" calcext:value-type="string">
            <text:p>molamola</text:p>
          </table:table-cell>
          <table:table-cell table:style-name="ce26" table:formula="of:=[.X25]+[.O25]-[.N25]" office:value-type="float" office:value="49" calcext:value-type="float">
            <text:p>49</text:p>
          </table:table-cell>
          <table:table-cell table:style-name="ce26" table:formula="of:=ROUND([.L25]-[.T25])" office:value-type="float" office:value="45" calcext:value-type="float">
            <text:p>45</text:p>
          </table:table-cell>
          <table:table-cell table:style-name="ce33" table:formula="of:=([.AA25]+[.AB25])/2" office:value-type="float" office:value="7973.02025626753" calcext:value-type="float">
            <text:p>7973,02025626753</text:p>
          </table:table-cell>
          <table:table-cell table:formula="of:=([.$G$2]*[.$B$2]/[.L25])^((1-[.$B$1])/[.$B$1])" office:value-type="float" office:value="0.0000289928009318816" calcext:value-type="float">
            <text:p>2,89928009318816E-05</text:p>
          </table:table-cell>
          <table:table-cell table:formula="of:=[.$E$2]*[.$F$2]*[.Z25]*[.$B$2]" office:value-type="float" office:value="9422.66030286153" calcext:value-type="float">
            <text:p>9422,66030286153</text:p>
          </table:table-cell>
          <table:table-cell table:formula="of:=[.$E$2]*[.$G$2]*[.Z25]*[.$B$2]/2" office:value-type="float" office:value="6523.38020967337" calcext:value-type="float">
            <text:p>6523,38020967337</text:p>
          </table:table-cell>
          <table:table-cell table:style-name="ce26" table:formula="of:=ROUND([.$AC$10]*[.Y26]+[.AC26]/2)" office:value-type="float" office:value="178616" calcext:value-type="float">
            <text:p>178616</text:p>
          </table:table-cell>
          <table:table-cell table:formula="of:=[.Y25]/[.Y26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mining_machinery</text:p>
          </table:table-cell>
          <table:table-cell office:value-type="float" office:value="312" calcext:value-type="float">
            <text:p>312</text:p>
          </table:table-cell>
          <table:table-cell table:formula="of:=[.$D$2]*[.D27]" office:value-type="float" office:value="2.64882468039302" calcext:value-type="float">
            <text:p>2,64882468039302</text:p>
          </table:table-cell>
          <table:table-cell table:formula="of:=[.$D$2]^(1/(1-[.$B$1]))*[.E27]" office:value-type="float" office:value="1193.26126846052" calcext:value-type="float">
            <text:p>1193,26126846052</text:p>
          </table:table-cell>
          <table:table-cell table:formula="of:=[.$B$2]/[.E26]^[.$B$1]" office:value-type="float" office:value="35.0106025068048" calcext:value-type="float">
            <text:p>35,0106025068048</text:p>
          </table:table-cell>
          <table:table-cell table:formula="of:=[.$G$2]*[.F26]" office:value-type="float" office:value="63.0190845122487" calcext:value-type="float">
            <text:p>63,0190845122487</text:p>
          </table:table-cell>
          <table:table-cell table:formula="of:=[.$E$2]*[.$F$2]*[.E26]*[.F26]" office:value-type="float" office:value="13577.458685972" calcext:value-type="float">
            <text:p>13577,458685972</text:p>
          </table:table-cell>
          <table:table-cell table:formula="of:=[.E26]/[.E27]" office:value-type="float" office:value="0.892196253219164" calcext:value-type="float">
            <text:p>0,8921962532191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27]*[.$L$31]" office:value-type="float" office:value="23.9498297731325" calcext:value-type="float">
            <text:p>23,9498297731325</text:p>
          </table:table-cell>
          <table:table-cell table:style-name="ce16" table:formula="of:=[.N26]-[.Q26]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chant_1</text:p>
          </table:table-cell>
          <table:table-cell office:value-type="string" calcext:value-type="string">
            <text:p>sinonatrix</text:p>
          </table:table-cell>
          <table:table-cell table:formula="of:=[.O26]-[.N26]-[.P26]-[.Q26]" office:value-type="float" office:value="-10" calcext:value-type="float">
            <text:p>-10</text:p>
          </table:table-cell>
          <table:table-cell table:formula="of:=[.L26]/[.X26]" office:value-type="float" office:value="0.704406758033309" calcext:value-type="float">
            <text:p>0,704406758033309</text:p>
          </table:table-cell>
          <table:table-cell table:style-name="ce26" office:value-type="string" calcext:value-type="string">
            <text:p>sinonatrix</text:p>
          </table:table-cell>
          <table:table-cell table:style-name="ce26" table:formula="of:=[.X26]+[.O26]-[.N26]" office:value-type="float" office:value="39" calcext:value-type="float">
            <text:p>39</text:p>
          </table:table-cell>
          <table:table-cell table:style-name="ce26" table:formula="of:=ROUND([.L26]-[.T26])" office:value-type="float" office:value="34" calcext:value-type="float">
            <text:p>34</text:p>
          </table:table-cell>
          <table:table-cell table:style-name="ce33" table:formula="of:=([.AA26]+[.AB26])/2" office:value-type="float" office:value="6508.58800009564" calcext:value-type="float">
            <text:p>6508,58800009564</text:p>
          </table:table-cell>
          <table:table-cell table:formula="of:=([.$G$2]*[.$B$2]/[.L26])^((1-[.$B$1])/[.$B$1])" office:value-type="float" office:value="0.0000236675927276203" calcext:value-type="float">
            <text:p>2,36675927276203E-05</text:p>
          </table:table-cell>
          <table:table-cell table:formula="of:=[.$E$2]*[.$F$2]*[.Z26]*[.$B$2]" office:value-type="float" office:value="7691.96763647659" calcext:value-type="float">
            <text:p>7691,96763647659</text:p>
          </table:table-cell>
          <table:table-cell table:formula="of:=[.$E$2]*[.$G$2]*[.Z26]*[.$B$2]/2" office:value-type="float" office:value="5325.20836371456" calcext:value-type="float">
            <text:p>5325,20836371456</text:p>
          </table:table-cell>
          <table:table-cell table:style-name="ce26" table:formula="of:=ROUND([.$AC$10]*[.Y27]+[.AC27]/2)" office:value-type="float" office:value="135940" calcext:value-type="float">
            <text:p>135940</text:p>
          </table:table-cell>
          <table:table-cell table:formula="of:=[.Y26]/[.Y27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liquor</text:p>
          </table:table-cell>
          <table:table-cell office:value-type="float" office:value="422" calcext:value-type="float">
            <text:p>422</text:p>
          </table:table-cell>
          <table:table-cell table:formula="of:=[.$D$2]*[.D28]" office:value-type="float" office:value="2.25187534108095" calcext:value-type="float">
            <text:p>2,25187534108095</text:p>
          </table:table-cell>
          <table:table-cell table:formula="of:=[.$D$2]^(1/(1-[.$B$1]))*[.E28]" office:value-type="float" office:value="1337.44259085943" calcext:value-type="float">
            <text:p>1337,44259085943</text:p>
          </table:table-cell>
          <table:table-cell table:formula="of:=[.$B$2]/[.E27]^[.$B$1]" office:value-type="float" office:value="26.5552938042333" calcext:value-type="float">
            <text:p>26,5552938042333</text:p>
          </table:table-cell>
          <table:table-cell table:formula="of:=[.$G$2]*[.F27]" office:value-type="float" office:value="47.7995288476199" calcext:value-type="float">
            <text:p>47,7995288476199</text:p>
          </table:table-cell>
          <table:table-cell table:formula="of:=[.$E$2]*[.$F$2]*[.E27]*[.F27]" office:value-type="float" office:value="11542.7588076343" calcext:value-type="float">
            <text:p>11542,7588076343</text:p>
          </table:table-cell>
          <table:table-cell table:formula="of:=[.E27]/[.E28]" office:value-type="float" office:value="0.892196253219164" calcext:value-type="float">
            <text:p>0,8921962532191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28]*[.$L$31]" office:value-type="float" office:value="16.9528156150414" calcext:value-type="float">
            <text:p>16,9528156150414</text:p>
          </table:table-cell>
          <table:table-cell table:style-name="ce16" table:formula="of:=[.N27]-[.Q27]"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chant_1</text:p>
          </table:table-cell>
          <table:table-cell office:value-type="string" calcext:value-type="string">
            <text:p>lunarshuttle</text:p>
          </table:table-cell>
          <table:table-cell table:formula="of:=[.O27]-[.N27]-[.P27]-[.Q27]" office:value-type="float" office:value="-8" calcext:value-type="float">
            <text:p>-8</text:p>
          </table:table-cell>
          <table:table-cell table:formula="of:=[.L27]/[.X27]" office:value-type="float" office:value="0.678112624601654" calcext:value-type="float">
            <text:p>0,678112624601654</text:p>
          </table:table-cell>
          <table:table-cell table:style-name="ce26" office:value-type="string" calcext:value-type="string">
            <text:p>lunarshuttle</text:p>
          </table:table-cell>
          <table:table-cell table:style-name="ce26" table:formula="of:=[.X27]+[.O27]-[.N27]" office:value-type="float" office:value="25" calcext:value-type="float">
            <text:p>25</text:p>
          </table:table-cell>
          <table:table-cell table:style-name="ce26" table:formula="of:=ROUND([.L27]-[.T27])" office:value-type="float" office:value="25" calcext:value-type="float">
            <text:p>25</text:p>
          </table:table-cell>
          <table:table-cell table:style-name="ce33" table:formula="of:=([.AA27]+[.AB27])/2" office:value-type="float" office:value="5313.13309052347" calcext:value-type="float">
            <text:p>5313,13309052347</text:p>
          </table:table-cell>
          <table:table-cell table:formula="of:=([.$G$2]*[.$B$2]/[.L27])^((1-[.$B$1])/[.$B$1])" office:value-type="float" office:value="0.0000193204839655397" calcext:value-type="float">
            <text:p>1,93204839655397E-05</text:p>
          </table:table-cell>
          <table:table-cell table:formula="of:=[.$E$2]*[.$F$2]*[.Z27]*[.$B$2]" office:value-type="float" office:value="6279.1572888004" calcext:value-type="float">
            <text:p>6279,1572888004</text:p>
          </table:table-cell>
          <table:table-cell table:formula="of:=[.$E$2]*[.$G$2]*[.Z27]*[.$B$2]/2" office:value-type="float" office:value="4347.10889224643" calcext:value-type="float">
            <text:p>4347,10889224643</text:p>
          </table:table-cell>
          <table:table-cell table:style-name="ce26" table:formula="of:=ROUND([.$AC$10]*[.Y28]+[.AC28]/2)" office:value-type="float" office:value="91234" calcext:value-type="float">
            <text:p>91234</text:p>
          </table:table-cell>
          <table:table-cell table:formula="of:=[.Y27]/[.Y28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float" office:value="461" calcext:value-type="float">
            <text:p>461</text:p>
          </table:table-cell>
          <table:table-cell table:formula="of:=[.$D$2]*[.D29]" office:value-type="float" office:value="1.91441230116297" calcext:value-type="float">
            <text:p>1,91441230116297</text:p>
          </table:table-cell>
          <table:table-cell table:formula="of:=[.$D$2]^(1/(1-[.$B$1]))*[.E29]" office:value-type="float" office:value="1499.04528968123" calcext:value-type="float">
            <text:p>1499,04528968123</text:p>
          </table:table-cell>
          <table:table-cell table:formula="of:=[.$B$2]/[.E28]^[.$B$1]" office:value-type="float" office:value="20.1420020947108" calcext:value-type="float">
            <text:p>20,1420020947108</text:p>
          </table:table-cell>
          <table:table-cell table:formula="of:=[.$G$2]*[.F28]" office:value-type="float" office:value="36.2556037704794" calcext:value-type="float">
            <text:p>36,2556037704794</text:p>
          </table:table-cell>
          <table:table-cell table:formula="of:=[.$E$2]*[.$F$2]*[.E28]*[.F28]" office:value-type="float" office:value="9812.97634356837" calcext:value-type="float">
            <text:p>9812,97634356837</text:p>
          </table:table-cell>
          <table:table-cell table:formula="of:=[.E28]/[.E29]" office:value-type="float" office:value="0.892196253219164" calcext:value-type="float">
            <text:p>0,89219625321916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table:formula="of:=[.M28]" office:value-type="float" office:value="12" calcext:value-type="float">
            <text:p>12</text:p>
          </table:table-cell>
          <table:table-cell table:style-name="ce10" table:formula="of:=[.N28]-[.Q28]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Merchant_0</text:p>
          </table:table-cell>
          <table:table-cell office:value-type="string" calcext:value-type="string">
            <text:p>amphiesma</text:p>
          </table:table-cell>
          <table:table-cell table:formula="of:=-[.Q28]" office:value-type="float" office:value="-2" calcext:value-type="float">
            <text:p>-2</text:p>
          </table:table-cell>
          <table:table-cell table:formula="of:=[.L28]/[.X28]" office:value-type="float" office:value="0.857142857142857" calcext:value-type="float">
            <text:p>0,857142857142857</text:p>
          </table:table-cell>
          <table:table-cell table:style-name="ce26" office:value-type="string" calcext:value-type="string">
            <text:p>amphiesma</text:p>
          </table:table-cell>
          <table:table-cell table:style-name="ce26" table:formula="of:=[.X28]+[.O28]-[.N28]" office:value-type="float" office:value="38" calcext:value-type="float">
            <text:p>38</text:p>
          </table:table-cell>
          <table:table-cell table:style-name="ce26" table:formula="of:=ROUND([.L28]-[.T28])" office:value-type="float" office:value="14" calcext:value-type="float">
            <text:p>14</text:p>
          </table:table-cell>
          <table:table-cell table:style-name="ce33" table:formula="of:=([.AA28]+[.AB28])/2" office:value-type="float" office:value="4337.25152632195" calcext:value-type="float">
            <text:p>4337,25152632195</text:p>
          </table:table-cell>
          <table:table-cell table:formula="of:=([.$G$2]*[.$B$2]/[.L28])^((1-[.$B$1])/[.$B$1])" office:value-type="float" office:value="0.0000157718237320796" calcext:value-type="float">
            <text:p>1,57718237320796E-05</text:p>
          </table:table-cell>
          <table:table-cell table:formula="of:=[.$E$2]*[.$F$2]*[.Z28]*[.$B$2]" office:value-type="float" office:value="5125.84271292588" calcext:value-type="float">
            <text:p>5125,84271292588</text:p>
          </table:table-cell>
          <table:table-cell table:formula="of:=[.$E$2]*[.$G$2]*[.Z28]*[.$B$2]/2" office:value-type="float" office:value="3548.66033971792" calcext:value-type="float">
            <text:p>3548,66033971792</text:p>
          </table:table-cell>
          <table:table-cell table:style-name="ce26" office:value-type="float" office:value="35002" calcext:value-type="float">
            <text:p>35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ines</text:p>
          </table:table-cell>
          <table:table-cell office:value-type="float" office:value="563" calcext:value-type="float">
            <text:p>563</text:p>
          </table:table-cell>
          <table:table-cell table:formula="of:=[.$D$2]*[.D30]" office:value-type="float" office:value="1.62752102302644" calcext:value-type="float">
            <text:p>1,62752102302644</text:p>
          </table:table-cell>
          <table:table-cell table:formula="of:=[.$D$2]^(1/(1-[.$B$1]))*[.E30]" office:value-type="float" office:value="1680.17438346381" calcext:value-type="float">
            <text:p>1680,17438346381</text:p>
          </table:table-cell>
          <table:table-cell table:formula="of:=[.$B$2]/[.E29]^[.$B$1]" office:value-type="float" office:value="15.2775657981483" calcext:value-type="float">
            <text:p>15,2775657981483</text:p>
          </table:table-cell>
          <table:table-cell table:formula="of:=[.$G$2]*[.F29]" office:value-type="float" office:value="27.4996184366669" calcext:value-type="float">
            <text:p>27,4996184366669</text:p>
          </table:table-cell>
          <table:table-cell table:formula="of:=[.$E$2]*[.$F$2]*[.E29]*[.F29]" office:value-type="float" office:value="8342.4167761128" calcext:value-type="float">
            <text:p>8342,4167761128</text:p>
          </table:table-cell>
          <table:table-cell table:formula="of:=[.E29]/[.E30]" office:value-type="float" office:value="0.892196253219164" calcext:value-type="float">
            <text:p>0,892196253219164</text:p>
          </table:table-cell>
          <table:table-cell table:number-columns-repeated="11"/>
          <table:table-cell table:style-name="ce27" table:formula="of:=AVERAGE([.U13:.U28])" office:value-type="float" office:value="0.811676895829444" calcext:value-type="float">
            <office:annotation draw:style-name="gr2" draw:text-style-name="P3" svg:width="2.899cm" svg:height="1.799cm" svg:x="52.005cm" svg:y="11.143cm" draw:caption-point-x="-0.61cm" draw:caption-point-y="1.51cm">
              <dc:date>2021-09-12T00:00:00</dc:date>
              <text:p text:style-name="P2"><text:span text:style-name="T1">Does not include dsminer because it is the target for collecting cash.</text:span></text:p>
            </office:annotation>
            <text:p>0,8116768958294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obots</text:p>
          </table:table-cell>
          <table:table-cell office:value-type="float" office:value="829" calcext:value-type="float">
            <text:p>829</text:p>
          </table:table-cell>
          <table:table-cell table:formula="of:=[.$D$2]*[.D31]" office:value-type="float" office:value="1.38362288979439" calcext:value-type="float">
            <text:p>1,38362288979439</text:p>
          </table:table-cell>
          <table:table-cell table:formula="of:=[.$D$2]^(1/(1-[.$B$1]))*[.E31]" office:value-type="float" office:value="1883.18923936468" calcext:value-type="float">
            <text:p>1883,18923936468</text:p>
          </table:table-cell>
          <table:table-cell table:formula="of:=[.$B$2]/[.E30]^[.$B$1]" office:value-type="float" office:value="11.5879253521695" calcext:value-type="float">
            <text:p>11,5879253521695</text:p>
          </table:table-cell>
          <table:table-cell table:formula="of:=[.$G$2]*[.F30]" office:value-type="float" office:value="20.8582656339051" calcext:value-type="float">
            <text:p>20,8582656339051</text:p>
          </table:table-cell>
          <table:table-cell table:formula="of:=[.$E$2]*[.$F$2]*[.E30]*[.F30]" office:value-type="float" office:value="7092.23330717421" calcext:value-type="float">
            <text:p>7092,23330717421</text:p>
          </table:table-cell>
          <table:table-cell table:formula="of:=[.E30]/[.E31]" office:value-type="float" office:value="0.892196253219164" calcext:value-type="float">
            <text:p>0,892196253219164</text:p>
          </table:table-cell>
          <table:table-cell table:number-columns-repeated="2"/>
          <table:table-cell table:style-name="ce16" office:value-type="string" calcext:value-type="string">
            <text:p>multiplier to next ship’s trade cargo</text:p>
          </table:table-cell>
          <table:table-cell table:style-name="ce16" table:number-columns-repeated="8"/>
          <table:table-cell table:style-name="ce27" office:value-type="string" calcext:value-type="string">
            <office:annotation draw:style-name="gr3" draw:text-style-name="P3" svg:width="2.899cm" svg:height="3.362cm" svg:x="52.005cm" svg:y="11.595cm" draw:caption-point-x="-0.61cm" draw:caption-point-y="1.51cm">
              <dc:date>2021-09-12T00:00:00</dc:date>
              <text:p text:style-name="P2"><text:span text:style-name="T1">Is used to estimate ruffly the actual trade cargo form ships nominal cargo, in order to use it on missions’ rewarrd.</text:span></text:p>
            </office:annotation>
            <text:p>missions’ reward coefficient</text:p>
          </table:table-cell>
          <table:table-cell table:style-name="ce27"/>
          <table:table-cell table:number-columns-repeated="8"/>
        </table:table-row>
        <table:table-row table:style-name="ro1">
          <table:table-cell/>
          <table:table-cell office:value-type="string" calcext:value-type="string">
            <text:p>live_animals</text:p>
          </table:table-cell>
          <table:table-cell office:value-type="float" office:value="932" calcext:value-type="float">
            <text:p>932</text:p>
          </table:table-cell>
          <table:table-cell table:formula="of:=[.$D$2]*[.D32]" office:value-type="float" office:value="1.17627500602299" calcext:value-type="float">
            <text:p>1,17627500602299</text:p>
          </table:table-cell>
          <table:table-cell table:formula="of:=[.$D$2]^(1/(1-[.$B$1]))*[.E32]" office:value-type="float" office:value="2110.73430601157" calcext:value-type="float">
            <text:p>2110,73430601157</text:p>
          </table:table-cell>
          <table:table-cell table:formula="of:=[.$B$2]/[.E31]^[.$B$1]" office:value-type="float" office:value="8.78935923049524" calcext:value-type="float">
            <text:p>8,78935923049524</text:p>
          </table:table-cell>
          <table:table-cell table:formula="of:=[.$G$2]*[.F31]" office:value-type="float" office:value="15.8208466148914" calcext:value-type="float">
            <text:p>15,8208466148914</text:p>
          </table:table-cell>
          <table:table-cell table:formula="of:=[.$E$2]*[.$F$2]*[.E31]*[.F31]" office:value-type="float" office:value="6029.40066809138" calcext:value-type="float">
            <text:p>6029,40066809138</text:p>
          </table:table-cell>
          <table:table-cell table:formula="of:=[.E31]/[.E32]" office:value-type="float" office:value="0.892196253219164" calcext:value-type="float">
            <text:p>0,892196253219164</text:p>
          </table:table-cell>
          <table:table-cell table:number-columns-repeated="2"/>
          <table:table-cell table:style-name="ce33" office:value-type="float" office:value="1.41273463458678" calcext:value-type="float">
            <text:p>1,4127346345867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recious_metals</text:p>
          </table:table-cell>
          <table:table-cell table:style-name="ce16"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65.77355979221" calcext:value-type="float">
            <text:p>2365,77355979221</text:p>
          </table:table-cell>
          <table:table-cell table:formula="of:=[.$B$2]/[.E32]^[.$B$1]" office:value-type="float" office:value="6.66666666680144" calcext:value-type="float">
            <text:p>6,66666666680144</text:p>
          </table:table-cell>
          <table:table-cell table:formula="of:=[.$G$2]*[.F32]" office:value-type="float" office:value="12.0000000002426" calcext:value-type="float">
            <text:p>12,0000000002426</text:p>
          </table:table-cell>
          <table:table-cell table:formula="of:=[.$E$2]*[.$F$2]*[.E32]*[.F32]" office:value-type="float" office:value="5125.84271298675" calcext:value-type="float">
            <text:p>5125,84271298675</text:p>
          </table:table-cell>
          <table:table-cell table:number-columns-repeated="3"/>
          <table:table-cell table:style-name="ce27" office:value-type="string" calcext:value-type="string">
            <text:p>target zero <text:s/>for above multimplier K31</text:p>
          </table:table-cell>
          <table:table-cell table:style-name="ce27" table:number-columns-repeated="6"/>
          <table:table-cell table:number-columns-repeated="12"/>
        </table:table-row>
        <table:table-row table:style-name="ro1">
          <table:table-cell table:number-columns-repeated="11"/>
          <table:table-cell table:style-name="ce26" table:formula="of:=[.L12]-[.M12]" office:value-type="float" office:value="0.00000000471391103929" calcext:value-type="float">
            <office:annotation draw:style-name="gr4" draw:text-style-name="P3" svg:width="2.899cm" svg:height="2.177cm" svg:x="31.685cm" svg:y="12.949cm" draw:caption-point-x="-0.61cm" draw:caption-point-y="1.51cm">
              <dc:date>2021-09-12T00:00:00</dc:date>
              <text:p text:style-name="P2"><text:span text:style-name="T1">Sets maximum trade cargo to equal the original one of our flag ship. </text:span></text:p>
            </office:annotation>
            <text:p>4,71391103929E-09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27"/>
          <table:table-cell table:style-name="ce27" office:value-type="string" calcext:value-type="string">
            <text:p>target zero for profit ratio D2</text:p>
          </table:table-cell>
          <table:table-cell table:style-name="ce27"/>
          <table:table-cell table:number-columns-repeated="22"/>
        </table:table-row>
        <table:table-row table:style-name="ro1">
          <table:table-cell table:number-columns-repeated="5"/>
          <table:table-cell table:style-name="ce35" office:value-type="string" calcext:value-type="string">
            <text:p>Target zero</text:p>
          </table:table-cell>
          <table:table-cell table:style-name="ce26" table:formula="of:=[.$H$2]-[.AD27]" office:value-type="float" office:value="0.00000000673719569022" calcext:value-type="float">
            <text:p>6,73719569022E-09</text:p>
          </table:table-cell>
          <table:table-cell table:number-columns-repeated="23"/>
        </table:table-row>
        <table:table-row table:style-name="ro1">
          <table:table-cell/>
          <table:table-cell table:style-name="ce26"/>
          <table:table-cell table:style-name="ce26" office:value-type="string" calcext:value-type="string">
            <text:p>commodity prices</text:p>
          </table:table-cell>
          <table:table-cell table:style-name="ce30" office:value-type="string" calcext:value-type="string">
            <text:p>Illegal commodities</text:p>
          </table:table-cell>
          <table:table-cell/>
          <table:table-cell table:style-name="ce35" office:value-type="string" calcext:value-type="string">
            <text:p>from top to down </text:p>
          </table:table-cell>
          <table:table-cell table:style-name="ce27" office:value-type="string" calcext:value-type="string">
            <text:p>target zero for a=B1</text:p>
          </table:table-cell>
          <table:table-cell table:style-name="ce27"/>
          <table:table-cell table:number-columns-repeated="22"/>
        </table:table-row>
        <table:table-row table:style-name="ro1">
          <table:table-cell/>
          <table:table-cell table:style-name="ce26" office:value-type="string" calcext:value-type="string">
            <text:p>carbon_ore</text:p>
          </table:table-cell>
          <table:table-cell table:style-name="ce26" table:formula="of:=ROUND([.E12])" office:value-type="float" office:value="242" calcext:value-type="float">
            <text:p>242</text:p>
          </table:table-cell>
          <table:table-cell table:number-columns-repeated="2"/>
          <table:table-cell table:style-name="ce35" office:value-type="string" calcext:value-type="string">
            <text:p>for estimating</text:p>
          </table:table-cell>
          <table:table-cell table:style-name="ce26" table:formula="of:=[.G12]/[.G32]-[.L12]/[.L28]" office:value-type="float" office:value="-0.00000000380626374863" calcext:value-type="float">
            <text:p>-3,80626374863E-09</text:p>
          </table:table-cell>
          <table:table-cell table:number-columns-repeated="23"/>
        </table:table-row>
        <table:table-row table:style-name="ro1">
          <table:table-cell/>
          <table:table-cell table:style-name="ce26" office:value-type="string" calcext:value-type="string">
            <text:p>liquid_oxygen</text:p>
          </table:table-cell>
          <table:table-cell table:style-name="ce26" table:formula="of:=ROUND([.E13])" office:value-type="float" office:value="271" calcext:value-type="float">
            <text:p>271</text:p>
          </table:table-cell>
          <table:table-cell table:number-columns-repeated="2"/>
          <table:table-cell table:style-name="ce35" office:value-type="string" calcext:value-type="string">
            <text:p>the three values</text:p>
          </table:table-cell>
          <table:table-cell table:style-name="ce27" office:value-type="string" calcext:value-type="string">
            <text:p>target zero <text:s/>for price E32</text:p>
          </table:table-cell>
          <table:table-cell table:style-name="ce27"/>
          <table:table-cell table:number-columns-repeated="22"/>
        </table:table-row>
        <table:table-row table:style-name="ro1">
          <table:table-cell/>
          <table:table-cell table:style-name="ce26" office:value-type="string" calcext:value-type="string">
            <text:p>fertilizer</text:p>
          </table:table-cell>
          <table:table-cell table:style-name="ce26" table:formula="of:=ROUND([.E14])" office:value-type="float" office:value="304" calcext:value-type="float">
            <text:p>304</text:p>
          </table:table-cell>
          <table:table-cell table:number-columns-repeated="2"/>
          <table:table-cell table:style-name="ce35"/>
          <table:table-cell table:style-name="ce26" table:formula="of:=[.G32]-[.L28]" office:value-type="float" office:value="0.00000000024284574351" calcext:value-type="float">
            <text:p>2,4284574351E-10</text:p>
          </table:table-cell>
          <table:table-cell table:number-columns-repeated="23"/>
        </table:table-row>
        <table:table-row table:style-name="ro1">
          <table:table-cell/>
          <table:table-cell table:style-name="ce26" office:value-type="string" calcext:value-type="string">
            <text:p>plastics</text:p>
          </table:table-cell>
          <table:table-cell table:style-name="ce26" table:formula="of:=ROUND([.E15])" office:value-type="float" office:value="340" calcext:value-type="float">
            <text:p>340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grain</text:p>
          </table:table-cell>
          <table:table-cell table:style-name="ce26" table:formula="of:=ROUND([.E16])" office:value-type="float" office:value="381" calcext:value-type="float">
            <text:p>381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metal_alloys</text:p>
          </table:table-cell>
          <table:table-cell table:style-name="ce26" table:formula="of:=ROUND([.E17])" office:value-type="float" office:value="427" calcext:value-type="float">
            <text:p>427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metal_ore</text:p>
          </table:table-cell>
          <table:table-cell table:style-name="ce26" table:formula="of:=ROUND([.E18])" office:value-type="float" office:value="479" calcext:value-type="float">
            <text:p>479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textiles</text:p>
          </table:table-cell>
          <table:table-cell table:style-name="ce26" table:formula="of:=ROUND([.E19])" office:value-type="float" office:value="537" calcext:value-type="float">
            <text:p>537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farm_machinery</text:p>
          </table:table-cell>
          <table:table-cell table:style-name="ce26" table:formula="of:=ROUND([.E20])" office:value-type="float" office:value="602" calcext:value-type="float">
            <text:p>602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fruit_and_veg</text:p>
          </table:table-cell>
          <table:table-cell table:style-name="ce26" table:formula="of:=ROUND([.E21])" office:value-type="float" office:value="675" calcext:value-type="float">
            <text:p>675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industrial_machinery</text:p>
          </table:table-cell>
          <table:table-cell table:style-name="ce26" table:formula="of:=ROUND([.E22])" office:value-type="float" office:value="756" calcext:value-type="float">
            <text:p>756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animal_meat</text:p>
          </table:table-cell>
          <table:table-cell table:style-name="ce26" table:formula="of:=ROUND([.E23])" office:value-type="float" office:value="847" calcext:value-type="float">
            <text:p>847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air_processors</text:p>
          </table:table-cell>
          <table:table-cell table:style-name="ce26" table:formula="of:=ROUND([.E24])" office:value-type="float" office:value="950" calcext:value-type="float">
            <text:p>950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consumer_goods</text:p>
          </table:table-cell>
          <table:table-cell table:style-name="ce26" table:formula="of:=ROUND([.E25])" office:value-type="float" office:value="1065" calcext:value-type="float">
            <text:p>1065</text:p>
          </table:table-cell>
          <table:table-cell table:style-name="ce30" office:value-type="string" calcext:value-type="string">
            <text:p>hand_weapon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mining_machinery</text:p>
          </table:table-cell>
          <table:table-cell table:style-name="ce26" table:formula="of:=ROUND([.E26])" office:value-type="float" office:value="1193" calcext:value-type="float">
            <text:p>1193</text:p>
          </table:table-cell>
          <table:table-cell table:style-name="ce30"/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liquor</text:p>
          </table:table-cell>
          <table:table-cell table:style-name="ce26" table:formula="of:=ROUND([.E27])" office:value-type="float" office:value="1337" calcext:value-type="float">
            <text:p>1337</text:p>
          </table:table-cell>
          <table:table-cell table:style-name="ce30"/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computers</text:p>
          </table:table-cell>
          <table:table-cell table:style-name="ce26" table:formula="of:=ROUND([.E28])" office:value-type="float" office:value="1499" calcext:value-type="float">
            <text:p>1499</text:p>
          </table:table-cell>
          <table:table-cell table:style-name="ce30" office:value-type="string" calcext:value-type="string">
            <text:p>narcotic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medicines</text:p>
          </table:table-cell>
          <table:table-cell table:style-name="ce26" table:formula="of:=ROUND([.E29])" office:value-type="float" office:value="1680" calcext:value-type="float">
            <text:p>1680</text:p>
          </table:table-cell>
          <table:table-cell table:style-name="ce30" office:value-type="string" calcext:value-type="string">
            <text:p>battle_weapon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robots</text:p>
          </table:table-cell>
          <table:table-cell table:style-name="ce26" table:formula="of:=ROUND([.E30])" office:value-type="float" office:value="1883" calcext:value-type="float">
            <text:p>1883</text:p>
          </table:table-cell>
          <table:table-cell table:style-name="ce30" office:value-type="string" calcext:value-type="string">
            <text:p>nerve_ga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live_animals</text:p>
          </table:table-cell>
          <table:table-cell table:style-name="ce26" table:formula="of:=ROUND([.E31])" office:value-type="float" office:value="2111" calcext:value-type="float">
            <text:p>2111</text:p>
          </table:table-cell>
          <table:table-cell table:style-name="ce30" office:value-type="string" calcext:value-type="string">
            <text:p>slave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precious_metals</text:p>
          </table:table-cell>
          <table:table-cell table:style-name="ce26" table:formula="of:=ROUND([.E32])" office:value-type="float" office:value="2366" calcext:value-type="float">
            <text:p>2366</text:p>
          </table:table-cell>
          <table:table-cell table:number-columns-repeated="27"/>
        </table:table-row>
      </table:table>
      <table:named-expressions>
        <table:named-range table:name="a" table:base-cell-address="$Sheet2_2.$A$2" table:cell-range-address="$Sheet2_2.$A$2"/>
        <table:named-range table:name="constant" table:base-cell-address="$Sheet2_2.$B$2" table:cell-range-address="$Sheet2_2.$B$2"/>
        <table:named-range table:name="v_double" table:base-cell-address="$Sheet2_2.$E$2" table:cell-range-address="$Sheet2_2.$E$2"/>
      </table:named-expressions>
      <table:database-ranges>
        <table:database-range table:name="__Anonymous_Sheet_DB__0" table:target-range-address="Sheet1.J4:Sheet1.J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7:Sheet2.E35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Sheet2_2.A4:Sheet2_2.H50" table:contains-header="false">
          <table:sort>
            <table:sort-by table:field-number="4" table:data-type="automatic"/>
          </table:sort>
        </table:database-range>
        <table:database-range table:name="__Anonymous_Sheet_DB__3" table:target-range-address="new_economy.M17:new_economy.T2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0:22:49.625865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ishol </meta:initial-creator>
    <meta:creation-date>2021-07-03T23:57:55.819817492</meta:creation-date>
    <dc:date>2021-09-12T11:05:29.722628182</dc:date>
    <meta:editing-duration>PT23H59M22S</meta:editing-duration>
    <meta:editing-cycles>195</meta:editing-cycles>
    <meta:generator>LibreOffice/7.1.5.2$Linux_X86_64 LibreOffice_project/10$Build-2</meta:generator>
    <meta:document-statistic meta:table-count="4" meta:cell-count="166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64cm" svg:height="17.108cm" xlink:href=".." xlink:type="simple" chart:class="chart:line" chart:style-name="ch1">
        <chart:title svg:x="13.85cm" svg:y="0.477cm" chart:style-name="ch2">
          <text:p>Profits per mission or trade</text:p>
        </chart:title>
        <chart:legend chart:legend-position="end" svg:x="30.385cm" svg:y="7.755cm" style:legend-expansion="high" chart:style-name="ch3"/>
        <chart:plot-area chart:style-name="ch4" table:cell-range-address="Sheet2.D2:Sheet2.G35 Sheet1.A1:Sheet1.A1" chart:data-source-has-labels="both" svg:x="1.712cm" svg:y="1.892cm" svg:width="28.614cm" svg:height="15.24cm">
          <chart:coordinate-region svg:x="3.576cm" svg:y="2.092cm" svg:width="26.608cm" svg:height="11.533cm"/>
          <chart:axis chart:dimension="x" chart:name="primary-x" chart:style-name="ch5" chartooo:axis-type="auto">
            <chartooo:date-scale/>
            <chart:categories table:cell-range-address="Sheet2.D2:Sheet2.D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35" chart:label-cell-address="Sheet1.A1:Sheet1.A1" chart:class="chart:line">
            <chart:data-point chart:repeated="34"/>
          </chart:series>
          <chart:series chart:style-name="ch8" chart:values-cell-range-address="Sheet2.F2:Sheet2.F35" chart:label-cell-address="Sheet1.A1:Sheet1.A1" chart:class="chart:line">
            <chart:data-point chart:repeated="34"/>
          </chart:series>
          <chart:series chart:style-name="ch9" chart:values-cell-range-address="Sheet2.G2:Sheet2.G35" chart:label-cell-address="Sheet1.A1:Sheet1.A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- cargo_local</text:p>
                <draw:g>
                  <svg:desc>Sheet2.D2:Sheet2.D35</svg:desc>
                </draw:g>
              </table:table-cell>
              <table:table-cell office:value-type="float" office:value="329">
                <text:p>329</text:p>
                <draw:g>
                  <svg:desc>Sheet2.E2:Sheet2.E35</svg:desc>
                </draw:g>
              </table:table-cell>
              <table:table-cell office:value-type="float" office:value="29">
                <text:p>29</text:p>
                <draw:g>
                  <svg:desc>Sheet2.F2:Sheet2.F35</svg:desc>
                </draw:g>
              </table:table-cell>
              <table:table-cell office:value-type="float" office:value="629">
                <text:p>629</text:p>
                <draw:g>
                  <svg:desc>Sheet2.G2:Sheet2.G35</svg:desc>
                </draw:g>
              </table:table-cell>
            </table:table-row>
            <table:table-row>
              <table:table-cell office:value-type="string">
                <text:p>100 - cargo_system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0 - deliver_package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0 - taxi</text:p>
              </table:table-cell>
              <table:table-cell office:value-type="float" office:value="5666">
                <text:p>5666</text:p>
              </table:table-cell>
              <table:table-cell office:value-type="float" office:value="0">
                <text:p>0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0 - Assassination</text:p>
              </table:table-cell>
              <table:table-cell office:value-type="float" office:value="8259">
                <text:p>8259</text:p>
              </table:table-cell>
              <table:table-cell office:value-type="float" office:value="233">
                <text:p>233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83 - precious_metal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78 - slav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93 - live_animal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17 - robot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21 - nerve_ga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85 - narcotic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97 - battle_weapon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20 - medicin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90 - computer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27 - liquo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577 - mining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717 - hand_weapon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732 - consumer_good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882 - air_processor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440 - animal_meat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452 - industrial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714 - fruit_and_veg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250 - farm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769 - textil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673 - military_fuel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186 - metal_alloy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186 - metal_ore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390 - grai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5000 - plastic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2000 - fertilize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8367 - liquid_oxyge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5714 - carbon_ore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6000 - hydroge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50000 - wate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64cm" svg:height="22.994cm" xlink:href=".." xlink:type="simple" chart:class="chart:line" chart:style-name="ch1">
        <chart:title svg:x="13.85cm" svg:y="0.594cm" chart:style-name="ch2">
          <text:p>Profits per mission or trade</text:p>
        </chart:title>
        <chart:legend chart:legend-position="end" svg:x="30.412cm" svg:y="10.698cm" style:legend-expansion="high" chart:style-name="ch3"/>
        <chart:plot-area chart:style-name="ch4" table:cell-range-address="Sheet2_2.D3:Sheet2_2.G42" chart:data-source-has-labels="both" svg:x="1.712cm" svg:y="2.611cm" svg:width="28.614cm" svg:height="19.207cm">
          <chart:coordinate-region svg:x="3.576cm" svg:y="2.811cm" svg:width="26.608cm" svg:height="15.5cm"/>
          <chart:axis chart:dimension="x" chart:name="primary-x" chart:style-name="ch5" chartooo:axis-type="auto">
            <chartooo:date-scale/>
            <chart:categories table:cell-range-address="Sheet2_2.D4:Sheet2_2.D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.E4:Sheet2_2.E42" chart:label-cell-address="Sheet2_2.E3:Sheet2_2.E3" chart:class="chart:line">
            <chart:data-point chart:repeated="39"/>
          </chart:series>
          <chart:series chart:style-name="ch8" chart:values-cell-range-address="Sheet2_2.F4:Sheet2_2.F42" chart:label-cell-address="Sheet2_2.F3:Sheet2_2.F3" chart:class="chart:line">
            <chart:data-point chart:repeated="39"/>
          </chart:series>
          <chart:series chart:style-name="ch9" chart:values-cell-range-address="Sheet2_2.G4:Sheet2_2.G42" chart:label-cell-address="Sheet2_2.G3:Sheet2_2.G3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t</text:p>
                <draw:g>
                  <svg:desc>Sheet2_2.E3:Sheet2_2.E3</svg:desc>
                </draw:g>
              </table:table-cell>
              <table:table-cell office:value-type="string">
                <text:p>minimum</text:p>
                <draw:g>
                  <svg:desc>Sheet2_2.F3:Sheet2_2.F3</svg:desc>
                </draw:g>
              </table:table-cell>
              <table:table-cell office:value-type="string">
                <text:p>maximum</text:p>
                <draw:g>
                  <svg:desc>Sheet2_2.G3:Sheet2_2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- cargo_local</text:p>
                <draw:g>
                  <svg:desc>Sheet2_2.D4:Sheet2_2.D42</svg:desc>
                </draw:g>
              </table:table-cell>
              <table:table-cell office:value-type="float" office:value="329">
                <text:p>329</text:p>
                <draw:g>
                  <svg:desc>Sheet2_2.E4:Sheet2_2.E42</svg:desc>
                </draw:g>
              </table:table-cell>
              <table:table-cell office:value-type="float" office:value="29">
                <text:p>29</text:p>
                <draw:g>
                  <svg:desc>Sheet2_2.F4:Sheet2_2.F42</svg:desc>
                </draw:g>
              </table:table-cell>
              <table:table-cell office:value-type="float" office:value="629">
                <text:p>629</text:p>
                <draw:g>
                  <svg:desc>Sheet2_2.G4:Sheet2_2.G42</svg:desc>
                </draw:g>
              </table:table-cell>
            </table:table-row>
            <table:table-row>
              <table:table-cell office:value-type="string">
                <text:p>100 - cargo_system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0 - deliver_package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0 - taxi</text:p>
              </table:table-cell>
              <table:table-cell office:value-type="float" office:value="5666">
                <text:p>5666</text:p>
              </table:table-cell>
              <table:table-cell office:value-type="float" office:value="0">
                <text:p>0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0 - Assassination</text:p>
              </table:table-cell>
              <table:table-cell office:value-type="float" office:value="8259">
                <text:p>8259</text:p>
              </table:table-cell>
              <table:table-cell office:value-type="float" office:value="233">
                <text:p>233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30 - sinonatrix</text:p>
              </table:table-cell>
              <table:table-cell office:value-type="float" office:value="10783.363613276">
                <text:p>10783.363613276</text:p>
              </table:table-cell>
              <table:table-cell office:value-type="float" office:value="8782.55951012179">
                <text:p>8782.55951012179</text:p>
              </table:table-cell>
              <table:table-cell office:value-type="float" office:value="12784.1677164302">
                <text:p>12784.1677164302</text:p>
              </table:table-cell>
            </table:table-row>
            <table:table-row>
              <table:table-cell office:value-type="string">
                <text:p>33 - precious_metals</text:p>
              </table:table-cell>
              <table:table-cell office:value-type="float" office:value="10999.9999999996">
                <text:p>10999.9999999996</text:p>
              </table:table-cell>
              <table:table-cell office:value-type="float" office:value="8958.99999999967">
                <text:p>8958.99999999967</text:p>
              </table:table-cell>
              <table:table-cell office:value-type="float" office:value="13040.9999999995">
                <text:p>13040.9999999995</text:p>
              </table:table-cell>
            </table:table-row>
            <table:table-row>
              <table:table-cell office:value-type="string">
                <text:p>80 - molamola</text:p>
              </table:table-cell>
              <table:table-cell office:value-type="float" office:value="13209.3313635948">
                <text:p>13209.3313635948</text:p>
              </table:table-cell>
              <table:table-cell office:value-type="float" office:value="10758.3999714951">
                <text:p>10758.3999714951</text:p>
              </table:table-cell>
              <table:table-cell office:value-type="float" office:value="15660.2627556946">
                <text:p>15660.2627556946</text:p>
              </table:table-cell>
            </table:table-row>
            <table:table-row>
              <table:table-cell office:value-type="string">
                <text:p>87 - slaves</text:p>
              </table:table-cell>
              <table:table-cell office:value-type="float" office:value="13441.2660648133">
                <text:p>13441.2660648133</text:p>
              </table:table-cell>
              <table:table-cell office:value-type="float" office:value="10947.3002431511">
                <text:p>10947.3002431511</text:p>
              </table:table-cell>
              <table:table-cell office:value-type="float" office:value="15935.2318864755">
                <text:p>15935.2318864755</text:p>
              </table:table-cell>
            </table:table-row>
            <table:table-row>
              <table:table-cell office:value-type="string">
                <text:p>96 - live_animals</text:p>
              </table:table-cell>
              <table:table-cell office:value-type="float" office:value="13729.5854468689">
                <text:p>13729.5854468689</text:p>
              </table:table-cell>
              <table:table-cell office:value-type="float" office:value="11182.123274409">
                <text:p>11182.123274409</text:p>
              </table:table-cell>
              <table:table-cell office:value-type="float" office:value="16277.0476193288">
                <text:p>16277.0476193288</text:p>
              </table:table-cell>
            </table:table-row>
            <table:table-row>
              <table:table-cell office:value-type="string">
                <text:p>112 - robots</text:p>
              </table:table-cell>
              <table:table-cell office:value-type="float" office:value="14155.4827581668">
                <text:p>14155.4827581668</text:p>
              </table:table-cell>
              <table:table-cell office:value-type="float" office:value="11528.9972754924">
                <text:p>11528.9972754924</text:p>
              </table:table-cell>
              <table:table-cell office:value-type="float" office:value="16781.9682408412">
                <text:p>16781.9682408412</text:p>
              </table:table-cell>
            </table:table-row>
            <table:table-row>
              <table:table-cell office:value-type="string">
                <text:p>115 - nerve_gas</text:p>
              </table:table-cell>
              <table:table-cell office:value-type="float" office:value="14227.6288413012">
                <text:p>14227.6288413012</text:p>
              </table:table-cell>
              <table:table-cell office:value-type="float" office:value="11587.7569808379">
                <text:p>11587.7569808379</text:p>
              </table:table-cell>
              <table:table-cell office:value-type="float" office:value="16867.5007017645">
                <text:p>16867.5007017645</text:p>
              </table:table-cell>
            </table:table-row>
            <table:table-row>
              <table:table-cell office:value-type="string">
                <text:p>140 - skipjack</text:p>
              </table:table-cell>
              <table:table-cell office:value-type="float" office:value="14830.7046655854">
                <text:p>14830.7046655854</text:p>
              </table:table-cell>
              <table:table-cell office:value-type="float" office:value="12078.9348271799">
                <text:p>12078.9348271799</text:p>
              </table:table-cell>
              <table:table-cell office:value-type="float" office:value="17582.4745039908">
                <text:p>17582.4745039908</text:p>
              </table:table-cell>
            </table:table-row>
            <table:table-row>
              <table:table-cell office:value-type="string">
                <text:p>157 - narcotics</text:p>
              </table:table-cell>
              <table:table-cell office:value-type="float" office:value="15193.6719534211">
                <text:p>15193.6719534211</text:p>
              </table:table-cell>
              <table:table-cell office:value-type="float" office:value="12374.5551846091">
                <text:p>12374.5551846091</text:p>
              </table:table-cell>
              <table:table-cell office:value-type="float" office:value="18012.7887222331">
                <text:p>18012.7887222331</text:p>
              </table:table-cell>
            </table:table-row>
            <table:table-row>
              <table:table-cell office:value-type="string">
                <text:p>166 - battle_weapons</text:p>
              </table:table-cell>
              <table:table-cell office:value-type="float" office:value="15354.4777362373">
                <text:p>15354.4777362373</text:p>
              </table:table-cell>
              <table:table-cell office:value-type="float" office:value="12505.5241853591">
                <text:p>12505.5241853591</text:p>
              </table:table-cell>
              <table:table-cell office:value-type="float" office:value="18203.4312871155">
                <text:p>18203.4312871155</text:p>
              </table:table-cell>
            </table:table-row>
            <table:table-row>
              <table:table-cell office:value-type="string">
                <text:p>182 - medicines</text:p>
              </table:table-cell>
              <table:table-cell office:value-type="float" office:value="15658.8458527332">
                <text:p>15658.8458527332</text:p>
              </table:table-cell>
              <table:table-cell office:value-type="float" office:value="12753.4181813306">
                <text:p>12753.4181813306</text:p>
              </table:table-cell>
              <table:table-cell office:value-type="float" office:value="18564.2735241358">
                <text:p>18564.2735241358</text:p>
              </table:table-cell>
            </table:table-row>
            <table:table-row>
              <table:table-cell office:value-type="string">
                <text:p>234 - computers</text:p>
              </table:table-cell>
              <table:table-cell office:value-type="float" office:value="16496.947630559">
                <text:p>16496.947630559</text:p>
              </table:table-cell>
              <table:table-cell office:value-type="float" office:value="13436.0139838344">
                <text:p>13436.0139838344</text:p>
              </table:table-cell>
              <table:table-cell office:value-type="float" office:value="19557.8812772836">
                <text:p>19557.8812772836</text:p>
              </table:table-cell>
            </table:table-row>
            <table:table-row>
              <table:table-cell office:value-type="string">
                <text:p>262 - liquor</text:p>
              </table:table-cell>
              <table:table-cell office:value-type="float" office:value="16881.7428906803">
                <text:p>16881.7428906803</text:p>
              </table:table-cell>
              <table:table-cell office:value-type="float" office:value="13749.4122325095">
                <text:p>13749.4122325095</text:p>
              </table:table-cell>
              <table:table-cell office:value-type="float" office:value="20014.0735488511">
                <text:p>20014.0735488511</text:p>
              </table:table-cell>
            </table:table-row>
            <table:table-row>
              <table:table-cell office:value-type="string">
                <text:p>360 - deneb</text:p>
              </table:table-cell>
              <table:table-cell office:value-type="float" office:value="18031.0398424039">
                <text:p>18031.0398424039</text:p>
              </table:table-cell>
              <table:table-cell office:value-type="float" office:value="14685.4623589179">
                <text:p>14685.4623589179</text:p>
              </table:table-cell>
              <table:table-cell office:value-type="float" office:value="21376.61732589">
                <text:p>21376.61732589</text:p>
              </table:table-cell>
            </table:table-row>
            <table:table-row>
              <table:table-cell office:value-type="string">
                <text:p>383 - mining_machinery</text:p>
              </table:table-cell>
              <table:table-cell office:value-type="float" office:value="18265.4336541464">
                <text:p>18265.4336541464</text:p>
              </table:table-cell>
              <table:table-cell office:value-type="float" office:value="14876.365464318">
                <text:p>14876.365464318</text:p>
              </table:table-cell>
              <table:table-cell office:value-type="float" office:value="21654.5018439748">
                <text:p>21654.5018439748</text:p>
              </table:table-cell>
            </table:table-row>
            <table:table-row>
              <table:table-cell office:value-type="string">
                <text:p>480 - ac33</text:p>
              </table:table-cell>
              <table:table-cell office:value-type="float" office:value="19136.7743705695">
                <text:p>19136.7743705695</text:p>
              </table:table-cell>
              <table:table-cell office:value-type="float" office:value="15586.0328714484">
                <text:p>15586.0328714484</text:p>
              </table:table-cell>
              <table:table-cell office:value-type="float" office:value="22687.5158696906">
                <text:p>22687.5158696906</text:p>
              </table:table-cell>
            </table:table-row>
            <table:table-row>
              <table:table-cell office:value-type="string">
                <text:p>504 - hand_weapons</text:p>
              </table:table-cell>
              <table:table-cell office:value-type="float" office:value="19331.940602996">
                <text:p>19331.940602996</text:p>
              </table:table-cell>
              <table:table-cell office:value-type="float" office:value="15744.9868965674">
                <text:p>15744.9868965674</text:p>
              </table:table-cell>
              <table:table-cell office:value-type="float" office:value="22918.8943094246">
                <text:p>22918.8943094246</text:p>
              </table:table-cell>
            </table:table-row>
            <table:table-row>
              <table:table-cell office:value-type="string">
                <text:p>517 - consumer_goods</text:p>
              </table:table-cell>
              <table:table-cell office:value-type="float" office:value="19433.6748246298">
                <text:p>19433.6748246298</text:p>
              </table:table-cell>
              <table:table-cell office:value-type="float" office:value="15827.8447958053">
                <text:p>15827.8447958053</text:p>
              </table:table-cell>
              <table:table-cell office:value-type="float" office:value="23039.5048534543">
                <text:p>23039.5048534543</text:p>
              </table:table-cell>
            </table:table-row>
            <table:table-row>
              <table:table-cell office:value-type="string">
                <text:p>550 - bluenose</text:p>
              </table:table-cell>
              <table:table-cell office:value-type="float" office:value="19683.398457092">
                <text:p>19683.398457092</text:p>
              </table:table-cell>
              <table:table-cell office:value-type="float" office:value="16031.2333433716">
                <text:p>16031.2333433716</text:p>
              </table:table-cell>
              <table:table-cell office:value-type="float" office:value="23335.5635708125">
                <text:p>23335.5635708125</text:p>
              </table:table-cell>
            </table:table-row>
            <table:table-row>
              <table:table-cell office:value-type="string">
                <text:p>655 - air_processors</text:p>
              </table:table-cell>
              <table:table-cell office:value-type="float" office:value="20406.2609517615">
                <text:p>20406.2609517615</text:p>
              </table:table-cell>
              <table:table-cell office:value-type="float" office:value="16619.9719878938">
                <text:p>16619.9719878938</text:p>
              </table:table-cell>
              <table:table-cell office:value-type="float" office:value="24192.5499156292">
                <text:p>24192.5499156292</text:p>
              </table:table-cell>
            </table:table-row>
            <table:table-row>
              <table:table-cell office:value-type="string">
                <text:p>880 - venturestar</text:p>
              </table:table-cell>
              <table:table-cell office:value-type="float" office:value="21693.4920878971">
                <text:p>21693.4920878971</text:p>
              </table:table-cell>
              <table:table-cell office:value-type="float" office:value="17668.36323777">
                <text:p>17668.36323777</text:p>
              </table:table-cell>
              <table:table-cell office:value-type="float" office:value="25718.6209380242">
                <text:p>25718.6209380242</text:p>
              </table:table-cell>
            </table:table-row>
            <table:table-row>
              <table:table-cell office:value-type="string">
                <text:p>1214 - animal_meat</text:p>
              </table:table-cell>
              <table:table-cell office:value-type="float" office:value="23187.3852937695">
                <text:p>23187.3852937695</text:p>
              </table:table-cell>
              <table:table-cell office:value-type="float" office:value="18885.0713497165">
                <text:p>18885.0713497165</text:p>
              </table:table-cell>
              <table:table-cell office:value-type="float" office:value="27489.6992378225">
                <text:p>27489.6992378225</text:p>
              </table:table-cell>
            </table:table-row>
            <table:table-row>
              <table:table-cell office:value-type="string">
                <text:p>1227 - industrial_machinery</text:p>
              </table:table-cell>
              <table:table-cell office:value-type="float" office:value="23236.0185021774">
                <text:p>23236.0185021774</text:p>
              </table:table-cell>
              <table:table-cell office:value-type="float" office:value="18924.6808873643">
                <text:p>18924.6808873643</text:p>
              </table:table-cell>
              <table:table-cell office:value-type="float" office:value="27547.3561169905">
                <text:p>27547.3561169905</text:p>
              </table:table-cell>
            </table:table-row>
            <table:table-row>
              <table:table-cell office:value-type="string">
                <text:p>1500 - storeria</text:p>
              </table:table-cell>
              <table:table-cell office:value-type="float" office:value="24223.9986774806">
                <text:p>24223.9986774806</text:p>
              </table:table-cell>
              <table:table-cell office:value-type="float" office:value="19729.345831959">
                <text:p>19729.345831959</text:p>
              </table:table-cell>
              <table:table-cell office:value-type="float" office:value="28718.6515230022">
                <text:p>28718.6515230022</text:p>
              </table:table-cell>
            </table:table-row>
            <table:table-row>
              <table:table-cell office:value-type="string">
                <text:p>1513 - fruit_and_veg</text:p>
              </table:table-cell>
              <table:table-cell office:value-type="float" office:value="24266.3037817541">
                <text:p>24266.3037817541</text:p>
              </table:table-cell>
              <table:table-cell office:value-type="float" office:value="19763.8014164304">
                <text:p>19763.8014164304</text:p>
              </table:table-cell>
              <table:table-cell office:value-type="float" office:value="28768.8061470778">
                <text:p>28768.8061470778</text:p>
              </table:table-cell>
            </table:table-row>
            <table:table-row>
              <table:table-cell office:value-type="string">
                <text:p>1600 - malabar</text:p>
              </table:table-cell>
              <table:table-cell office:value-type="float" office:value="24549.6078662532">
                <text:p>24549.6078662532</text:p>
              </table:table-cell>
              <table:table-cell office:value-type="float" office:value="19994.5397157966">
                <text:p>19994.5397157966</text:p>
              </table:table-cell>
              <table:table-cell office:value-type="float" office:value="29104.6760167099">
                <text:p>29104.6760167099</text:p>
              </table:table-cell>
            </table:table-row>
            <table:table-row>
              <table:table-cell office:value-type="string">
                <text:p>2131 - farm_machinery</text:p>
              </table:table-cell>
              <table:table-cell office:value-type="float" office:value="26050.1361083526">
                <text:p>26050.1361083526</text:p>
              </table:table-cell>
              <table:table-cell office:value-type="float" office:value="21216.6517631573">
                <text:p>21216.6517631573</text:p>
              </table:table-cell>
              <table:table-cell office:value-type="float" office:value="30883.6204535478">
                <text:p>30883.6204535478</text:p>
              </table:table-cell>
            </table:table-row>
            <table:table-row>
              <table:table-cell office:value-type="string">
                <text:p>2500 - nerodia</text:p>
              </table:table-cell>
              <table:table-cell office:value-type="float" office:value="26924.2141083272">
                <text:p>26924.2141083272</text:p>
              </table:table-cell>
              <table:table-cell office:value-type="float" office:value="21928.5485633185">
                <text:p>21928.5485633185</text:p>
              </table:table-cell>
              <table:table-cell office:value-type="float" office:value="31919.8796533359">
                <text:p>31919.8796533359</text:p>
              </table:table-cell>
            </table:table-row>
            <table:table-row>
              <table:table-cell office:value-type="string">
                <text:p>2769 - textiles</text:p>
              </table:table-cell>
              <table:table-cell office:value-type="float" office:value="27499.9999999994">
                <text:p>27499.9999999994</text:p>
              </table:table-cell>
              <table:table-cell office:value-type="float" office:value="22397.4999999995">
                <text:p>22397.4999999995</text:p>
              </table:table-cell>
              <table:table-cell office:value-type="float" office:value="32602.4999999993">
                <text:p>32602.4999999993</text:p>
              </table:table-cell>
            </table:table-row>
            <table:table-row>
              <table:table-cell office:value-type="string">
                <text:p>2800 - lodos</text:p>
              </table:table-cell>
              <table:table-cell office:value-type="float" office:value="27562.9381910856">
                <text:p>27562.9381910856</text:p>
              </table:table-cell>
              <table:table-cell office:value-type="float" office:value="22448.7602958124">
                <text:p>22448.7602958124</text:p>
              </table:table-cell>
              <table:table-cell office:value-type="float" office:value="32677.1160863588">
                <text:p>32677.1160863588</text:p>
              </table:table-cell>
            </table:table-row>
            <table:table-row>
              <table:table-cell office:value-type="string">
                <text:p>2900 - vatakara</text:p>
              </table:table-cell>
              <table:table-cell office:value-type="float" office:value="27763.7696987312">
                <text:p>27763.7696987312</text:p>
              </table:table-cell>
              <table:table-cell office:value-type="float" office:value="22612.3284300848">
                <text:p>22612.3284300848</text:p>
              </table:table-cell>
              <table:table-cell office:value-type="float" office:value="32915.2109673776">
                <text:p>32915.2109673776</text:p>
              </table:table-cell>
            </table:table-row>
            <table:table-row>
              <table:table-cell office:value-type="string">
                <text:p>3100 - dsminer</text:p>
              </table:table-cell>
              <table:table-cell office:value-type="float" office:value="28149.4938613163">
                <text:p>28149.4938613163</text:p>
              </table:table-cell>
              <table:table-cell office:value-type="float" office:value="22926.4832275939">
                <text:p>22926.4832275939</text:p>
              </table:table-cell>
              <table:table-cell office:value-type="float" office:value="33372.5044950388">
                <text:p>33372.5044950388</text:p>
              </table:table-cell>
            </table:table-row>
            <table:table-row>
              <table:table-cell office:value-type="string">
                <text:p>3954 - military_fuel</text:p>
              </table:table-cell>
              <table:table-cell office:value-type="float" office:value="29603.5410661117">
                <text:p>29603.5410661117</text:p>
              </table:table-cell>
              <table:table-cell office:value-type="float" office:value="24110.738582845">
                <text:p>24110.738582845</text:p>
              </table:table-cell>
              <table:table-cell office:value-type="float" office:value="35096.3435493784">
                <text:p>35096.3435493784</text:p>
              </table:table-cell>
            </table:table-row>
            <table:table-row>
              <table:table-cell office:value-type="string">
                <text:p>4662 - metal_alloys</text:p>
              </table:table-cell>
              <table:table-cell office:value-type="float" office:value="30629.5870104985">
                <text:p>30629.5870104985</text:p>
              </table:table-cell>
              <table:table-cell office:value-type="float" office:value="24946.406366096">
                <text:p>24946.406366096</text:p>
              </table:table-cell>
              <table:table-cell office:value-type="float" office:value="36312.767654901">
                <text:p>36312.767654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19cm" svg:height="12.61cm" xlink:href=".." xlink:type="simple" chart:class="chart:scatter" chart:style-name="ch1">
        <chart:legend chart:legend-position="end" svg:x="19.267cm" svg:y="6.005cm" style:legend-expansion="high" chart:style-name="ch2"/>
        <chart:plot-area chart:style-name="ch3" table:cell-range-address="Sheet1.O9:Sheet1.P31" chart:data-source-has-labels="column" svg:x="0.442cm" svg:y="0.252cm" svg:width="18.383cm" svg:height="12.106cm">
          <chart:coordinate-region svg:x="1.169cm" svg:y="0.453cm" svg:width="17.469cm" svg:height="11.257cm"/>
          <chart:axis chart:dimension="x" chart:name="primary-x" chart:style-name="ch4" chartooo:axis-type="auto">
            <chart:categories table:cell-range-address="Sheet1.O9:Sheet1.O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9:Sheet1.P31" chart:class="chart:scatte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plastics</text:p>
                <draw:g>
                  <svg:desc>Sheet1.O9:Sheet1.O31</svg:desc>
                </draw:g>
              </table:table-cell>
              <table:table-cell office:value-type="float" office:value="1.55630250076729">
                <text:p>1.55630250076729</text:p>
                <draw:g>
                  <svg:desc>Sheet1.P9:Sheet1.P31</svg:desc>
                </draw:g>
              </table:table-cell>
            </table:table-row>
            <table:table-row>
              <table:table-cell office:value-type="string">
                <text:p>grain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metal_alloys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metal_ore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military_fuel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string">
                <text:p>textiles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string">
                <text:p>farm_machinery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string">
                <text:p>fruit_and_veg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industrial_machinery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string">
                <text:p>animal_meat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string">
                <text:p>air_processors</text:p>
              </table:table-cell>
              <table:table-cell office:value-type="float" office:value="2.3096301674259">
                <text:p>2.3096301674259</text:p>
              </table:table-cell>
            </table:table-row>
            <table:table-row>
              <table:table-cell office:value-type="string">
                <text:p>consumer_goods</text:p>
              </table:table-cell>
              <table:table-cell office:value-type="float" office:value="2.39093510710338">
                <text:p>2.39093510710338</text:p>
              </table:table-cell>
            </table:table-row>
            <table:table-row>
              <table:table-cell office:value-type="string">
                <text:p>hand_weapons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mining_machinery</text:p>
              </table:table-cell>
              <table:table-cell office:value-type="float" office:value="2.49415459401844">
                <text:p>2.49415459401844</text:p>
              </table:table-cell>
            </table:table-row>
            <table:table-row>
              <table:table-cell office:value-type="string">
                <text:p>liquor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string">
                <text:p>computers</text:p>
              </table:table-cell>
              <table:table-cell office:value-type="float" office:value="2.66370092538965">
                <text:p>2.66370092538965</text:p>
              </table:table-cell>
            </table:table-row>
            <table:table-row>
              <table:table-cell office:value-type="string">
                <text:p>medicines</text:p>
              </table:table-cell>
              <table:table-cell office:value-type="float" office:value="2.75050839485135">
                <text:p>2.75050839485135</text:p>
              </table:table-cell>
            </table:table-row>
            <table:table-row>
              <table:table-cell office:value-type="string">
                <text:p>battle_weapons</text:p>
              </table:table-cell>
              <table:table-cell office:value-type="float" office:value="2.78318869107526">
                <text:p>2.78318869107526</text:p>
              </table:table-cell>
            </table:table-row>
            <table:table-row>
              <table:table-cell office:value-type="string">
                <text:p>narcotics</text:p>
              </table:table-cell>
              <table:table-cell office:value-type="float" office:value="2.80071707828238">
                <text:p>2.80071707828238</text:p>
              </table:table-cell>
            </table:table-row>
            <table:table-row>
              <table:table-cell office:value-type="string">
                <text:p>nerve_gas</text:p>
              </table:table-cell>
              <table:table-cell office:value-type="float" office:value="2.91009054559407">
                <text:p>2.91009054559407</text:p>
              </table:table-cell>
            </table:table-row>
            <table:table-row>
              <table:table-cell office:value-type="string">
                <text:p>robots</text:p>
              </table:table-cell>
              <table:table-cell office:value-type="float" office:value="2.91855453055027">
                <text:p>2.91855453055027</text:p>
              </table:table-cell>
            </table:table-row>
            <table:table-row>
              <table:table-cell office:value-type="string">
                <text:p>live_animals</text:p>
              </table:table-cell>
              <table:table-cell office:value-type="float" office:value="2.96941591235398">
                <text:p>2.96941591235398</text:p>
              </table:table-cell>
            </table:table-row>
            <table:table-row>
              <table:table-cell office:value-type="string">
                <text:p>slaves</text:p>
              </table:table-cell>
              <table:table-cell office:value-type="float" office:value="3.004751155591">
                <text:p>3.004751155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